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4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4795099" table:style-name="ce1">
            <text:p>4795099</text:p>
          </table:table-cell>
          <table:table-cell office:value-type="float" office:value="4770637" table:style-name="ce1">
            <text:p>4770637</text:p>
          </table:table-cell>
          <table:table-cell office:value-type="float" office:value="4930812" table:style-name="ce1">
            <text:p>4930812</text:p>
          </table:table-cell>
          <table:table-cell office:value-type="float" office:value="4818107" table:style-name="ce1">
            <text:p>4818107</text:p>
          </table:table-cell>
          <table:table-cell office:value-type="float" office:value="4828591" table:style-name="ce1">
            <text:p>4828591</text:p>
          </table:table-cell>
          <table:table-cell office:value-type="float" office:value="5125354" table:style-name="ce1">
            <text:p>5125354</text:p>
          </table:table-cell>
          <table:table-cell office:value-type="float" office:value="4947704" table:style-name="ce1">
            <text:p>4947704</text:p>
          </table:table-cell>
          <table:table-cell office:value-type="float" office:value="4835872" table:style-name="ce1">
            <text:p>4835872</text:p>
          </table:table-cell>
          <table:table-cell office:value-type="float" office:value="4777917" table:style-name="ce1">
            <text:p>4777917</text:p>
          </table:table-cell>
          <table:table-cell office:value-type="float" office:value="4802380" table:style-name="ce1">
            <text:p>4802380</text:p>
          </table:table-cell>
          <table:table-cell office:value-type="float" office:value="4951781" table:style-name="ce1">
            <text:p>4951781</text:p>
          </table:table-cell>
          <table:table-cell office:value-type="float" office:value="4811990" table:style-name="ce1">
            <text:p>4811990</text:p>
          </table:table-cell>
          <table:table-cell office:value-type="float" office:value="4944792" table:style-name="ce1">
            <text:p>4944792</text:p>
          </table:table-cell>
          <table:table-cell office:value-type="float" office:value="4775005" table:style-name="ce1">
            <text:p>4775005</text:p>
          </table:table-cell>
          <table:table-cell office:value-type="float" office:value="4817233" table:style-name="ce1">
            <text:p>4817233</text:p>
          </table:table-cell>
          <table:table-cell office:value-type="float" office:value="4829465" table:style-name="ce1">
            <text:p>4829465</text:p>
          </table:table-cell>
          <table:table-cell office:value-type="float" office:value="4785197" table:style-name="ce1">
            <text:p>4785197</text:p>
          </table:table-cell>
          <table:table-cell office:value-type="float" office:value="4843443" table:style-name="ce1">
            <text:p>4843443</text:p>
          </table:table-cell>
          <table:table-cell office:value-type="float" office:value="4829464" table:style-name="ce1">
            <text:p>4829464</text:p>
          </table:table-cell>
          <table:table-cell office:value-type="float" office:value="4946248" table:style-name="ce1">
            <text:p>4946248</text:p>
          </table:table-cell>
          <table:table-cell office:value-type="float" office:value="4850725" table:style-name="ce1">
            <text:p>4850725</text:p>
          </table:table-cell>
          <table:table-cell office:value-type="float" office:value="4951490" table:style-name="ce1">
            <text:p>4951490</text:p>
          </table:table-cell>
          <table:table-cell office:value-type="float" office:value="4815195" table:style-name="ce1">
            <text:p>4815195</text:p>
          </table:table-cell>
          <table:table-cell office:value-type="float" office:value="4931104" table:style-name="ce1">
            <text:p>4931104</text:p>
          </table:table-cell>
          <table:table-cell office:value-type="float" office:value="5102347" table:style-name="ce1">
            <text:p>5102347</text:p>
          </table:table-cell>
          <table:table-cell office:value-type="float" office:value="4767724" table:style-name="ce1">
            <text:p>4767724</text:p>
          </table:table-cell>
          <table:table-cell office:value-type="float" office:value="4782577" table:style-name="ce1">
            <text:p>4782577</text:p>
          </table:table-cell>
          <table:table-cell office:value-type="float" office:value="4855384" table:style-name="ce1">
            <text:p>4855384</text:p>
          </table:table-cell>
          <table:table-cell office:value-type="float" office:value="4944500" table:style-name="ce1">
            <text:p>4944500</text:p>
          </table:table-cell>
          <table:table-cell office:value-type="float" office:value="4858879" table:style-name="ce1">
            <text:p>4858879</text:p>
          </table:table-cell>
          <table:table-cell office:value-type="float" office:value="4867567.2" table:formula="of:=AVERAGE([.B2:.AE2])" table:style-name="ce1">
            <text:p>4867567.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3544850" table:style-name="ce1">
            <text:p>3544850</text:p>
          </table:table-cell>
          <table:table-cell office:value-type="float" office:value="3587952" table:style-name="ce1">
            <text:p>3587952</text:p>
          </table:table-cell>
          <table:table-cell office:value-type="float" office:value="3647362" table:style-name="ce1">
            <text:p>3647362</text:p>
          </table:table-cell>
          <table:table-cell office:value-type="float" office:value="3591738" table:style-name="ce1">
            <text:p>3591738</text:p>
          </table:table-cell>
          <table:table-cell office:value-type="float" office:value="3650566" table:style-name="ce1">
            <text:p>3650566</text:p>
          </table:table-cell>
          <table:table-cell office:value-type="float" office:value="3705026" table:style-name="ce1">
            <text:p>3705026</text:p>
          </table:table-cell>
          <table:table-cell office:value-type="float" office:value="3610958" table:style-name="ce1">
            <text:p>3610958</text:p>
          </table:table-cell>
          <table:table-cell office:value-type="float" office:value="3559993" table:style-name="ce1">
            <text:p>3559993</text:p>
          </table:table-cell>
          <table:table-cell office:value-type="float" office:value="3695707" table:style-name="ce1">
            <text:p>3695707</text:p>
          </table:table-cell>
          <table:table-cell office:value-type="float" office:value="4022175" table:style-name="ce1">
            <text:p>4022175</text:p>
          </table:table-cell>
          <table:table-cell office:value-type="float" office:value="3573973" table:style-name="ce1">
            <text:p>3573973</text:p>
          </table:table-cell>
          <table:table-cell office:value-type="float" office:value="3616201" table:style-name="ce1">
            <text:p>3616201</text:p>
          </table:table-cell>
          <table:table-cell office:value-type="float" office:value="3640665" table:style-name="ce1">
            <text:p>3640665</text:p>
          </table:table-cell>
          <table:table-cell office:value-type="float" office:value="3590864" table:style-name="ce1">
            <text:p>3590864</text:p>
          </table:table-cell>
          <table:table-cell office:value-type="float" office:value="3359919" table:style-name="ce1">
            <text:p>3359919</text:p>
          </table:table-cell>
          <table:table-cell office:value-type="float" office:value="3463888" table:style-name="ce1">
            <text:p>3463888</text:p>
          </table:table-cell>
          <table:table-cell office:value-type="float" office:value="3576593" table:style-name="ce1">
            <text:p>3576593</text:p>
          </table:table-cell>
          <table:table-cell office:value-type="float" office:value="3536404" table:style-name="ce1">
            <text:p>3536404</text:p>
          </table:table-cell>
          <table:table-cell office:value-type="float" office:value="3755991" table:style-name="ce1">
            <text:p>3755991</text:p>
          </table:table-cell>
          <table:table-cell office:value-type="float" office:value="3422533" table:style-name="ce1">
            <text:p>3422533</text:p>
          </table:table-cell>
          <table:table-cell office:value-type="float" office:value="3458645" table:style-name="ce1">
            <text:p>3458645</text:p>
          </table:table-cell>
          <table:table-cell office:value-type="float" office:value="3536987" table:style-name="ce1">
            <text:p>3536987</text:p>
          </table:table-cell>
          <table:table-cell office:value-type="float" office:value="3425445" table:style-name="ce1">
            <text:p>3425445</text:p>
          </table:table-cell>
          <table:table-cell office:value-type="float" office:value="3934516" table:style-name="ce1">
            <text:p>3934516</text:p>
          </table:table-cell>
          <table:table-cell office:value-type="float" office:value="3665419" table:style-name="ce1">
            <text:p>3665419</text:p>
          </table:table-cell>
          <table:table-cell office:value-type="float" office:value="4336704" table:style-name="ce1">
            <text:p>4336704</text:p>
          </table:table-cell>
          <table:table-cell office:value-type="float" office:value="3323223" table:style-name="ce1">
            <text:p>3323223</text:p>
          </table:table-cell>
          <table:table-cell office:value-type="float" office:value="3581836" table:style-name="ce1">
            <text:p>3581836</text:p>
          </table:table-cell>
          <table:table-cell office:value-type="float" office:value="3385838" table:style-name="ce1">
            <text:p>3385838</text:p>
          </table:table-cell>
          <table:table-cell office:value-type="float" office:value="3327883" table:style-name="ce1">
            <text:p>3327883</text:p>
          </table:table-cell>
          <table:table-cell office:value-type="float" office:value="3604328.4666666668" table:formula="of:=AVERAGE([.B3:.AE3])" table:style-name="ce1">
            <text:p>3604328.4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3260609" table:style-name="ce1">
            <text:p>3260609</text:p>
          </table:table-cell>
          <table:table-cell office:value-type="float" office:value="3603678" table:style-name="ce1">
            <text:p>3603678</text:p>
          </table:table-cell>
          <table:table-cell office:value-type="float" office:value="3707939" table:style-name="ce1">
            <text:p>3707939</text:p>
          </table:table-cell>
          <table:table-cell office:value-type="float" office:value="3677360" table:style-name="ce1">
            <text:p>3677360</text:p>
          </table:table-cell>
          <table:table-cell office:value-type="float" office:value="3676777" table:style-name="ce1">
            <text:p>3676777</text:p>
          </table:table-cell>
          <table:table-cell office:value-type="float" office:value="3776086" table:style-name="ce1">
            <text:p>3776086</text:p>
          </table:table-cell>
          <table:table-cell office:value-type="float" office:value="3500583" table:style-name="ce1">
            <text:p>3500583</text:p>
          </table:table-cell>
          <table:table-cell office:value-type="float" office:value="3645324" table:style-name="ce1">
            <text:p>3645324</text:p>
          </table:table-cell>
          <table:table-cell office:value-type="float" office:value="3433891" table:style-name="ce1">
            <text:p>3433891</text:p>
          </table:table-cell>
          <table:table-cell office:value-type="float" office:value="3818023" table:style-name="ce1">
            <text:p>3818023</text:p>
          </table:table-cell>
          <table:table-cell office:value-type="float" office:value="4003537" table:style-name="ce1">
            <text:p>4003537</text:p>
          </table:table-cell>
          <table:table-cell office:value-type="float" office:value="3769388" table:style-name="ce1">
            <text:p>3769388</text:p>
          </table:table-cell>
          <table:table-cell office:value-type="float" office:value="3241679" table:style-name="ce1">
            <text:p>3241679</text:p>
          </table:table-cell>
          <table:table-cell office:value-type="float" office:value="3929855" table:style-name="ce1">
            <text:p>3929855</text:p>
          </table:table-cell>
          <table:table-cell office:value-type="float" office:value="3882968" table:style-name="ce1">
            <text:p>3882968</text:p>
          </table:table-cell>
          <table:table-cell office:value-type="float" office:value="3840448" table:style-name="ce1">
            <text:p>3840448</text:p>
          </table:table-cell>
          <table:table-cell office:value-type="float" office:value="3785114" table:style-name="ce1">
            <text:p>3785114</text:p>
          </table:table-cell>
          <table:table-cell office:value-type="float" office:value="3600183" table:style-name="ce1">
            <text:p>3600183</text:p>
          </table:table-cell>
          <table:table-cell office:value-type="float" office:value="3928108" table:style-name="ce1">
            <text:p>3928108</text:p>
          </table:table-cell>
          <table:table-cell office:value-type="float" office:value="3656973" table:style-name="ce1">
            <text:p>3656973</text:p>
          </table:table-cell>
          <table:table-cell office:value-type="float" office:value="3918206" table:style-name="ce1">
            <text:p>3918206</text:p>
          </table:table-cell>
          <table:table-cell office:value-type="float" office:value="3786570" table:style-name="ce1">
            <text:p>3786570</text:p>
          </table:table-cell>
          <table:table-cell office:value-type="float" office:value="3613580" table:style-name="ce1">
            <text:p>3613580</text:p>
          </table:table-cell>
          <table:table-cell office:value-type="float" office:value="5130305" table:style-name="ce1">
            <text:p>5130305</text:p>
          </table:table-cell>
          <table:table-cell office:value-type="float" office:value="3700949" table:style-name="ce1">
            <text:p>3700949</text:p>
          </table:table-cell>
          <table:table-cell office:value-type="float" office:value="3964221" table:style-name="ce1">
            <text:p>3964221</text:p>
          </table:table-cell>
          <table:table-cell office:value-type="float" office:value="3813655" table:style-name="ce1">
            <text:p>3813655</text:p>
          </table:table-cell>
          <table:table-cell office:value-type="float" office:value="3875395" table:style-name="ce1">
            <text:p>3875395</text:p>
          </table:table-cell>
          <table:table-cell office:value-type="float" office:value="3815402" table:style-name="ce1">
            <text:p>3815402</text:p>
          </table:table-cell>
          <table:table-cell office:value-type="float" office:value="3877726" table:style-name="ce1">
            <text:p>3877726</text:p>
          </table:table-cell>
          <table:table-cell office:value-type="float" office:value="3774484.4" table:formula="of:=AVERAGE([.B4:.AE4])" table:style-name="ce1">
            <text:p>3774484.4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3273715" table:style-name="ce1">
            <text:p>3273715</text:p>
          </table:table-cell>
          <table:table-cell office:value-type="float" office:value="3516018" table:style-name="ce1">
            <text:p>3516018</text:p>
          </table:table-cell>
          <table:table-cell office:value-type="float" office:value="3737644" table:style-name="ce1">
            <text:p>3737644</text:p>
          </table:table-cell>
          <table:table-cell office:value-type="float" office:value="3803461" table:style-name="ce1">
            <text:p>3803461</text:p>
          </table:table-cell>
          <table:table-cell office:value-type="float" office:value="3108296" table:style-name="ce1">
            <text:p>3108296</text:p>
          </table:table-cell>
          <table:table-cell office:value-type="float" office:value="3344193" table:style-name="ce1">
            <text:p>3344193</text:p>
          </table:table-cell>
          <table:table-cell office:value-type="float" office:value="3319146" table:style-name="ce1">
            <text:p>3319146</text:p>
          </table:table-cell>
          <table:table-cell office:value-type="float" office:value="3486021" table:style-name="ce1">
            <text:p>3486021</text:p>
          </table:table-cell>
          <table:table-cell office:value-type="float" office:value="3366326" table:style-name="ce1">
            <text:p>3366326</text:p>
          </table:table-cell>
          <table:table-cell office:value-type="float" office:value="3467965" table:style-name="ce1">
            <text:p>3467965</text:p>
          </table:table-cell>
          <table:table-cell office:value-type="float" office:value="3468839" table:style-name="ce1">
            <text:p>3468839</text:p>
          </table:table-cell>
          <table:table-cell office:value-type="float" office:value="3301672" table:style-name="ce1">
            <text:p>3301672</text:p>
          </table:table-cell>
          <table:table-cell office:value-type="float" office:value="3462432" table:style-name="ce1">
            <text:p>3462432</text:p>
          </table:table-cell>
          <table:table-cell office:value-type="float" office:value="3461849" table:style-name="ce1">
            <text:p>3461849</text:p>
          </table:table-cell>
          <table:table-cell office:value-type="float" office:value="3458937" table:style-name="ce1">
            <text:p>3458937</text:p>
          </table:table-cell>
          <table:table-cell office:value-type="float" office:value="3889666" table:style-name="ce1">
            <text:p>3889666</text:p>
          </table:table-cell>
          <table:table-cell office:value-type="float" office:value="3467382" table:style-name="ce1">
            <text:p>3467382</text:p>
          </table:table-cell>
          <table:table-cell office:value-type="float" office:value="3513106" table:style-name="ce1">
            <text:p>3513106</text:p>
          </table:table-cell>
          <table:table-cell office:value-type="float" office:value="3391080" table:style-name="ce1">
            <text:p>3391080</text:p>
          </table:table-cell>
          <table:table-cell office:value-type="float" office:value="3416418" table:style-name="ce1">
            <text:p>3416418</text:p>
          </table:table-cell>
          <table:table-cell office:value-type="float" office:value="3240223" table:style-name="ce1">
            <text:p>3240223</text:p>
          </table:table-cell>
          <table:table-cell office:value-type="float" office:value="3403895" table:style-name="ce1">
            <text:p>3403895</text:p>
          </table:table-cell>
          <table:table-cell office:value-type="float" office:value="3323515" table:style-name="ce1">
            <text:p>3323515</text:p>
          </table:table-cell>
          <table:table-cell office:value-type="float" office:value="3814238" table:style-name="ce1">
            <text:p>3814238</text:p>
          </table:table-cell>
          <table:table-cell office:value-type="float" office:value="3294683" table:style-name="ce1">
            <text:p>3294683</text:p>
          </table:table-cell>
          <table:table-cell office:value-type="float" office:value="3655517" table:style-name="ce1">
            <text:p>3655517</text:p>
          </table:table-cell>
          <table:table-cell office:value-type="float" office:value="3196248" table:style-name="ce1">
            <text:p>3196248</text:p>
          </table:table-cell>
          <table:table-cell office:value-type="float" office:value="3519512" table:style-name="ce1">
            <text:p>3519512</text:p>
          </table:table-cell>
          <table:table-cell office:value-type="float" office:value="3381178" table:style-name="ce1">
            <text:p>3381178</text:p>
          </table:table-cell>
          <table:table-cell office:value-type="float" office:value="3549800" table:style-name="ce1">
            <text:p>3549800</text:p>
          </table:table-cell>
          <table:table-cell office:value-type="float" office:value="3454432.5" table:formula="of:=AVERAGE([.B5:.AE5])" table:style-name="ce1">
            <text:p>3454432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3250416" table:style-name="ce1">
            <text:p>3250416</text:p>
          </table:table-cell>
          <table:table-cell office:value-type="float" office:value="3177026" table:style-name="ce1">
            <text:p>3177026</text:p>
          </table:table-cell>
          <table:table-cell office:value-type="float" office:value="3312157" table:style-name="ce1">
            <text:p>3312157</text:p>
          </table:table-cell>
          <table:table-cell office:value-type="float" office:value="3319438" table:style-name="ce1">
            <text:p>3319438</text:p>
          </table:table-cell>
          <table:table-cell office:value-type="float" office:value="3225661" table:style-name="ce1">
            <text:p>3225661</text:p>
          </table:table-cell>
          <table:table-cell office:value-type="float" office:value="3235273" table:style-name="ce1">
            <text:p>3235273</text:p>
          </table:table-cell>
          <table:table-cell office:value-type="float" office:value="3399526" table:style-name="ce1">
            <text:p>3399526</text:p>
          </table:table-cell>
          <table:table-cell office:value-type="float" office:value="3301673" table:style-name="ce1">
            <text:p>3301673</text:p>
          </table:table-cell>
          <table:table-cell office:value-type="float" office:value="3155767" table:style-name="ce1">
            <text:p>3155767</text:p>
          </table:table-cell>
          <table:table-cell office:value-type="float" office:value="3273715" table:style-name="ce1">
            <text:p>3273715</text:p>
          </table:table-cell>
          <table:table-cell office:value-type="float" office:value="3420495" table:style-name="ce1">
            <text:p>3420495</text:p>
          </table:table-cell>
          <table:table-cell office:value-type="float" office:value="3061117" table:style-name="ce1">
            <text:p>3061117</text:p>
          </table:table-cell>
          <table:table-cell office:value-type="float" office:value="3353803" table:style-name="ce1">
            <text:p>3353803</text:p>
          </table:table-cell>
          <table:table-cell office:value-type="float" office:value="3356715" table:style-name="ce1">
            <text:p>3356715</text:p>
          </table:table-cell>
          <table:table-cell office:value-type="float" office:value="3043935" table:style-name="ce1">
            <text:p>3043935</text:p>
          </table:table-cell>
          <table:table-cell office:value-type="float" office:value="3404768" table:style-name="ce1">
            <text:p>3404768</text:p>
          </table:table-cell>
          <table:table-cell office:value-type="float" office:value="3200325" table:style-name="ce1">
            <text:p>3200325</text:p>
          </table:table-cell>
          <table:table-cell office:value-type="float" office:value="3100724" table:style-name="ce1">
            <text:p>3100724</text:p>
          </table:table-cell>
          <table:table-cell office:value-type="float" office:value="3195083" table:style-name="ce1">
            <text:p>3195083</text:p>
          </table:table-cell>
          <table:table-cell office:value-type="float" office:value="3324098" table:style-name="ce1">
            <text:p>3324098</text:p>
          </table:table-cell>
          <table:table-cell office:value-type="float" office:value="3366034" table:style-name="ce1">
            <text:p>3366034</text:p>
          </table:table-cell>
          <table:table-cell office:value-type="float" office:value="3349144" table:style-name="ce1">
            <text:p>3349144</text:p>
          </table:table-cell>
          <table:table-cell office:value-type="float" office:value="3418456" table:style-name="ce1">
            <text:p>3418456</text:p>
          </table:table-cell>
          <table:table-cell office:value-type="float" office:value="3231487" table:style-name="ce1">
            <text:p>3231487</text:p>
          </table:table-cell>
          <table:table-cell office:value-type="float" office:value="3074513" table:style-name="ce1">
            <text:p>3074513</text:p>
          </table:table-cell>
          <table:table-cell office:value-type="float" office:value="3297595" table:style-name="ce1">
            <text:p>3297595</text:p>
          </table:table-cell>
          <table:table-cell office:value-type="float" office:value="3324680" table:style-name="ce1">
            <text:p>3324680</text:p>
          </table:table-cell>
          <table:table-cell office:value-type="float" office:value="3333417" table:style-name="ce1">
            <text:p>3333417</text:p>
          </table:table-cell>
          <table:table-cell office:value-type="float" office:value="3092278" table:style-name="ce1">
            <text:p>3092278</text:p>
          </table:table-cell>
          <table:table-cell office:value-type="float" office:value="3171493" table:style-name="ce1">
            <text:p>3171493</text:p>
          </table:table-cell>
          <table:table-cell office:value-type="float" office:value="3259027.0666666669" table:formula="of:=AVERAGE([.B6:.AE6])" table:style-name="ce1">
            <text:p>3259027.0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3103636" table:style-name="ce1">
            <text:p>3103636</text:p>
          </table:table-cell>
          <table:table-cell office:value-type="float" office:value="3108005" table:style-name="ce1">
            <text:p>3108005</text:p>
          </table:table-cell>
          <table:table-cell office:value-type="float" office:value="2911716" table:style-name="ce1">
            <text:p>2911716</text:p>
          </table:table-cell>
          <table:table-cell office:value-type="float" office:value="3036654" table:style-name="ce1">
            <text:p>3036654</text:p>
          </table:table-cell>
          <table:table-cell office:value-type="float" office:value="2997920" table:style-name="ce1">
            <text:p>2997920</text:p>
          </table:table-cell>
          <table:table-cell office:value-type="float" office:value="2972874" table:style-name="ce1">
            <text:p>2972874</text:p>
          </table:table-cell>
          <table:table-cell office:value-type="float" office:value="3048594" table:style-name="ce1">
            <text:p>3048594</text:p>
          </table:table-cell>
          <table:table-cell office:value-type="float" office:value="3092570" table:style-name="ce1">
            <text:p>3092570</text:p>
          </table:table-cell>
          <table:table-cell office:value-type="float" office:value="3132760" table:style-name="ce1">
            <text:p>3132760</text:p>
          </table:table-cell>
          <table:table-cell office:value-type="float" office:value="3209936" table:style-name="ce1">
            <text:p>3209936</text:p>
          </table:table-cell>
          <table:table-cell office:value-type="float" office:value="2997046" table:style-name="ce1">
            <text:p>2997046</text:p>
          </table:table-cell>
          <table:table-cell office:value-type="float" office:value="3129847" table:style-name="ce1">
            <text:p>3129847</text:p>
          </table:table-cell>
          <table:table-cell office:value-type="float" office:value="3373315" table:style-name="ce1">
            <text:p>3373315</text:p>
          </table:table-cell>
          <table:table-cell office:value-type="float" office:value="3213722" table:style-name="ce1">
            <text:p>3213722</text:p>
          </table:table-cell>
          <table:table-cell office:value-type="float" office:value="2901814" table:style-name="ce1">
            <text:p>2901814</text:p>
          </table:table-cell>
          <table:table-cell office:value-type="float" office:value="3177318" table:style-name="ce1">
            <text:p>3177318</text:p>
          </table:table-cell>
          <table:table-cell office:value-type="float" office:value="3154020" table:style-name="ce1">
            <text:p>3154020</text:p>
          </table:table-cell>
          <table:table-cell office:value-type="float" office:value="2903271" table:style-name="ce1">
            <text:p>2903271</text:p>
          </table:table-cell>
          <table:table-cell office:value-type="float" office:value="3186928" table:style-name="ce1">
            <text:p>3186928</text:p>
          </table:table-cell>
          <table:table-cell office:value-type="float" office:value="3014229" table:style-name="ce1">
            <text:p>3014229</text:p>
          </table:table-cell>
          <table:table-cell office:value-type="float" office:value="3018889" table:style-name="ce1">
            <text:p>3018889</text:p>
          </table:table-cell>
          <table:table-cell office:value-type="float" office:value="3040148" table:style-name="ce1">
            <text:p>3040148</text:p>
          </table:table-cell>
          <table:table-cell office:value-type="float" office:value="3018889" table:style-name="ce1">
            <text:p>3018889</text:p>
          </table:table-cell>
          <table:table-cell office:value-type="float" office:value="3186929" table:style-name="ce1">
            <text:p>3186929</text:p>
          </table:table-cell>
          <table:table-cell office:value-type="float" office:value="3188385" table:style-name="ce1">
            <text:p>3188385</text:p>
          </table:table-cell>
          <table:table-cell office:value-type="float" office:value="3012772" table:style-name="ce1">
            <text:p>3012772</text:p>
          </table:table-cell>
          <table:table-cell office:value-type="float" office:value="2934723" table:style-name="ce1">
            <text:p>2934723</text:p>
          </table:table-cell>
          <table:table-cell office:value-type="float" office:value="3031994" table:style-name="ce1">
            <text:p>3031994</text:p>
          </table:table-cell>
          <table:table-cell office:value-type="float" office:value="3318856" table:style-name="ce1">
            <text:p>3318856</text:p>
          </table:table-cell>
          <table:table-cell office:value-type="float" office:value="3061991" table:style-name="ce1">
            <text:p>3061991</text:p>
          </table:table-cell>
          <table:table-cell office:value-type="float" office:value="3082658.3666666667" table:formula="of:=AVERAGE([.B7:.AE7])" table:style-name="ce1">
            <text:p>3082658.3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2908512" table:style-name="ce1">
            <text:p>2908512</text:p>
          </table:table-cell>
          <table:table-cell office:value-type="float" office:value="3110044" table:style-name="ce1">
            <text:p>3110044</text:p>
          </table:table-cell>
          <table:table-cell office:value-type="float" office:value="2905600" table:style-name="ce1">
            <text:p>2905600</text:p>
          </table:table-cell>
          <table:table-cell office:value-type="float" office:value="2815610" table:style-name="ce1">
            <text:p>2815610</text:p>
          </table:table-cell>
          <table:table-cell office:value-type="float" office:value="3200033" table:style-name="ce1">
            <text:p>3200033</text:p>
          </table:table-cell>
          <table:table-cell office:value-type="float" office:value="2912299" table:style-name="ce1">
            <text:p>2912299</text:p>
          </table:table-cell>
          <table:table-cell office:value-type="float" office:value="3143244" table:style-name="ce1">
            <text:p>3143244</text:p>
          </table:table-cell>
          <table:table-cell office:value-type="float" office:value="3160427" table:style-name="ce1">
            <text:p>3160427</text:p>
          </table:table-cell>
          <table:table-cell office:value-type="float" office:value="2899193" table:style-name="ce1">
            <text:p>2899193</text:p>
          </table:table-cell>
          <table:table-cell office:value-type="float" office:value="2955983" table:style-name="ce1">
            <text:p>2955983</text:p>
          </table:table-cell>
          <table:table-cell office:value-type="float" office:value="3096938" table:style-name="ce1">
            <text:p>3096938</text:p>
          </table:table-cell>
          <table:table-cell office:value-type="float" office:value="2860169" table:style-name="ce1">
            <text:p>2860169</text:p>
          </table:table-cell>
          <table:table-cell office:value-type="float" office:value="3073640" table:style-name="ce1">
            <text:p>3073640</text:p>
          </table:table-cell>
          <table:table-cell office:value-type="float" office:value="3182268" table:style-name="ce1">
            <text:p>3182268</text:p>
          </table:table-cell>
          <table:table-cell office:value-type="float" office:value="3207314" table:style-name="ce1">
            <text:p>3207314</text:p>
          </table:table-cell>
          <table:table-cell office:value-type="float" office:value="3244301" table:style-name="ce1">
            <text:p>3244301</text:p>
          </table:table-cell>
          <table:table-cell office:value-type="float" office:value="2870653" table:style-name="ce1">
            <text:p>2870653</text:p>
          </table:table-cell>
          <table:table-cell office:value-type="float" office:value="2906473" table:style-name="ce1">
            <text:p>2906473</text:p>
          </table:table-cell>
          <table:table-cell office:value-type="float" office:value="3100433" table:style-name="ce1">
            <text:p>3100433</text:p>
          </table:table-cell>
          <table:table-cell office:value-type="float" office:value="3093152" table:style-name="ce1">
            <text:p>3093152</text:p>
          </table:table-cell>
          <table:table-cell office:value-type="float" office:value="3216925" table:style-name="ce1">
            <text:p>3216925</text:p>
          </table:table-cell>
          <table:table-cell office:value-type="float" office:value="3230904" table:style-name="ce1">
            <text:p>3230904</text:p>
          </table:table-cell>
          <table:table-cell office:value-type="float" office:value="3041022" table:style-name="ce1">
            <text:p>3041022</text:p>
          </table:table-cell>
          <table:table-cell office:value-type="float" office:value="3190132" table:style-name="ce1">
            <text:p>3190132</text:p>
          </table:table-cell>
          <table:table-cell office:value-type="float" office:value="2868614" table:style-name="ce1">
            <text:p>2868614</text:p>
          </table:table-cell>
          <table:table-cell office:value-type="float" office:value="2927151" table:style-name="ce1">
            <text:p>2927151</text:p>
          </table:table-cell>
          <table:table-cell office:value-type="float" office:value="3121984" table:style-name="ce1">
            <text:p>3121984</text:p>
          </table:table-cell>
          <table:table-cell office:value-type="float" office:value="2954527" table:style-name="ce1">
            <text:p>2954527</text:p>
          </table:table-cell>
          <table:table-cell office:value-type="float" office:value="3026460" table:style-name="ce1">
            <text:p>3026460</text:p>
          </table:table-cell>
          <table:table-cell office:value-type="float" office:value="2894534" table:style-name="ce1">
            <text:p>2894534</text:p>
          </table:table-cell>
          <table:table-cell office:value-type="float" office:value="3037284.6333333333" table:formula="of:=AVERAGE([.B8:.AE8])" table:style-name="ce1">
            <text:p>3037284.6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2926569" table:style-name="ce1">
            <text:p>2926569</text:p>
          </table:table-cell>
          <table:table-cell office:value-type="float" office:value="2946954" table:style-name="ce1">
            <text:p>2946954</text:p>
          </table:table-cell>
          <table:table-cell office:value-type="float" office:value="3062573" table:style-name="ce1">
            <text:p>3062573</text:p>
          </table:table-cell>
          <table:table-cell office:value-type="float" office:value="2970545" table:style-name="ce1">
            <text:p>2970545</text:p>
          </table:table-cell>
          <table:table-cell office:value-type="float" office:value="2905600" table:style-name="ce1">
            <text:p>2905600</text:p>
          </table:table-cell>
          <table:table-cell office:value-type="float" office:value="2936470" table:style-name="ce1">
            <text:p>2936470</text:p>
          </table:table-cell>
          <table:table-cell office:value-type="float" office:value="3086163" table:style-name="ce1">
            <text:p>3086163</text:p>
          </table:table-cell>
          <table:table-cell office:value-type="float" office:value="3068688" table:style-name="ce1">
            <text:p>3068688</text:p>
          </table:table-cell>
          <table:table-cell office:value-type="float" office:value="3060535" table:style-name="ce1">
            <text:p>3060535</text:p>
          </table:table-cell>
          <table:table-cell office:value-type="float" office:value="2940547" table:style-name="ce1">
            <text:p>2940547</text:p>
          </table:table-cell>
          <table:table-cell office:value-type="float" office:value="2771634" table:style-name="ce1">
            <text:p>2771634</text:p>
          </table:table-cell>
          <table:table-cell office:value-type="float" office:value="2870070" table:style-name="ce1">
            <text:p>2870070</text:p>
          </table:table-cell>
          <table:table-cell office:value-type="float" office:value="2976660" table:style-name="ce1">
            <text:p>2976660</text:p>
          </table:table-cell>
          <table:table-cell office:value-type="float" office:value="3020344" table:style-name="ce1">
            <text:p>3020344</text:p>
          </table:table-cell>
          <table:table-cell office:value-type="float" office:value="3110626" table:style-name="ce1">
            <text:p>3110626</text:p>
          </table:table-cell>
          <table:table-cell office:value-type="float" office:value="3000250" table:style-name="ce1">
            <text:p>3000250</text:p>
          </table:table-cell>
          <table:table-cell office:value-type="float" office:value="2803087" table:style-name="ce1">
            <text:p>2803087</text:p>
          </table:table-cell>
          <table:table-cell office:value-type="float" office:value="3156349" table:style-name="ce1">
            <text:p>3156349</text:p>
          </table:table-cell>
          <table:table-cell office:value-type="float" office:value="3001415" table:style-name="ce1">
            <text:p>3001415</text:p>
          </table:table-cell>
          <table:table-cell office:value-type="float" office:value="2920161" table:style-name="ce1">
            <text:p>2920161</text:p>
          </table:table-cell>
          <table:table-cell office:value-type="float" office:value="2829006" table:style-name="ce1">
            <text:p>2829006</text:p>
          </table:table-cell>
          <table:table-cell office:value-type="float" office:value="3136836" table:style-name="ce1">
            <text:p>3136836</text:p>
          </table:table-cell>
          <table:table-cell office:value-type="float" office:value="2943751" table:style-name="ce1">
            <text:p>2943751</text:p>
          </table:table-cell>
          <table:table-cell office:value-type="float" office:value="3073931" table:style-name="ce1">
            <text:p>3073931</text:p>
          </table:table-cell>
          <table:table-cell office:value-type="float" office:value="2818231" table:style-name="ce1">
            <text:p>2818231</text:p>
          </table:table-cell>
          <table:table-cell office:value-type="float" office:value="2782410" table:style-name="ce1">
            <text:p>2782410</text:p>
          </table:table-cell>
          <table:table-cell office:value-type="float" office:value="3021219" table:style-name="ce1">
            <text:p>3021219</text:p>
          </table:table-cell>
          <table:table-cell office:value-type="float" office:value="2848227" table:style-name="ce1">
            <text:p>2848227</text:p>
          </table:table-cell>
          <table:table-cell office:value-type="float" office:value="2853179" table:style-name="ce1">
            <text:p>2853179</text:p>
          </table:table-cell>
          <table:table-cell office:value-type="float" office:value="2861624" table:style-name="ce1">
            <text:p>2861624</text:p>
          </table:table-cell>
          <table:table-cell office:value-type="float" office:value="2956788.4666666668" table:formula="of:=AVERAGE([.B9:.AE9])" table:style-name="ce1">
            <text:p>2956788.4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3241679" table:style-name="ce1">
            <text:p>3241679</text:p>
          </table:table-cell>
          <table:table-cell office:value-type="float" office:value="3046847" table:style-name="ce1">
            <text:p>3046847</text:p>
          </table:table-cell>
          <table:table-cell office:value-type="float" office:value="2904727" table:style-name="ce1">
            <text:p>2904727</text:p>
          </table:table-cell>
          <table:table-cell office:value-type="float" office:value="2968215" table:style-name="ce1">
            <text:p>2968215</text:p>
          </table:table-cell>
          <table:table-cell office:value-type="float" office:value="3154893" table:style-name="ce1">
            <text:p>3154893</text:p>
          </table:table-cell>
          <table:table-cell office:value-type="float" office:value="3161009" table:style-name="ce1">
            <text:p>3161009</text:p>
          </table:table-cell>
          <table:table-cell office:value-type="float" office:value="3067815" table:style-name="ce1">
            <text:p>3067815</text:p>
          </table:table-cell>
          <table:table-cell office:value-type="float" office:value="3195082" table:style-name="ce1">
            <text:p>3195082</text:p>
          </table:table-cell>
          <table:table-cell office:value-type="float" office:value="3177318" table:style-name="ce1">
            <text:p>3177318</text:p>
          </table:table-cell>
          <table:table-cell office:value-type="float" office:value="3311283" table:style-name="ce1">
            <text:p>3311283</text:p>
          </table:table-cell>
          <table:table-cell office:value-type="float" office:value="3055001" table:style-name="ce1">
            <text:p>3055001</text:p>
          </table:table-cell>
          <table:table-cell office:value-type="float" office:value="3278666" table:style-name="ce1">
            <text:p>3278666</text:p>
          </table:table-cell>
          <table:table-cell office:value-type="float" office:value="3079174" table:style-name="ce1">
            <text:p>3079174</text:p>
          </table:table-cell>
          <table:table-cell office:value-type="float" office:value="3038109" table:style-name="ce1">
            <text:p>3038109</text:p>
          </table:table-cell>
          <table:table-cell office:value-type="float" office:value="3267891" table:style-name="ce1">
            <text:p>3267891</text:p>
          </table:table-cell>
          <table:table-cell office:value-type="float" office:value="3313031" table:style-name="ce1">
            <text:p>3313031</text:p>
          </table:table-cell>
          <table:table-cell office:value-type="float" office:value="2993843" table:style-name="ce1">
            <text:p>2993843</text:p>
          </table:table-cell>
          <table:table-cell office:value-type="float" office:value="2951614" table:style-name="ce1">
            <text:p>2951614</text:p>
          </table:table-cell>
          <table:table-cell office:value-type="float" office:value="3611250" table:style-name="ce1">
            <text:p>3611250</text:p>
          </table:table-cell>
          <table:table-cell office:value-type="float" office:value="2989766" table:style-name="ce1">
            <text:p>2989766</text:p>
          </table:table-cell>
          <table:table-cell office:value-type="float" office:value="3307206" table:style-name="ce1">
            <text:p>3307206</text:p>
          </table:table-cell>
          <table:table-cell office:value-type="float" office:value="3132177" table:style-name="ce1">
            <text:p>3132177</text:p>
          </table:table-cell>
          <table:table-cell office:value-type="float" office:value="3136836" table:style-name="ce1">
            <text:p>3136836</text:p>
          </table:table-cell>
          <table:table-cell office:value-type="float" office:value="3232943" table:style-name="ce1">
            <text:p>3232943</text:p>
          </table:table-cell>
          <table:table-cell office:value-type="float" office:value="2942878" table:style-name="ce1">
            <text:p>2942878</text:p>
          </table:table-cell>
          <table:table-cell office:value-type="float" office:value="3068107" table:style-name="ce1">
            <text:p>3068107</text:p>
          </table:table-cell>
          <table:table-cell office:value-type="float" office:value="3113538" table:style-name="ce1">
            <text:p>3113538</text:p>
          </table:table-cell>
          <table:table-cell office:value-type="float" office:value="3255076" table:style-name="ce1">
            <text:p>3255076</text:p>
          </table:table-cell>
          <table:table-cell office:value-type="float" office:value="3338950" table:style-name="ce1">
            <text:p>3338950</text:p>
          </table:table-cell>
          <table:table-cell office:value-type="float" office:value="3042187" table:style-name="ce1">
            <text:p>3042187</text:p>
          </table:table-cell>
          <table:table-cell office:value-type="float" office:value="3145903.7" table:formula="of:=AVERAGE([.B10:.AE10])" table:style-name="ce1">
            <text:p>3145903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3132468" table:style-name="ce1">
            <text:p>3132468</text:p>
          </table:table-cell>
          <table:table-cell office:value-type="float" office:value="3097812" table:style-name="ce1">
            <text:p>3097812</text:p>
          </table:table-cell>
          <table:table-cell office:value-type="float" office:value="3083833" table:style-name="ce1">
            <text:p>3083833</text:p>
          </table:table-cell>
          <table:table-cell office:value-type="float" office:value="3045391" table:style-name="ce1">
            <text:p>3045391</text:p>
          </table:table-cell>
          <table:table-cell office:value-type="float" office:value="3041896" table:style-name="ce1">
            <text:p>3041896</text:p>
          </table:table-cell>
          <table:table-cell office:value-type="float" office:value="3336038" table:style-name="ce1">
            <text:p>3336038</text:p>
          </table:table-cell>
          <table:table-cell office:value-type="float" office:value="3194209" table:style-name="ce1">
            <text:p>3194209</text:p>
          </table:table-cell>
          <table:table-cell office:value-type="float" office:value="3146739" table:style-name="ce1">
            <text:p>3146739</text:p>
          </table:table-cell>
          <table:table-cell office:value-type="float" office:value="2995008" table:style-name="ce1">
            <text:p>2995008</text:p>
          </table:table-cell>
          <table:table-cell office:value-type="float" office:value="2908512" table:style-name="ce1">
            <text:p>2908512</text:p>
          </table:table-cell>
          <table:table-cell office:value-type="float" office:value="3064611" table:style-name="ce1">
            <text:p>3064611</text:p>
          </table:table-cell>
          <table:table-cell office:value-type="float" office:value="3320311" table:style-name="ce1">
            <text:p>3320311</text:p>
          </table:table-cell>
          <table:table-cell office:value-type="float" office:value="3251290" table:style-name="ce1">
            <text:p>3251290</text:p>
          </table:table-cell>
          <table:table-cell office:value-type="float" office:value="3089948" table:style-name="ce1">
            <text:p>3089948</text:p>
          </table:table-cell>
          <table:table-cell office:value-type="float" office:value="2978699" table:style-name="ce1">
            <text:p>2978699</text:p>
          </table:table-cell>
          <table:table-cell office:value-type="float" office:value="2946663" table:style-name="ce1">
            <text:p>2946663</text:p>
          </table:table-cell>
          <table:table-cell office:value-type="float" office:value="4214096" table:style-name="ce1">
            <text:p>4214096</text:p>
          </table:table-cell>
          <table:table-cell office:value-type="float" office:value="3561741" table:style-name="ce1">
            <text:p>3561741</text:p>
          </table:table-cell>
          <table:table-cell office:value-type="float" office:value="3143244" table:style-name="ce1">
            <text:p>3143244</text:p>
          </table:table-cell>
          <table:table-cell office:value-type="float" office:value="3284781" table:style-name="ce1">
            <text:p>3284781</text:p>
          </table:table-cell>
          <table:table-cell office:value-type="float" office:value="3124023" table:style-name="ce1">
            <text:p>3124023</text:p>
          </table:table-cell>
          <table:table-cell office:value-type="float" office:value="3389333" table:style-name="ce1">
            <text:p>3389333</text:p>
          </table:table-cell>
          <table:table-cell office:value-type="float" office:value="3173532" table:style-name="ce1">
            <text:p>3173532</text:p>
          </table:table-cell>
          <table:table-cell office:value-type="float" office:value="2980446" table:style-name="ce1">
            <text:p>2980446</text:p>
          </table:table-cell>
          <table:table-cell office:value-type="float" office:value="2961808" table:style-name="ce1">
            <text:p>2961808</text:p>
          </table:table-cell>
          <table:table-cell office:value-type="float" office:value="3069854" table:style-name="ce1">
            <text:p>3069854</text:p>
          </table:table-cell>
          <table:table-cell office:value-type="float" office:value="3166833" table:style-name="ce1">
            <text:p>3166833</text:p>
          </table:table-cell>
          <table:table-cell office:value-type="float" office:value="3226827" table:style-name="ce1">
            <text:p>3226827</text:p>
          </table:table-cell>
          <table:table-cell office:value-type="float" office:value="3041314" table:style-name="ce1">
            <text:p>3041314</text:p>
          </table:table-cell>
          <table:table-cell office:value-type="float" office:value="3149942" table:style-name="ce1">
            <text:p>3149942</text:p>
          </table:table-cell>
          <table:table-cell office:value-type="float" office:value="3170706.7333333334" table:formula="of:=AVERAGE([.B11:.AE11])" table:style-name="ce1">
            <text:p>3170706.7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3282452" table:style-name="ce1">
            <text:p>3282452</text:p>
          </table:table-cell>
          <table:table-cell office:value-type="float" office:value="3096064" table:style-name="ce1">
            <text:p>3096064</text:p>
          </table:table-cell>
          <table:table-cell office:value-type="float" office:value="3048885" table:style-name="ce1">
            <text:p>3048885</text:p>
          </table:table-cell>
          <table:table-cell office:value-type="float" office:value="3128682" table:style-name="ce1">
            <text:p>3128682</text:p>
          </table:table-cell>
          <table:table-cell office:value-type="float" office:value="2940548" table:style-name="ce1">
            <text:p>2940548</text:p>
          </table:table-cell>
          <table:table-cell office:value-type="float" office:value="3013064" table:style-name="ce1">
            <text:p>3013064</text:p>
          </table:table-cell>
          <table:table-cell office:value-type="float" office:value="3348852" table:style-name="ce1">
            <text:p>3348852</text:p>
          </table:table-cell>
          <table:table-cell office:value-type="float" office:value="3070436" table:style-name="ce1">
            <text:p>3070436</text:p>
          </table:table-cell>
          <table:table-cell office:value-type="float" office:value="3390789" table:style-name="ce1">
            <text:p>3390789</text:p>
          </table:table-cell>
          <table:table-cell office:value-type="float" office:value="3085580" table:style-name="ce1">
            <text:p>3085580</text:p>
          </table:table-cell>
          <table:table-cell office:value-type="float" office:value="3091114" table:style-name="ce1">
            <text:p>3091114</text:p>
          </table:table-cell>
          <table:table-cell office:value-type="float" office:value="3298178" table:style-name="ce1">
            <text:p>3298178</text:p>
          </table:table-cell>
          <table:table-cell office:value-type="float" office:value="3074513" table:style-name="ce1">
            <text:p>3074513</text:p>
          </table:table-cell>
          <table:table-cell office:value-type="float" office:value="3176153" table:style-name="ce1">
            <text:p>3176153</text:p>
          </table:table-cell>
          <table:table-cell office:value-type="float" office:value="2914337" table:style-name="ce1">
            <text:p>2914337</text:p>
          </table:table-cell>
          <table:table-cell office:value-type="float" office:value="3014228" table:style-name="ce1">
            <text:p>3014228</text:p>
          </table:table-cell>
          <table:table-cell office:value-type="float" office:value="3135381" table:style-name="ce1">
            <text:p>3135381</text:p>
          </table:table-cell>
          <table:table-cell office:value-type="float" office:value="3172367" table:style-name="ce1">
            <text:p>3172367</text:p>
          </table:table-cell>
          <table:table-cell office:value-type="float" office:value="3166834" table:style-name="ce1">
            <text:p>3166834</text:p>
          </table:table-cell>
          <table:table-cell office:value-type="float" office:value="3230322" table:style-name="ce1">
            <text:p>3230322</text:p>
          </table:table-cell>
          <table:table-cell office:value-type="float" office:value="3330504" table:style-name="ce1">
            <text:p>3330504</text:p>
          </table:table-cell>
          <table:table-cell office:value-type="float" office:value="3095482" table:style-name="ce1">
            <text:p>3095482</text:p>
          </table:table-cell>
          <table:table-cell office:value-type="float" office:value="3047720" table:style-name="ce1">
            <text:p>3047720</text:p>
          </table:table-cell>
          <table:table-cell office:value-type="float" office:value="3078590" table:style-name="ce1">
            <text:p>3078590</text:p>
          </table:table-cell>
          <table:table-cell office:value-type="float" office:value="3267599" table:style-name="ce1">
            <text:p>3267599</text:p>
          </table:table-cell>
          <table:table-cell office:value-type="float" office:value="3071601" table:style-name="ce1">
            <text:p>3071601</text:p>
          </table:table-cell>
          <table:table-cell office:value-type="float" office:value="3053836" table:style-name="ce1">
            <text:p>3053836</text:p>
          </table:table-cell>
          <table:table-cell office:value-type="float" office:value="3248377" table:style-name="ce1">
            <text:p>3248377</text:p>
          </table:table-cell>
          <table:table-cell office:value-type="float" office:value="3299634" table:style-name="ce1">
            <text:p>3299634</text:p>
          </table:table-cell>
          <table:table-cell office:value-type="float" office:value="3154601" table:style-name="ce1">
            <text:p>3154601</text:p>
          </table:table-cell>
          <table:table-cell office:value-type="float" office:value="3144224.1" table:formula="of:=AVERAGE([.B12:.AE12])" table:style-name="ce1">
            <text:p>3144224.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2937635" table:style-name="ce1">
            <text:p>2937635</text:p>
          </table:table-cell>
          <table:table-cell office:value-type="float" office:value="3105675" table:style-name="ce1">
            <text:p>3105675</text:p>
          </table:table-cell>
          <table:table-cell office:value-type="float" office:value="2959478" table:style-name="ce1">
            <text:p>2959478</text:p>
          </table:table-cell>
          <table:table-cell office:value-type="float" office:value="2967633" table:style-name="ce1">
            <text:p>2967633</text:p>
          </table:table-cell>
          <table:table-cell office:value-type="float" office:value="3033741" table:style-name="ce1">
            <text:p>3033741</text:p>
          </table:table-cell>
          <table:table-cell office:value-type="float" office:value="3155476" table:style-name="ce1">
            <text:p>3155476</text:p>
          </table:table-cell>
          <table:table-cell office:value-type="float" office:value="3012773" table:style-name="ce1">
            <text:p>3012773</text:p>
          </table:table-cell>
          <table:table-cell office:value-type="float" office:value="2957148" table:style-name="ce1">
            <text:p>2957148</text:p>
          </table:table-cell>
          <table:table-cell office:value-type="float" office:value="2997629" table:style-name="ce1">
            <text:p>2997629</text:p>
          </table:table-cell>
          <table:table-cell office:value-type="float" office:value="3031411" table:style-name="ce1">
            <text:p>3031411</text:p>
          </table:table-cell>
          <table:table-cell office:value-type="float" office:value="3229448" table:style-name="ce1">
            <text:p>3229448</text:p>
          </table:table-cell>
          <table:table-cell office:value-type="float" office:value="2982485" table:style-name="ce1">
            <text:p>2982485</text:p>
          </table:table-cell>
          <table:table-cell office:value-type="float" office:value="3154602" table:style-name="ce1">
            <text:p>3154602</text:p>
          </table:table-cell>
          <table:table-cell office:value-type="float" office:value="2969670" table:style-name="ce1">
            <text:p>2969670</text:p>
          </table:table-cell>
          <table:table-cell office:value-type="float" office:value="3068980" table:style-name="ce1">
            <text:p>3068980</text:p>
          </table:table-cell>
          <table:table-cell office:value-type="float" office:value="3065486" table:style-name="ce1">
            <text:p>3065486</text:p>
          </table:table-cell>
          <table:table-cell office:value-type="float" office:value="3005201" table:style-name="ce1">
            <text:p>3005201</text:p>
          </table:table-cell>
          <table:table-cell office:value-type="float" office:value="3143826" table:style-name="ce1">
            <text:p>3143826</text:p>
          </table:table-cell>
          <table:table-cell office:value-type="float" office:value="3100724" table:style-name="ce1">
            <text:p>3100724</text:p>
          </table:table-cell>
          <table:table-cell office:value-type="float" office:value="3089366" table:style-name="ce1">
            <text:p>3089366</text:p>
          </table:table-cell>
          <table:table-cell office:value-type="float" office:value="2985980" table:style-name="ce1">
            <text:p>2985980</text:p>
          </table:table-cell>
          <table:table-cell office:value-type="float" office:value="3311283" table:style-name="ce1">
            <text:p>3311283</text:p>
          </table:table-cell>
          <table:table-cell office:value-type="float" office:value="3012773" table:style-name="ce1">
            <text:p>3012773</text:p>
          </table:table-cell>
          <table:table-cell office:value-type="float" office:value="2956274" table:style-name="ce1">
            <text:p>2956274</text:p>
          </table:table-cell>
          <table:table-cell office:value-type="float" office:value="2965011" table:style-name="ce1">
            <text:p>2965011</text:p>
          </table:table-cell>
          <table:table-cell office:value-type="float" office:value="2979572" table:style-name="ce1">
            <text:p>2979572</text:p>
          </table:table-cell>
          <table:table-cell office:value-type="float" office:value="3270220" table:style-name="ce1">
            <text:p>3270220</text:p>
          </table:table-cell>
          <table:table-cell office:value-type="float" office:value="3051506" table:style-name="ce1">
            <text:p>3051506</text:p>
          </table:table-cell>
          <table:table-cell office:value-type="float" office:value="3374480" table:style-name="ce1">
            <text:p>3374480</text:p>
          </table:table-cell>
          <table:table-cell office:value-type="float" office:value="3033451" table:style-name="ce1">
            <text:p>3033451</text:p>
          </table:table-cell>
          <table:table-cell office:value-type="float" office:value="3063631.2333333334" table:formula="of:=AVERAGE([.B13:.AE13])" table:style-name="ce1">
            <text:p>3063631.2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2902688" table:style-name="ce1">
            <text:p>2902688</text:p>
          </table:table-cell>
          <table:table-cell office:value-type="float" office:value="3017141" table:style-name="ce1">
            <text:p>3017141</text:p>
          </table:table-cell>
          <table:table-cell office:value-type="float" office:value="2845606" table:style-name="ce1">
            <text:p>2845606</text:p>
          </table:table-cell>
          <table:table-cell office:value-type="float" office:value="2908512" table:style-name="ce1">
            <text:p>2908512</text:p>
          </table:table-cell>
          <table:table-cell office:value-type="float" office:value="2934723" table:style-name="ce1">
            <text:p>2934723</text:p>
          </table:table-cell>
          <table:table-cell office:value-type="float" office:value="3145865" table:style-name="ce1">
            <text:p>3145865</text:p>
          </table:table-cell>
          <table:table-cell office:value-type="float" office:value="2950449" table:style-name="ce1">
            <text:p>2950449</text:p>
          </table:table-cell>
          <table:table-cell office:value-type="float" office:value="3211974" table:style-name="ce1">
            <text:p>3211974</text:p>
          </table:table-cell>
          <table:table-cell office:value-type="float" office:value="2935597" table:style-name="ce1">
            <text:p>2935597</text:p>
          </table:table-cell>
          <table:table-cell office:value-type="float" office:value="3011025" table:style-name="ce1">
            <text:p>3011025</text:p>
          </table:table-cell>
          <table:table-cell office:value-type="float" office:value="3049176" table:style-name="ce1">
            <text:p>3049176</text:p>
          </table:table-cell>
          <table:table-cell office:value-type="float" office:value="2973456" table:style-name="ce1">
            <text:p>2973456</text:p>
          </table:table-cell>
          <table:table-cell office:value-type="float" office:value="3117033" table:style-name="ce1">
            <text:p>3117033</text:p>
          </table:table-cell>
          <table:table-cell office:value-type="float" office:value="3056457" table:style-name="ce1">
            <text:p>3056457</text:p>
          </table:table-cell>
          <table:table-cell office:value-type="float" office:value="3285655" table:style-name="ce1">
            <text:p>3285655</text:p>
          </table:table-cell>
          <table:table-cell office:value-type="float" office:value="3194500" table:style-name="ce1">
            <text:p>3194500</text:p>
          </table:table-cell>
          <table:table-cell office:value-type="float" office:value="3037236" table:style-name="ce1">
            <text:p>3037236</text:p>
          </table:table-cell>
          <table:table-cell office:value-type="float" office:value="2995299" table:style-name="ce1">
            <text:p>2995299</text:p>
          </table:table-cell>
          <table:table-cell office:value-type="float" office:value="3095191" table:style-name="ce1">
            <text:p>3095191</text:p>
          </table:table-cell>
          <table:table-cell office:value-type="float" office:value="3000250" table:style-name="ce1">
            <text:p>3000250</text:p>
          </table:table-cell>
          <table:table-cell office:value-type="float" office:value="3004909" table:style-name="ce1">
            <text:p>3004909</text:p>
          </table:table-cell>
          <table:table-cell office:value-type="float" office:value="3021801" table:style-name="ce1">
            <text:p>3021801</text:p>
          </table:table-cell>
          <table:table-cell office:value-type="float" office:value="3041313" table:style-name="ce1">
            <text:p>3041313</text:p>
          </table:table-cell>
          <table:table-cell office:value-type="float" office:value="3100142" table:style-name="ce1">
            <text:p>3100142</text:p>
          </table:table-cell>
          <table:table-cell office:value-type="float" office:value="3247795" table:style-name="ce1">
            <text:p>3247795</text:p>
          </table:table-cell>
          <table:table-cell office:value-type="float" office:value="3310409" table:style-name="ce1">
            <text:p>3310409</text:p>
          </table:table-cell>
          <table:table-cell office:value-type="float" office:value="3087619" table:style-name="ce1">
            <text:p>3087619</text:p>
          </table:table-cell>
          <table:table-cell office:value-type="float" office:value="3044808" table:style-name="ce1">
            <text:p>3044808</text:p>
          </table:table-cell>
          <table:table-cell office:value-type="float" office:value="3265269" table:style-name="ce1">
            <text:p>3265269</text:p>
          </table:table-cell>
          <table:table-cell office:value-type="float" office:value="3064320" table:style-name="ce1">
            <text:p>3064320</text:p>
          </table:table-cell>
          <table:table-cell office:value-type="float" office:value="3061873.9333333331" table:formula="of:=AVERAGE([.B14:.AE14])" table:style-name="ce1">
            <text:p>3061873.9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2800758" table:style-name="ce1">
            <text:p>2800758</text:p>
          </table:table-cell>
          <table:table-cell office:value-type="float" office:value="2837452" table:style-name="ce1">
            <text:p>2837452</text:p>
          </table:table-cell>
          <table:table-cell office:value-type="float" office:value="2881719" table:style-name="ce1">
            <text:p>2881719</text:p>
          </table:table-cell>
          <table:table-cell office:value-type="float" office:value="2856383" table:style-name="ce1">
            <text:p>2856383</text:p>
          </table:table-cell>
          <table:table-cell office:value-type="float" office:value="2988310" table:style-name="ce1">
            <text:p>2988310</text:p>
          </table:table-cell>
          <table:table-cell office:value-type="float" office:value="2913755" table:style-name="ce1">
            <text:p>2913755</text:p>
          </table:table-cell>
          <table:table-cell office:value-type="float" office:value="2962682" table:style-name="ce1">
            <text:p>2962682</text:p>
          </table:table-cell>
          <table:table-cell office:value-type="float" office:value="2930938" table:style-name="ce1">
            <text:p>2930938</text:p>
          </table:table-cell>
          <table:table-cell office:value-type="float" office:value="3016267" table:style-name="ce1">
            <text:p>3016267</text:p>
          </table:table-cell>
          <table:table-cell office:value-type="float" office:value="3234399" table:style-name="ce1">
            <text:p>3234399</text:p>
          </table:table-cell>
          <table:table-cell office:value-type="float" office:value="3219837" table:style-name="ce1">
            <text:p>3219837</text:p>
          </table:table-cell>
          <table:table-cell office:value-type="float" office:value="3214595" table:style-name="ce1">
            <text:p>3214595</text:p>
          </table:table-cell>
          <table:table-cell office:value-type="float" office:value="3121110" table:style-name="ce1">
            <text:p>3121110</text:p>
          </table:table-cell>
          <table:table-cell office:value-type="float" office:value="3184016" table:style-name="ce1">
            <text:p>3184016</text:p>
          </table:table-cell>
          <table:table-cell office:value-type="float" office:value="3141497" table:style-name="ce1">
            <text:p>3141497</text:p>
          </table:table-cell>
          <table:table-cell office:value-type="float" office:value="2970253" table:style-name="ce1">
            <text:p>2970253</text:p>
          </table:table-cell>
          <table:table-cell office:value-type="float" office:value="3094317" table:style-name="ce1">
            <text:p>3094317</text:p>
          </table:table-cell>
          <table:table-cell office:value-type="float" office:value="3028499" table:style-name="ce1">
            <text:p>3028499</text:p>
          </table:table-cell>
          <table:table-cell office:value-type="float" office:value="3057622" table:style-name="ce1">
            <text:p>3057622</text:p>
          </table:table-cell>
          <table:table-cell office:value-type="float" office:value="4131386" table:style-name="ce1">
            <text:p>4131386</text:p>
          </table:table-cell>
          <table:table-cell office:value-type="float" office:value="2978698" table:style-name="ce1">
            <text:p>2978698</text:p>
          </table:table-cell>
          <table:table-cell office:value-type="float" office:value="3173241" table:style-name="ce1">
            <text:p>3173241</text:p>
          </table:table-cell>
          <table:table-cell office:value-type="float" office:value="3046847" table:style-name="ce1">
            <text:p>3046847</text:p>
          </table:table-cell>
          <table:table-cell office:value-type="float" office:value="3189258" table:style-name="ce1">
            <text:p>3189258</text:p>
          </table:table-cell>
          <table:table-cell office:value-type="float" office:value="3025587" table:style-name="ce1">
            <text:p>3025587</text:p>
          </table:table-cell>
          <table:table-cell office:value-type="float" office:value="3032867" table:style-name="ce1">
            <text:p>3032867</text:p>
          </table:table-cell>
          <table:table-cell office:value-type="float" office:value="3207897" table:style-name="ce1">
            <text:p>3207897</text:p>
          </table:table-cell>
          <table:table-cell office:value-type="float" office:value="3023839" table:style-name="ce1">
            <text:p>3023839</text:p>
          </table:table-cell>
          <table:table-cell office:value-type="float" office:value="3113539" table:style-name="ce1">
            <text:p>3113539</text:p>
          </table:table-cell>
          <table:table-cell office:value-type="float" office:value="3031120" table:style-name="ce1">
            <text:p>3031120</text:p>
          </table:table-cell>
          <table:table-cell office:value-type="float" office:value="3080289.6" table:formula="of:=AVERAGE([.B15:.AE15])" table:style-name="ce1">
            <text:p>3080289.6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2801922" table:style-name="ce1">
            <text:p>2801922</text:p>
          </table:table-cell>
          <table:table-cell office:value-type="float" office:value="2938218" table:style-name="ce1">
            <text:p>2938218</text:p>
          </table:table-cell>
          <table:table-cell office:value-type="float" office:value="2855509" table:style-name="ce1">
            <text:p>2855509</text:p>
          </table:table-cell>
          <table:table-cell office:value-type="float" office:value="2967050" table:style-name="ce1">
            <text:p>2967050</text:p>
          </table:table-cell>
          <table:table-cell office:value-type="float" office:value="3012773" table:style-name="ce1">
            <text:p>3012773</text:p>
          </table:table-cell>
          <table:table-cell office:value-type="float" office:value="2974039" table:style-name="ce1">
            <text:p>2974039</text:p>
          </table:table-cell>
          <table:table-cell office:value-type="float" office:value="3235564" table:style-name="ce1">
            <text:p>3235564</text:p>
          </table:table-cell>
          <table:table-cell office:value-type="float" office:value="2928316" table:style-name="ce1">
            <text:p>2928316</text:p>
          </table:table-cell>
          <table:table-cell office:value-type="float" office:value="3266725" table:style-name="ce1">
            <text:p>3266725</text:p>
          </table:table-cell>
          <table:table-cell office:value-type="float" office:value="3112082" table:style-name="ce1">
            <text:p>3112082</text:p>
          </table:table-cell>
          <table:table-cell office:value-type="float" office:value="3166833" table:style-name="ce1">
            <text:p>3166833</text:p>
          </table:table-cell>
          <table:table-cell office:value-type="float" office:value="3044517" table:style-name="ce1">
            <text:p>3044517</text:p>
          </table:table-cell>
          <table:table-cell office:value-type="float" office:value="3034032" table:style-name="ce1">
            <text:p>3034032</text:p>
          </table:table-cell>
          <table:table-cell office:value-type="float" office:value="3048594" table:style-name="ce1">
            <text:p>3048594</text:p>
          </table:table-cell>
          <table:table-cell office:value-type="float" office:value="3115576" table:style-name="ce1">
            <text:p>3115576</text:p>
          </table:table-cell>
          <table:table-cell office:value-type="float" office:value="3021510" table:style-name="ce1">
            <text:p>3021510</text:p>
          </table:table-cell>
          <table:table-cell office:value-type="float" office:value="2997920" table:style-name="ce1">
            <text:p>2997920</text:p>
          </table:table-cell>
          <table:table-cell office:value-type="float" office:value="3139749" table:style-name="ce1">
            <text:p>3139749</text:p>
          </table:table-cell>
          <table:table-cell office:value-type="float" office:value="3023548" table:style-name="ce1">
            <text:p>3023548</text:p>
          </table:table-cell>
          <table:table-cell office:value-type="float" office:value="3000541" table:style-name="ce1">
            <text:p>3000541</text:p>
          </table:table-cell>
          <table:table-cell office:value-type="float" office:value="3087328" table:style-name="ce1">
            <text:p>3087328</text:p>
          </table:table-cell>
          <table:table-cell office:value-type="float" office:value="3234981" table:style-name="ce1">
            <text:p>3234981</text:p>
          </table:table-cell>
          <table:table-cell office:value-type="float" office:value="3181977" table:style-name="ce1">
            <text:p>3181977</text:p>
          </table:table-cell>
          <table:table-cell office:value-type="float" office:value="3112955" table:style-name="ce1">
            <text:p>3112955</text:p>
          </table:table-cell>
          <table:table-cell office:value-type="float" office:value="3013646" table:style-name="ce1">
            <text:p>3013646</text:p>
          </table:table-cell>
          <table:table-cell office:value-type="float" office:value="3136545" table:style-name="ce1">
            <text:p>3136545</text:p>
          </table:table-cell>
          <table:table-cell office:value-type="float" office:value="3166834" table:style-name="ce1">
            <text:p>3166834</text:p>
          </table:table-cell>
          <table:table-cell office:value-type="float" office:value="3263521" table:style-name="ce1">
            <text:p>3263521</text:p>
          </table:table-cell>
          <table:table-cell office:value-type="float" office:value="3260901" table:style-name="ce1">
            <text:p>3260901</text:p>
          </table:table-cell>
          <table:table-cell office:value-type="float" office:value="3237311" table:style-name="ce1">
            <text:p>3237311</text:p>
          </table:table-cell>
          <table:table-cell office:value-type="float" office:value="3079367.2333333334" table:formula="of:=AVERAGE([.B16:.AE16])" table:style-name="ce1">
            <text:p>3079367.233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5205151" table:style-name="ce1">
            <text:p>5205151</text:p>
          </table:table-cell>
          <table:table-cell office:value-type="float" office:value="4964595" table:style-name="ce1">
            <text:p>4964595</text:p>
          </table:table-cell>
          <table:table-cell office:value-type="float" office:value="4898777" table:style-name="ce1">
            <text:p>4898777</text:p>
          </table:table-cell>
          <table:table-cell office:value-type="float" office:value="5107298" table:style-name="ce1">
            <text:p>5107298</text:p>
          </table:table-cell>
          <table:table-cell office:value-type="float" office:value="5110210" table:style-name="ce1">
            <text:p>5110210</text:p>
          </table:table-cell>
          <table:table-cell office:value-type="float" office:value="4889750" table:style-name="ce1">
            <text:p>4889750</text:p>
          </table:table-cell>
          <table:table-cell office:value-type="float" office:value="5123898" table:style-name="ce1">
            <text:p>5123898</text:p>
          </table:table-cell>
          <table:table-cell office:value-type="float" office:value="4927900" table:style-name="ce1">
            <text:p>4927900</text:p>
          </table:table-cell>
          <table:table-cell office:value-type="float" office:value="4941005" table:style-name="ce1">
            <text:p>4941005</text:p>
          </table:table-cell>
          <table:table-cell office:value-type="float" office:value="5192919" table:style-name="ce1">
            <text:p>5192919</text:p>
          </table:table-cell>
          <table:table-cell office:value-type="float" office:value="5014978" table:style-name="ce1">
            <text:p>5014978</text:p>
          </table:table-cell>
          <table:table-cell office:value-type="float" office:value="5195832" table:style-name="ce1">
            <text:p>5195832</text:p>
          </table:table-cell>
          <table:table-cell office:value-type="float" office:value="4980613" table:style-name="ce1">
            <text:p>4980613</text:p>
          </table:table-cell>
          <table:table-cell office:value-type="float" office:value="5102638" table:style-name="ce1">
            <text:p>5102638</text:p>
          </table:table-cell>
          <table:table-cell office:value-type="float" office:value="5160593" table:style-name="ce1">
            <text:p>5160593</text:p>
          </table:table-cell>
          <table:table-cell office:value-type="float" office:value="4952363" table:style-name="ce1">
            <text:p>4952363</text:p>
          </table:table-cell>
          <table:table-cell office:value-type="float" office:value="5226702" table:style-name="ce1">
            <text:p>5226702</text:p>
          </table:table-cell>
          <table:table-cell office:value-type="float" office:value="4869945" table:style-name="ce1">
            <text:p>4869945</text:p>
          </table:table-cell>
          <table:table-cell office:value-type="float" office:value="5314362" table:style-name="ce1">
            <text:p>5314362</text:p>
          </table:table-cell>
          <table:table-cell office:value-type="float" office:value="5096231" table:style-name="ce1">
            <text:p>5096231</text:p>
          </table:table-cell>
          <table:table-cell office:value-type="float" office:value="5164379" table:style-name="ce1">
            <text:p>5164379</text:p>
          </table:table-cell>
          <table:table-cell office:value-type="float" office:value="5176902" table:style-name="ce1">
            <text:p>5176902</text:p>
          </table:table-cell>
          <table:table-cell office:value-type="float" office:value="5133218" table:style-name="ce1">
            <text:p>5133218</text:p>
          </table:table-cell>
          <table:table-cell office:value-type="float" office:value="5170203" table:style-name="ce1">
            <text:p>5170203</text:p>
          </table:table-cell>
          <table:table-cell office:value-type="float" office:value="4979448" table:style-name="ce1">
            <text:p>4979448</text:p>
          </table:table-cell>
          <table:table-cell office:value-type="float" office:value="4916542" table:style-name="ce1">
            <text:p>4916542</text:p>
          </table:table-cell>
          <table:table-cell office:value-type="float" office:value="4938093" table:style-name="ce1">
            <text:p>4938093</text:p>
          </table:table-cell>
          <table:table-cell office:value-type="float" office:value="4955275" table:style-name="ce1">
            <text:p>4955275</text:p>
          </table:table-cell>
          <table:table-cell office:value-type="float" office:value="5082834" table:style-name="ce1">
            <text:p>5082834</text:p>
          </table:table-cell>
          <table:table-cell office:value-type="float" office:value="5250000" table:style-name="ce1">
            <text:p>5250000</text:p>
          </table:table-cell>
          <table:table-cell office:value-type="float" office:value="5068088.4666666668" table:formula="of:=AVERAGE([.B2:.AE2])" table:style-name="ce1">
            <text:p>5068088.4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3638043" table:style-name="ce1">
            <text:p>3638043</text:p>
          </table:table-cell>
          <table:table-cell office:value-type="float" office:value="3308371" table:style-name="ce1">
            <text:p>3308371</text:p>
          </table:table-cell>
          <table:table-cell office:value-type="float" office:value="3391372" table:style-name="ce1">
            <text:p>3391372</text:p>
          </table:table-cell>
          <table:table-cell office:value-type="float" office:value="3508737" table:style-name="ce1">
            <text:p>3508737</text:p>
          </table:table-cell>
          <table:table-cell office:value-type="float" office:value="3455733" table:style-name="ce1">
            <text:p>3455733</text:p>
          </table:table-cell>
          <table:table-cell office:value-type="float" office:value="3766767" table:style-name="ce1">
            <text:p>3766767</text:p>
          </table:table-cell>
          <table:table-cell office:value-type="float" office:value="3456899" table:style-name="ce1">
            <text:p>3456899</text:p>
          </table:table-cell>
          <table:table-cell office:value-type="float" office:value="3323223" table:style-name="ce1">
            <text:p>3323223</text:p>
          </table:table-cell>
          <table:table-cell office:value-type="float" office:value="3343028" table:style-name="ce1">
            <text:p>3343028</text:p>
          </table:table-cell>
          <table:table-cell office:value-type="float" office:value="3416709" table:style-name="ce1">
            <text:p>3416709</text:p>
          </table:table-cell>
          <table:table-cell office:value-type="float" office:value="3526502" table:style-name="ce1">
            <text:p>3526502</text:p>
          </table:table-cell>
          <table:table-cell office:value-type="float" office:value="3425446" table:style-name="ce1">
            <text:p>3425446</text:p>
          </table:table-cell>
          <table:table-cell office:value-type="float" office:value="5458813" table:style-name="ce1">
            <text:p>5458813</text:p>
          </table:table-cell>
          <table:table-cell office:value-type="float" office:value="3661924" table:style-name="ce1">
            <text:p>3661924</text:p>
          </table:table-cell>
          <table:table-cell office:value-type="float" office:value="3358171" table:style-name="ce1">
            <text:p>3358171</text:p>
          </table:table-cell>
          <table:table-cell office:value-type="float" office:value="3557373" table:style-name="ce1">
            <text:p>3557373</text:p>
          </table:table-cell>
          <table:table-cell office:value-type="float" office:value="3454277" table:style-name="ce1">
            <text:p>3454277</text:p>
          </table:table-cell>
          <table:table-cell office:value-type="float" office:value="3483691" table:style-name="ce1">
            <text:p>3483691</text:p>
          </table:table-cell>
          <table:table-cell office:value-type="float" office:value="3802006" table:style-name="ce1">
            <text:p>3802006</text:p>
          </table:table-cell>
          <table:table-cell office:value-type="float" office:value="3673573" table:style-name="ce1">
            <text:p>3673573</text:p>
          </table:table-cell>
          <table:table-cell office:value-type="float" office:value="3334873" table:style-name="ce1">
            <text:p>3334873</text:p>
          </table:table-cell>
          <table:table-cell office:value-type="float" office:value="3302546" table:style-name="ce1">
            <text:p>3302546</text:p>
          </table:table-cell>
          <table:table-cell office:value-type="float" office:value="3612997" table:style-name="ce1">
            <text:p>3612997</text:p>
          </table:table-cell>
          <table:table-cell office:value-type="float" office:value="3541063" table:style-name="ce1">
            <text:p>3541063</text:p>
          </table:table-cell>
          <table:table-cell office:value-type="float" office:value="3331669" table:style-name="ce1">
            <text:p>3331669</text:p>
          </table:table-cell>
          <table:table-cell office:value-type="float" office:value="3533492" table:style-name="ce1">
            <text:p>3533492</text:p>
          </table:table-cell>
          <table:table-cell office:value-type="float" office:value="4315153" table:style-name="ce1">
            <text:p>4315153</text:p>
          </table:table-cell>
          <table:table-cell office:value-type="float" office:value="3446122" table:style-name="ce1">
            <text:p>3446122</text:p>
          </table:table-cell>
          <table:table-cell office:value-type="float" office:value="3489225" table:style-name="ce1">
            <text:p>3489225</text:p>
          </table:table-cell>
          <table:table-cell office:value-type="float" office:value="3551257" table:style-name="ce1">
            <text:p>3551257</text:p>
          </table:table-cell>
          <table:table-cell office:value-type="float" office:value="3582301.8333333335" table:formula="of:=AVERAGE([.B3:.AE3])" table:style-name="ce1">
            <text:p>3582301.8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3180813" table:style-name="ce1">
            <text:p>3180813</text:p>
          </table:table-cell>
          <table:table-cell office:value-type="float" office:value="3629306" table:style-name="ce1">
            <text:p>3629306</text:p>
          </table:table-cell>
          <table:table-cell office:value-type="float" office:value="3580962" table:style-name="ce1">
            <text:p>3580962</text:p>
          </table:table-cell>
          <table:table-cell office:value-type="float" office:value="3547179" table:style-name="ce1">
            <text:p>3547179</text:p>
          </table:table-cell>
          <table:table-cell office:value-type="float" office:value="3511941" table:style-name="ce1">
            <text:p>3511941</text:p>
          </table:table-cell>
          <table:table-cell office:value-type="float" office:value="3629889" table:style-name="ce1">
            <text:p>3629889</text:p>
          </table:table-cell>
          <table:table-cell office:value-type="float" office:value="3463597" table:style-name="ce1">
            <text:p>3463597</text:p>
          </table:table-cell>
          <table:table-cell office:value-type="float" office:value="3245466" table:style-name="ce1">
            <text:p>3245466</text:p>
          </table:table-cell>
          <table:table-cell office:value-type="float" office:value="3594068" table:style-name="ce1">
            <text:p>3594068</text:p>
          </table:table-cell>
          <table:table-cell office:value-type="float" office:value="3885298" table:style-name="ce1">
            <text:p>3885298</text:p>
          </table:table-cell>
          <table:table-cell office:value-type="float" office:value="3781037" table:style-name="ce1">
            <text:p>3781037</text:p>
          </table:table-cell>
          <table:table-cell office:value-type="float" office:value="3760360" table:style-name="ce1">
            <text:p>3760360</text:p>
          </table:table-cell>
          <table:table-cell office:value-type="float" office:value="3624938" table:style-name="ce1">
            <text:p>3624938</text:p>
          </table:table-cell>
          <table:table-cell office:value-type="float" office:value="3712016" table:style-name="ce1">
            <text:p>3712016</text:p>
          </table:table-cell>
          <table:table-cell office:value-type="float" office:value="3676777" table:style-name="ce1">
            <text:p>3676777</text:p>
          </table:table-cell>
          <table:table-cell office:value-type="float" office:value="3701823" table:style-name="ce1">
            <text:p>3701823</text:p>
          </table:table-cell>
          <table:table-cell office:value-type="float" office:value="3887919" table:style-name="ce1">
            <text:p>3887919</text:p>
          </table:table-cell>
          <table:table-cell office:value-type="float" office:value="5833916" table:style-name="ce1">
            <text:p>5833916</text:p>
          </table:table-cell>
          <table:table-cell office:value-type="float" office:value="3682601" table:style-name="ce1">
            <text:p>3682601</text:p>
          </table:table-cell>
          <table:table-cell office:value-type="float" office:value="3940922" table:style-name="ce1">
            <text:p>3940922</text:p>
          </table:table-cell>
          <table:table-cell office:value-type="float" office:value="3795307" table:style-name="ce1">
            <text:p>3795307</text:p>
          </table:table-cell>
          <table:table-cell office:value-type="float" office:value="3686096" table:style-name="ce1">
            <text:p>3686096</text:p>
          </table:table-cell>
          <table:table-cell office:value-type="float" office:value="3825304" table:style-name="ce1">
            <text:p>3825304</text:p>
          </table:table-cell>
          <table:table-cell office:value-type="float" office:value="3841030" table:style-name="ce1">
            <text:p>3841030</text:p>
          </table:table-cell>
          <table:table-cell office:value-type="float" office:value="5213597" table:style-name="ce1">
            <text:p>5213597</text:p>
          </table:table-cell>
          <table:table-cell office:value-type="float" office:value="3883258" table:style-name="ce1">
            <text:p>3883258</text:p>
          </table:table-cell>
          <table:table-cell office:value-type="float" office:value="4178566" table:style-name="ce1">
            <text:p>4178566</text:p>
          </table:table-cell>
          <table:table-cell office:value-type="float" office:value="3813947" table:style-name="ce1">
            <text:p>3813947</text:p>
          </table:table-cell>
          <table:table-cell office:value-type="float" office:value="3832585" table:style-name="ce1">
            <text:p>3832585</text:p>
          </table:table-cell>
          <table:table-cell office:value-type="float" office:value="4944501" table:style-name="ce1">
            <text:p>4944501</text:p>
          </table:table-cell>
          <table:table-cell office:value-type="float" office:value="3862833.9666666668" table:formula="of:=AVERAGE([.B4:.AE4])" table:style-name="ce1">
            <text:p>3862833.9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3351182" table:style-name="ce1">
            <text:p>3351182</text:p>
          </table:table-cell>
          <table:table-cell office:value-type="float" office:value="3442628" table:style-name="ce1">
            <text:p>3442628</text:p>
          </table:table-cell>
          <table:table-cell office:value-type="float" office:value="3159844" table:style-name="ce1">
            <text:p>3159844</text:p>
          </table:table-cell>
          <table:table-cell office:value-type="float" office:value="3477576" table:style-name="ce1">
            <text:p>3477576</text:p>
          </table:table-cell>
          <table:table-cell office:value-type="float" office:value="3329049" table:style-name="ce1">
            <text:p>3329049</text:p>
          </table:table-cell>
          <table:table-cell office:value-type="float" office:value="3305168" table:style-name="ce1">
            <text:p>3305168</text:p>
          </table:table-cell>
          <table:table-cell office:value-type="float" office:value="3460976" table:style-name="ce1">
            <text:p>3460976</text:p>
          </table:table-cell>
          <table:table-cell office:value-type="float" office:value="3184016" table:style-name="ce1">
            <text:p>3184016</text:p>
          </table:table-cell>
          <table:table-cell office:value-type="float" office:value="3621735" table:style-name="ce1">
            <text:p>3621735</text:p>
          </table:table-cell>
          <table:table-cell office:value-type="float" office:value="3337202" table:style-name="ce1">
            <text:p>3337202</text:p>
          </table:table-cell>
          <table:table-cell office:value-type="float" office:value="3501166" table:style-name="ce1">
            <text:p>3501166</text:p>
          </table:table-cell>
          <table:table-cell office:value-type="float" office:value="3508737" table:style-name="ce1">
            <text:p>3508737</text:p>
          </table:table-cell>
          <table:table-cell office:value-type="float" office:value="3343318" table:style-name="ce1">
            <text:p>3343318</text:p>
          </table:table-cell>
          <table:table-cell office:value-type="float" office:value="3375936" table:style-name="ce1">
            <text:p>3375936</text:p>
          </table:table-cell>
          <table:table-cell office:value-type="float" office:value="3556499" table:style-name="ce1">
            <text:p>3556499</text:p>
          </table:table-cell>
          <table:table-cell office:value-type="float" office:value="3486604" table:style-name="ce1">
            <text:p>3486604</text:p>
          </table:table-cell>
          <table:table-cell office:value-type="float" office:value="3351764" table:style-name="ce1">
            <text:p>3351764</text:p>
          </table:table-cell>
          <table:table-cell office:value-type="float" office:value="3403021" table:style-name="ce1">
            <text:p>3403021</text:p>
          </table:table-cell>
          <table:table-cell office:value-type="float" office:value="3416709" table:style-name="ce1">
            <text:p>3416709</text:p>
          </table:table-cell>
          <table:table-cell office:value-type="float" office:value="3512523" table:style-name="ce1">
            <text:p>3512523</text:p>
          </table:table-cell>
          <table:table-cell office:value-type="float" office:value="3376810" table:style-name="ce1">
            <text:p>3376810</text:p>
          </table:table-cell>
          <table:table-cell office:value-type="float" office:value="3480779" table:style-name="ce1">
            <text:p>3480779</text:p>
          </table:table-cell>
          <table:table-cell office:value-type="float" office:value="3482235" table:style-name="ce1">
            <text:p>3482235</text:p>
          </table:table-cell>
          <table:table-cell office:value-type="float" office:value="3511940" table:style-name="ce1">
            <text:p>3511940</text:p>
          </table:table-cell>
          <table:table-cell office:value-type="float" office:value="3428357" table:style-name="ce1">
            <text:p>3428357</text:p>
          </table:table-cell>
          <table:table-cell office:value-type="float" office:value="3633383" table:style-name="ce1">
            <text:p>3633383</text:p>
          </table:table-cell>
          <table:table-cell office:value-type="float" office:value="3359628" table:style-name="ce1">
            <text:p>3359628</text:p>
          </table:table-cell>
          <table:table-cell office:value-type="float" office:value="3368656" table:style-name="ce1">
            <text:p>3368656</text:p>
          </table:table-cell>
          <table:table-cell office:value-type="float" office:value="3427484" table:style-name="ce1">
            <text:p>3427484</text:p>
          </table:table-cell>
          <table:table-cell office:value-type="float" office:value="3511650" table:style-name="ce1">
            <text:p>3511650</text:p>
          </table:table-cell>
          <table:table-cell office:value-type="float" office:value="3423552.5" table:formula="of:=AVERAGE([.B5:.AE5])" table:style-name="ce1">
            <text:p>3423552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4665211" table:style-name="ce1">
            <text:p>4665211</text:p>
          </table:table-cell>
          <table:table-cell office:value-type="float" office:value="3032867" table:style-name="ce1">
            <text:p>3032867</text:p>
          </table:table-cell>
          <table:table-cell office:value-type="float" office:value="3050633" table:style-name="ce1">
            <text:p>3050633</text:p>
          </table:table-cell>
          <table:table-cell office:value-type="float" office:value="3178192" table:style-name="ce1">
            <text:p>3178192</text:p>
          </table:table-cell>
          <table:table-cell office:value-type="float" office:value="3244883" table:style-name="ce1">
            <text:p>3244883</text:p>
          </table:table-cell>
          <table:table-cell office:value-type="float" office:value="3197412" table:style-name="ce1">
            <text:p>3197412</text:p>
          </table:table-cell>
          <table:table-cell office:value-type="float" office:value="3289442" table:style-name="ce1">
            <text:p>3289442</text:p>
          </table:table-cell>
          <table:table-cell office:value-type="float" office:value="3314196" table:style-name="ce1">
            <text:p>3314196</text:p>
          </table:table-cell>
          <table:table-cell office:value-type="float" office:value="3196247" table:style-name="ce1">
            <text:p>3196247</text:p>
          </table:table-cell>
          <table:table-cell office:value-type="float" office:value="3143243" table:style-name="ce1">
            <text:p>3143243</text:p>
          </table:table-cell>
          <table:table-cell office:value-type="float" office:value="3328757" table:style-name="ce1">
            <text:p>3328757</text:p>
          </table:table-cell>
          <table:table-cell office:value-type="float" office:value="3431270" table:style-name="ce1">
            <text:p>3431270</text:p>
          </table:table-cell>
          <table:table-cell office:value-type="float" office:value="3444958" table:style-name="ce1">
            <text:p>3444958</text:p>
          </table:table-cell>
          <table:table-cell office:value-type="float" office:value="3046265" table:style-name="ce1">
            <text:p>3046265</text:p>
          </table:table-cell>
          <table:table-cell office:value-type="float" office:value="3244009" table:style-name="ce1">
            <text:p>3244009</text:p>
          </table:table-cell>
          <table:table-cell office:value-type="float" office:value="3382926" table:style-name="ce1">
            <text:p>3382926</text:p>
          </table:table-cell>
          <table:table-cell office:value-type="float" office:value="3292936" table:style-name="ce1">
            <text:p>3292936</text:p>
          </table:table-cell>
          <table:table-cell office:value-type="float" office:value="3071310" table:style-name="ce1">
            <text:p>3071310</text:p>
          </table:table-cell>
          <table:table-cell office:value-type="float" office:value="3284781" table:style-name="ce1">
            <text:p>3284781</text:p>
          </table:table-cell>
          <table:table-cell office:value-type="float" office:value="3224788" table:style-name="ce1">
            <text:p>3224788</text:p>
          </table:table-cell>
          <table:table-cell office:value-type="float" office:value="3155767" table:style-name="ce1">
            <text:p>3155767</text:p>
          </table:table-cell>
          <table:table-cell office:value-type="float" office:value="3372150" table:style-name="ce1">
            <text:p>3372150</text:p>
          </table:table-cell>
          <table:table-cell office:value-type="float" office:value="3404768" table:style-name="ce1">
            <text:p>3404768</text:p>
          </table:table-cell>
          <table:table-cell office:value-type="float" office:value="3372150" table:style-name="ce1">
            <text:p>3372150</text:p>
          </table:table-cell>
          <table:table-cell office:value-type="float" office:value="3451947" table:style-name="ce1">
            <text:p>3451947</text:p>
          </table:table-cell>
          <table:table-cell office:value-type="float" office:value="3204693" table:style-name="ce1">
            <text:p>3204693</text:p>
          </table:table-cell>
          <table:table-cell office:value-type="float" office:value="3333126" table:style-name="ce1">
            <text:p>3333126</text:p>
          </table:table-cell>
          <table:table-cell office:value-type="float" office:value="3118198" table:style-name="ce1">
            <text:p>3118198</text:p>
          </table:table-cell>
          <table:table-cell office:value-type="float" office:value="3416708" table:style-name="ce1">
            <text:p>3416708</text:p>
          </table:table-cell>
          <table:table-cell office:value-type="float" office:value="3463015" table:style-name="ce1">
            <text:p>3463015</text:p>
          </table:table-cell>
          <table:table-cell office:value-type="float" office:value="3311894.9333333331" table:formula="of:=AVERAGE([.B6:.AE6])" table:style-name="ce1">
            <text:p>3311894.9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3115869" table:style-name="ce1">
            <text:p>3115869</text:p>
          </table:table-cell>
          <table:table-cell office:value-type="float" office:value="3120527" table:style-name="ce1">
            <text:p>3120527</text:p>
          </table:table-cell>
          <table:table-cell office:value-type="float" office:value="3103637" table:style-name="ce1">
            <text:p>3103637</text:p>
          </table:table-cell>
          <table:table-cell office:value-type="float" office:value="2956274" table:style-name="ce1">
            <text:p>2956274</text:p>
          </table:table-cell>
          <table:table-cell office:value-type="float" office:value="2889000" table:style-name="ce1">
            <text:p>2889000</text:p>
          </table:table-cell>
          <table:table-cell office:value-type="float" office:value="2962390" table:style-name="ce1">
            <text:p>2962390</text:p>
          </table:table-cell>
          <table:table-cell office:value-type="float" office:value="3104511" table:style-name="ce1">
            <text:p>3104511</text:p>
          </table:table-cell>
          <table:table-cell office:value-type="float" office:value="2930355" table:style-name="ce1">
            <text:p>2930355</text:p>
          </table:table-cell>
          <table:table-cell office:value-type="float" office:value="2898902" table:style-name="ce1">
            <text:p>2898902</text:p>
          </table:table-cell>
          <table:table-cell office:value-type="float" office:value="3114412" table:style-name="ce1">
            <text:p>3114412</text:p>
          </table:table-cell>
          <table:table-cell office:value-type="float" office:value="2912590" table:style-name="ce1">
            <text:p>2912590</text:p>
          </table:table-cell>
          <table:table-cell office:value-type="float" office:value="2931811" table:style-name="ce1">
            <text:p>2931811</text:p>
          </table:table-cell>
          <table:table-cell office:value-type="float" office:value="2926277" table:style-name="ce1">
            <text:p>2926277</text:p>
          </table:table-cell>
          <table:table-cell office:value-type="float" office:value="2870653" table:style-name="ce1">
            <text:p>2870653</text:p>
          </table:table-cell>
          <table:table-cell office:value-type="float" office:value="3055292" table:style-name="ce1">
            <text:p>3055292</text:p>
          </table:table-cell>
          <table:table-cell office:value-type="float" office:value="3139749" table:style-name="ce1">
            <text:p>3139749</text:p>
          </table:table-cell>
          <table:table-cell office:value-type="float" office:value="2945790" table:style-name="ce1">
            <text:p>2945790</text:p>
          </table:table-cell>
          <table:table-cell office:value-type="float" office:value="2933849" table:style-name="ce1">
            <text:p>2933849</text:p>
          </table:table-cell>
          <table:table-cell office:value-type="float" office:value="3189550" table:style-name="ce1">
            <text:p>3189550</text:p>
          </table:table-cell>
          <table:table-cell office:value-type="float" office:value="3153146" table:style-name="ce1">
            <text:p>3153146</text:p>
          </table:table-cell>
          <table:table-cell office:value-type="float" office:value="2970836" table:style-name="ce1">
            <text:p>2970836</text:p>
          </table:table-cell>
          <table:table-cell office:value-type="float" office:value="3210810" table:style-name="ce1">
            <text:p>3210810</text:p>
          </table:table-cell>
          <table:table-cell office:value-type="float" office:value="3150816" table:style-name="ce1">
            <text:p>3150816</text:p>
          </table:table-cell>
          <table:table-cell office:value-type="float" office:value="3029664" table:style-name="ce1">
            <text:p>3029664</text:p>
          </table:table-cell>
          <table:table-cell office:value-type="float" office:value="2999376" table:style-name="ce1">
            <text:p>2999376</text:p>
          </table:table-cell>
          <table:table-cell office:value-type="float" office:value="3158388" table:style-name="ce1">
            <text:p>3158388</text:p>
          </table:table-cell>
          <table:table-cell office:value-type="float" office:value="3282742" table:style-name="ce1">
            <text:p>3282742</text:p>
          </table:table-cell>
          <table:table-cell office:value-type="float" office:value="3191588" table:style-name="ce1">
            <text:p>3191588</text:p>
          </table:table-cell>
          <table:table-cell office:value-type="float" office:value="3112956" table:style-name="ce1">
            <text:p>3112956</text:p>
          </table:table-cell>
          <table:table-cell office:value-type="float" office:value="3034907" table:style-name="ce1">
            <text:p>3034907</text:p>
          </table:table-cell>
          <table:table-cell office:value-type="float" office:value="3046555.5666666669" table:formula="of:=AVERAGE([.B7:.AE7])" table:style-name="ce1">
            <text:p>3046555.5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2882593" table:style-name="ce1">
            <text:p>2882593</text:p>
          </table:table-cell>
          <table:table-cell office:value-type="float" office:value="2899775" table:style-name="ce1">
            <text:p>2899775</text:p>
          </table:table-cell>
          <table:table-cell office:value-type="float" office:value="3086163" table:style-name="ce1">
            <text:p>3086163</text:p>
          </table:table-cell>
          <table:table-cell office:value-type="float" office:value="3045099" table:style-name="ce1">
            <text:p>3045099</text:p>
          </table:table-cell>
          <table:table-cell office:value-type="float" office:value="3145573" table:style-name="ce1">
            <text:p>3145573</text:p>
          </table:table-cell>
          <table:table-cell office:value-type="float" office:value="3074222" table:style-name="ce1">
            <text:p>3074222</text:p>
          </table:table-cell>
          <table:table-cell office:value-type="float" office:value="2831045" table:style-name="ce1">
            <text:p>2831045</text:p>
          </table:table-cell>
          <table:table-cell office:value-type="float" office:value="3131303" table:style-name="ce1">
            <text:p>3131303</text:p>
          </table:table-cell>
          <table:table-cell office:value-type="float" office:value="2853179" table:style-name="ce1">
            <text:p>2853179</text:p>
          </table:table-cell>
          <table:table-cell office:value-type="float" office:value="2871235" table:style-name="ce1">
            <text:p>2871235</text:p>
          </table:table-cell>
          <table:table-cell office:value-type="float" office:value="2826095" table:style-name="ce1">
            <text:p>2826095</text:p>
          </table:table-cell>
          <table:table-cell office:value-type="float" office:value="2853762" table:style-name="ce1">
            <text:p>2853762</text:p>
          </table:table-cell>
          <table:table-cell office:value-type="float" office:value="2867449" table:style-name="ce1">
            <text:p>2867449</text:p>
          </table:table-cell>
          <table:table-cell office:value-type="float" office:value="3130139" table:style-name="ce1">
            <text:p>3130139</text:p>
          </table:table-cell>
          <table:table-cell office:value-type="float" office:value="2950450" table:style-name="ce1">
            <text:p>2950450</text:p>
          </table:table-cell>
          <table:table-cell office:value-type="float" office:value="2952197" table:style-name="ce1">
            <text:p>2952197</text:p>
          </table:table-cell>
          <table:table-cell office:value-type="float" office:value="3033159" table:style-name="ce1">
            <text:p>3033159</text:p>
          </table:table-cell>
          <table:table-cell office:value-type="float" office:value="3043643" table:style-name="ce1">
            <text:p>3043643</text:p>
          </table:table-cell>
          <table:table-cell office:value-type="float" office:value="3204111" table:style-name="ce1">
            <text:p>3204111</text:p>
          </table:table-cell>
          <table:table-cell office:value-type="float" office:value="3104801" table:style-name="ce1">
            <text:p>3104801</text:p>
          </table:table-cell>
          <table:table-cell office:value-type="float" office:value="2978990" table:style-name="ce1">
            <text:p>2978990</text:p>
          </table:table-cell>
          <table:table-cell office:value-type="float" office:value="3133051" table:style-name="ce1">
            <text:p>3133051</text:p>
          </table:table-cell>
          <table:table-cell office:value-type="float" office:value="2972000" table:style-name="ce1">
            <text:p>2972000</text:p>
          </table:table-cell>
          <table:table-cell office:value-type="float" office:value="3109461" table:style-name="ce1">
            <text:p>3109461</text:p>
          </table:table-cell>
          <table:table-cell office:value-type="float" office:value="2925695" table:style-name="ce1">
            <text:p>2925695</text:p>
          </table:table-cell>
          <table:table-cell office:value-type="float" office:value="3170910" table:style-name="ce1">
            <text:p>3170910</text:p>
          </table:table-cell>
          <table:table-cell office:value-type="float" office:value="2859294" table:style-name="ce1">
            <text:p>2859294</text:p>
          </table:table-cell>
          <table:table-cell office:value-type="float" office:value="3116450" table:style-name="ce1">
            <text:p>3116450</text:p>
          </table:table-cell>
          <table:table-cell office:value-type="float" office:value="3162756" table:style-name="ce1">
            <text:p>3162756</text:p>
          </table:table-cell>
          <table:table-cell office:value-type="float" office:value="2993261" table:style-name="ce1">
            <text:p>2993261</text:p>
          </table:table-cell>
          <table:table-cell office:value-type="float" office:value="3006928.7" table:formula="of:=AVERAGE([.B8:.AE8])" table:style-name="ce1">
            <text:p>3006928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4240598" table:style-name="ce1">
            <text:p>4240598</text:p>
          </table:table-cell>
          <table:table-cell office:value-type="float" office:value="2962099" table:style-name="ce1">
            <text:p>2962099</text:p>
          </table:table-cell>
          <table:table-cell office:value-type="float" office:value="3002289" table:style-name="ce1">
            <text:p>3002289</text:p>
          </table:table-cell>
          <table:table-cell office:value-type="float" office:value="3021510" table:style-name="ce1">
            <text:p>3021510</text:p>
          </table:table-cell>
          <table:table-cell office:value-type="float" office:value="2746880" table:style-name="ce1">
            <text:p>2746880</text:p>
          </table:table-cell>
          <table:table-cell office:value-type="float" office:value="2836579" table:style-name="ce1">
            <text:p>2836579</text:p>
          </table:table-cell>
          <table:table-cell office:value-type="float" office:value="3103054" table:style-name="ce1">
            <text:p>3103054</text:p>
          </table:table-cell>
          <table:table-cell office:value-type="float" office:value="2818523" table:style-name="ce1">
            <text:p>2818523</text:p>
          </table:table-cell>
          <table:table-cell office:value-type="float" office:value="3098103" table:style-name="ce1">
            <text:p>3098103</text:p>
          </table:table-cell>
          <table:table-cell office:value-type="float" office:value="3108587" table:style-name="ce1">
            <text:p>3108587</text:p>
          </table:table-cell>
          <table:table-cell office:value-type="float" office:value="2905891" table:style-name="ce1">
            <text:p>2905891</text:p>
          </table:table-cell>
          <table:table-cell office:value-type="float" office:value="2754161" table:style-name="ce1">
            <text:p>2754161</text:p>
          </table:table-cell>
          <table:table-cell office:value-type="float" office:value="3102762" table:style-name="ce1">
            <text:p>3102762</text:p>
          </table:table-cell>
          <table:table-cell office:value-type="float" office:value="2930063" table:style-name="ce1">
            <text:p>2930063</text:p>
          </table:table-cell>
          <table:table-cell office:value-type="float" office:value="3158387" table:style-name="ce1">
            <text:p>3158387</text:p>
          </table:table-cell>
          <table:table-cell office:value-type="float" office:value="3136837" table:style-name="ce1">
            <text:p>3136837</text:p>
          </table:table-cell>
          <table:table-cell office:value-type="float" office:value="3105675" table:style-name="ce1">
            <text:p>3105675</text:p>
          </table:table-cell>
          <table:table-cell office:value-type="float" office:value="2901814" table:style-name="ce1">
            <text:p>2901814</text:p>
          </table:table-cell>
          <table:table-cell office:value-type="float" office:value="3117033" table:style-name="ce1">
            <text:p>3117033</text:p>
          </table:table-cell>
          <table:table-cell office:value-type="float" office:value="2863080" table:style-name="ce1">
            <text:p>2863080</text:p>
          </table:table-cell>
          <table:table-cell office:value-type="float" office:value="3078008" table:style-name="ce1">
            <text:p>3078008</text:p>
          </table:table-cell>
          <table:table-cell office:value-type="float" office:value="2861916" table:style-name="ce1">
            <text:p>2861916</text:p>
          </table:table-cell>
          <table:table-cell office:value-type="float" office:value="2857256" table:style-name="ce1">
            <text:p>2857256</text:p>
          </table:table-cell>
          <table:table-cell office:value-type="float" office:value="3015394" table:style-name="ce1">
            <text:p>3015394</text:p>
          </table:table-cell>
          <table:table-cell office:value-type="float" office:value="3131886" table:style-name="ce1">
            <text:p>3131886</text:p>
          </table:table-cell>
          <table:table-cell office:value-type="float" office:value="2929190" table:style-name="ce1">
            <text:p>2929190</text:p>
          </table:table-cell>
          <table:table-cell office:value-type="float" office:value="3052380" table:style-name="ce1">
            <text:p>3052380</text:p>
          </table:table-cell>
          <table:table-cell office:value-type="float" office:value="3046264" table:style-name="ce1">
            <text:p>3046264</text:p>
          </table:table-cell>
          <table:table-cell office:value-type="float" office:value="2886961" table:style-name="ce1">
            <text:p>2886961</text:p>
          </table:table-cell>
          <table:table-cell office:value-type="float" office:value="2908804" table:style-name="ce1">
            <text:p>2908804</text:p>
          </table:table-cell>
          <table:table-cell office:value-type="float" office:value="3022732.8" table:formula="of:=AVERAGE([.B9:.AE9])" table:style-name="ce1">
            <text:p>3022732.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3136837" table:style-name="ce1">
            <text:p>3136837</text:p>
          </table:table-cell>
          <table:table-cell office:value-type="float" office:value="2983650" table:style-name="ce1">
            <text:p>2983650</text:p>
          </table:table-cell>
          <table:table-cell office:value-type="float" office:value="3013647" table:style-name="ce1">
            <text:p>3013647</text:p>
          </table:table-cell>
          <table:table-cell office:value-type="float" office:value="3058787" table:style-name="ce1">
            <text:p>3058787</text:p>
          </table:table-cell>
          <table:table-cell office:value-type="float" office:value="3125770" table:style-name="ce1">
            <text:p>3125770</text:p>
          </table:table-cell>
          <table:table-cell office:value-type="float" office:value="2972001" table:style-name="ce1">
            <text:p>2972001</text:p>
          </table:table-cell>
          <table:table-cell office:value-type="float" office:value="3188384" table:style-name="ce1">
            <text:p>3188384</text:p>
          </table:table-cell>
          <table:table-cell office:value-type="float" office:value="3203237" table:style-name="ce1">
            <text:p>3203237</text:p>
          </table:table-cell>
          <table:table-cell office:value-type="float" office:value="3122275" table:style-name="ce1">
            <text:p>3122275</text:p>
          </table:table-cell>
          <table:table-cell office:value-type="float" office:value="2899484" table:style-name="ce1">
            <text:p>2899484</text:p>
          </table:table-cell>
          <table:table-cell office:value-type="float" office:value="3175862" table:style-name="ce1">
            <text:p>3175862</text:p>
          </table:table-cell>
          <table:table-cell office:value-type="float" office:value="3085289" table:style-name="ce1">
            <text:p>3085289</text:p>
          </table:table-cell>
          <table:table-cell office:value-type="float" office:value="3092570" table:style-name="ce1">
            <text:p>3092570</text:p>
          </table:table-cell>
          <table:table-cell office:value-type="float" office:value="3068980" table:style-name="ce1">
            <text:p>3068980</text:p>
          </table:table-cell>
          <table:table-cell office:value-type="float" office:value="3253912" table:style-name="ce1">
            <text:p>3253912</text:p>
          </table:table-cell>
          <table:table-cell office:value-type="float" office:value="3134799" table:style-name="ce1">
            <text:p>3134799</text:p>
          </table:table-cell>
          <table:table-cell office:value-type="float" office:value="3010443" table:style-name="ce1">
            <text:p>3010443</text:p>
          </table:table-cell>
          <table:table-cell office:value-type="float" office:value="3057622" table:style-name="ce1">
            <text:p>3057622</text:p>
          </table:table-cell>
          <table:table-cell office:value-type="float" office:value="2954236" table:style-name="ce1">
            <text:p>2954236</text:p>
          </table:table-cell>
          <table:table-cell office:value-type="float" office:value="3131012" table:style-name="ce1">
            <text:p>3131012</text:p>
          </table:table-cell>
          <table:table-cell office:value-type="float" office:value="3000249" table:style-name="ce1">
            <text:p>3000249</text:p>
          </table:table-cell>
          <table:table-cell office:value-type="float" office:value="3236146" table:style-name="ce1">
            <text:p>3236146</text:p>
          </table:table-cell>
          <table:table-cell office:value-type="float" office:value="3276627" table:style-name="ce1">
            <text:p>3276627</text:p>
          </table:table-cell>
          <table:table-cell office:value-type="float" office:value="2962098" table:style-name="ce1">
            <text:p>2962098</text:p>
          </table:table-cell>
          <table:table-cell office:value-type="float" office:value="3057331" table:style-name="ce1">
            <text:p>3057331</text:p>
          </table:table-cell>
          <table:table-cell office:value-type="float" office:value="3077426" table:style-name="ce1">
            <text:p>3077426</text:p>
          </table:table-cell>
          <table:table-cell office:value-type="float" office:value="3051506" table:style-name="ce1">
            <text:p>3051506</text:p>
          </table:table-cell>
          <table:table-cell office:value-type="float" office:value="3181394" table:style-name="ce1">
            <text:p>3181394</text:p>
          </table:table-cell>
          <table:table-cell office:value-type="float" office:value="3118781" table:style-name="ce1">
            <text:p>3118781</text:p>
          </table:table-cell>
          <table:table-cell office:value-type="float" office:value="3028790" table:style-name="ce1">
            <text:p>3028790</text:p>
          </table:table-cell>
          <table:table-cell office:value-type="float" office:value="3088638.1666666665" table:formula="of:=AVERAGE([.B10:.AE10])" table:style-name="ce1">
            <text:p>3088638.1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3184599" table:style-name="ce1">
            <text:p>3184599</text:p>
          </table:table-cell>
          <table:table-cell office:value-type="float" office:value="3121693" table:style-name="ce1">
            <text:p>3121693</text:p>
          </table:table-cell>
          <table:table-cell office:value-type="float" office:value="2966758" table:style-name="ce1">
            <text:p>2966758</text:p>
          </table:table-cell>
          <table:table-cell office:value-type="float" office:value="2901232" table:style-name="ce1">
            <text:p>2901232</text:p>
          </table:table-cell>
          <table:table-cell office:value-type="float" office:value="3264686" table:style-name="ce1">
            <text:p>3264686</text:p>
          </table:table-cell>
          <table:table-cell office:value-type="float" office:value="3221293" table:style-name="ce1">
            <text:p>3221293</text:p>
          </table:table-cell>
          <table:table-cell office:value-type="float" office:value="2909095" table:style-name="ce1">
            <text:p>2909095</text:p>
          </table:table-cell>
          <table:table-cell office:value-type="float" office:value="3102763" table:style-name="ce1">
            <text:p>3102763</text:p>
          </table:table-cell>
          <table:table-cell office:value-type="float" office:value="3175570" table:style-name="ce1">
            <text:p>3175570</text:p>
          </table:table-cell>
          <table:table-cell office:value-type="float" office:value="3163921" table:style-name="ce1">
            <text:p>3163921</text:p>
          </table:table-cell>
          <table:table-cell office:value-type="float" office:value="3223915" table:style-name="ce1">
            <text:p>3223915</text:p>
          </table:table-cell>
          <table:table-cell office:value-type="float" office:value="3022966" table:style-name="ce1">
            <text:p>3022966</text:p>
          </table:table-cell>
          <table:table-cell office:value-type="float" office:value="3309245" table:style-name="ce1">
            <text:p>3309245</text:p>
          </table:table-cell>
          <table:table-cell office:value-type="float" office:value="2923073" table:style-name="ce1">
            <text:p>2923073</text:p>
          </table:table-cell>
          <table:table-cell office:value-type="float" office:value="3277210" table:style-name="ce1">
            <text:p>3277210</text:p>
          </table:table-cell>
          <table:table-cell office:value-type="float" office:value="3102763" table:style-name="ce1">
            <text:p>3102763</text:p>
          </table:table-cell>
          <table:table-cell office:value-type="float" office:value="3179648" table:style-name="ce1">
            <text:p>3179648</text:p>
          </table:table-cell>
          <table:table-cell office:value-type="float" office:value="3194208" table:style-name="ce1">
            <text:p>3194208</text:p>
          </table:table-cell>
          <table:table-cell office:value-type="float" office:value="3200907" table:style-name="ce1">
            <text:p>3200907</text:p>
          </table:table-cell>
          <table:table-cell office:value-type="float" office:value="3052089" table:style-name="ce1">
            <text:p>3052089</text:p>
          </table:table-cell>
          <table:table-cell office:value-type="float" office:value="3250708" table:style-name="ce1">
            <text:p>3250708</text:p>
          </table:table-cell>
          <table:table-cell office:value-type="float" office:value="3202945" table:style-name="ce1">
            <text:p>3202945</text:p>
          </table:table-cell>
          <table:table-cell office:value-type="float" office:value="3585039" table:style-name="ce1">
            <text:p>3585039</text:p>
          </table:table-cell>
          <table:table-cell office:value-type="float" office:value="2967049" table:style-name="ce1">
            <text:p>2967049</text:p>
          </table:table-cell>
          <table:table-cell office:value-type="float" office:value="3043061" table:style-name="ce1">
            <text:p>3043061</text:p>
          </table:table-cell>
          <table:table-cell office:value-type="float" office:value="3141787" table:style-name="ce1">
            <text:p>3141787</text:p>
          </table:table-cell>
          <table:table-cell office:value-type="float" office:value="2967633" table:style-name="ce1">
            <text:p>2967633</text:p>
          </table:table-cell>
          <table:table-cell office:value-type="float" office:value="3084415" table:style-name="ce1">
            <text:p>3084415</text:p>
          </table:table-cell>
          <table:table-cell office:value-type="float" office:value="3131594" table:style-name="ce1">
            <text:p>3131594</text:p>
          </table:table-cell>
          <table:table-cell office:value-type="float" office:value="3279831" table:style-name="ce1">
            <text:p>3279831</text:p>
          </table:table-cell>
          <table:table-cell office:value-type="float" office:value="3138389.8666666667" table:formula="of:=AVERAGE([.B11:.AE11])" table:style-name="ce1">
            <text:p>3138389.8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3060534" table:style-name="ce1">
            <text:p>3060534</text:p>
          </table:table-cell>
          <table:table-cell office:value-type="float" office:value="3148486" table:style-name="ce1">
            <text:p>3148486</text:p>
          </table:table-cell>
          <table:table-cell office:value-type="float" office:value="2913754" table:style-name="ce1">
            <text:p>2913754</text:p>
          </table:table-cell>
          <table:table-cell office:value-type="float" office:value="3166251" table:style-name="ce1">
            <text:p>3166251</text:p>
          </table:table-cell>
          <table:table-cell office:value-type="float" office:value="3232943" table:style-name="ce1">
            <text:p>3232943</text:p>
          </table:table-cell>
          <table:table-cell office:value-type="float" office:value="3223915" table:style-name="ce1">
            <text:p>3223915</text:p>
          </table:table-cell>
          <table:table-cell office:value-type="float" office:value="3193336" table:style-name="ce1">
            <text:p>3193336</text:p>
          </table:table-cell>
          <table:table-cell office:value-type="float" office:value="3257406" table:style-name="ce1">
            <text:p>3257406</text:p>
          </table:table-cell>
          <table:table-cell office:value-type="float" office:value="2929190" table:style-name="ce1">
            <text:p>2929190</text:p>
          </table:table-cell>
          <table:table-cell office:value-type="float" office:value="2951032" table:style-name="ce1">
            <text:p>2951032</text:p>
          </table:table-cell>
          <table:table-cell office:value-type="float" office:value="3213139" table:style-name="ce1">
            <text:p>3213139</text:p>
          </table:table-cell>
          <table:table-cell office:value-type="float" office:value="2995299" table:style-name="ce1">
            <text:p>2995299</text:p>
          </table:table-cell>
          <table:table-cell office:value-type="float" office:value="2900649" table:style-name="ce1">
            <text:p>2900649</text:p>
          </table:table-cell>
          <table:table-cell office:value-type="float" office:value="3373898" table:style-name="ce1">
            <text:p>3373898</text:p>
          </table:table-cell>
          <table:table-cell office:value-type="float" office:value="3053253" table:style-name="ce1">
            <text:p>3053253</text:p>
          </table:table-cell>
          <table:table-cell office:value-type="float" office:value="3288858" table:style-name="ce1">
            <text:p>3288858</text:p>
          </table:table-cell>
          <table:table-cell office:value-type="float" office:value="3165959" table:style-name="ce1">
            <text:p>3165959</text:p>
          </table:table-cell>
          <table:table-cell office:value-type="float" office:value="2983067" table:style-name="ce1">
            <text:p>2983067</text:p>
          </table:table-cell>
          <table:table-cell office:value-type="float" office:value="3038692" table:style-name="ce1">
            <text:p>3038692</text:p>
          </table:table-cell>
          <table:table-cell office:value-type="float" office:value="3167124" table:style-name="ce1">
            <text:p>3167124</text:p>
          </table:table-cell>
          <table:table-cell office:value-type="float" office:value="2921035" table:style-name="ce1">
            <text:p>2921035</text:p>
          </table:table-cell>
          <table:table-cell office:value-type="float" office:value="2944625" table:style-name="ce1">
            <text:p>2944625</text:p>
          </table:table-cell>
          <table:table-cell office:value-type="float" office:value="3253329" table:style-name="ce1">
            <text:p>3253329</text:p>
          </table:table-cell>
          <table:table-cell office:value-type="float" office:value="3016850" table:style-name="ce1">
            <text:p>3016850</text:p>
          </table:table-cell>
          <table:table-cell office:value-type="float" office:value="3233817" table:style-name="ce1">
            <text:p>3233817</text:p>
          </table:table-cell>
          <table:table-cell office:value-type="float" office:value="2967632" table:style-name="ce1">
            <text:p>2967632</text:p>
          </table:table-cell>
          <table:table-cell office:value-type="float" office:value="3193917" table:style-name="ce1">
            <text:p>3193917</text:p>
          </table:table-cell>
          <table:table-cell office:value-type="float" office:value="3001123" table:style-name="ce1">
            <text:p>3001123</text:p>
          </table:table-cell>
          <table:table-cell office:value-type="float" office:value="3128100" table:style-name="ce1">
            <text:p>3128100</text:p>
          </table:table-cell>
          <table:table-cell office:value-type="float" office:value="3163629" table:style-name="ce1">
            <text:p>3163629</text:p>
          </table:table-cell>
          <table:table-cell office:value-type="float" office:value="3102694.7333333334" table:formula="of:=AVERAGE([.B12:.AE12])" table:style-name="ce1">
            <text:p>3102694.7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2895990" table:style-name="ce1">
            <text:p>2895990</text:p>
          </table:table-cell>
          <table:table-cell office:value-type="float" office:value="2930937" table:style-name="ce1">
            <text:p>2930937</text:p>
          </table:table-cell>
          <table:table-cell office:value-type="float" office:value="3055292" table:style-name="ce1">
            <text:p>3055292</text:p>
          </table:table-cell>
          <table:table-cell office:value-type="float" office:value="2998794" table:style-name="ce1">
            <text:p>2998794</text:p>
          </table:table-cell>
          <table:table-cell office:value-type="float" office:value="2966758" table:style-name="ce1">
            <text:p>2966758</text:p>
          </table:table-cell>
          <table:table-cell office:value-type="float" office:value="2926278" table:style-name="ce1">
            <text:p>2926278</text:p>
          </table:table-cell>
          <table:table-cell office:value-type="float" office:value="3201490" table:style-name="ce1">
            <text:p>3201490</text:p>
          </table:table-cell>
          <table:table-cell office:value-type="float" office:value="2974622" table:style-name="ce1">
            <text:p>2974622</text:p>
          </table:table-cell>
          <table:table-cell office:value-type="float" office:value="3130721" table:style-name="ce1">
            <text:p>3130721</text:p>
          </table:table-cell>
          <table:table-cell office:value-type="float" office:value="2913172" table:style-name="ce1">
            <text:p>2913172</text:p>
          </table:table-cell>
          <table:table-cell office:value-type="float" office:value="3097520" table:style-name="ce1">
            <text:p>3097520</text:p>
          </table:table-cell>
          <table:table-cell office:value-type="float" office:value="3047720" table:style-name="ce1">
            <text:p>3047720</text:p>
          </table:table-cell>
          <table:table-cell office:value-type="float" office:value="3136546" table:style-name="ce1">
            <text:p>3136546</text:p>
          </table:table-cell>
          <table:table-cell office:value-type="float" office:value="2948120" table:style-name="ce1">
            <text:p>2948120</text:p>
          </table:table-cell>
          <table:table-cell office:value-type="float" office:value="3267599" table:style-name="ce1">
            <text:p>3267599</text:p>
          </table:table-cell>
          <table:table-cell office:value-type="float" office:value="3382926" table:style-name="ce1">
            <text:p>3382926</text:p>
          </table:table-cell>
          <table:table-cell office:value-type="float" office:value="3222750" table:style-name="ce1">
            <text:p>3222750</text:p>
          </table:table-cell>
          <table:table-cell office:value-type="float" office:value="3204402" table:style-name="ce1">
            <text:p>3204402</text:p>
          </table:table-cell>
          <table:table-cell office:value-type="float" office:value="3073931" table:style-name="ce1">
            <text:p>3073931</text:p>
          </table:table-cell>
          <table:table-cell office:value-type="float" office:value="2943460" table:style-name="ce1">
            <text:p>2943460</text:p>
          </table:table-cell>
          <table:table-cell office:value-type="float" office:value="3226244" table:style-name="ce1">
            <text:p>3226244</text:p>
          </table:table-cell>
          <table:table-cell office:value-type="float" office:value="2984815" table:style-name="ce1">
            <text:p>2984815</text:p>
          </table:table-cell>
          <table:table-cell office:value-type="float" office:value="3028499" table:style-name="ce1">
            <text:p>3028499</text:p>
          </table:table-cell>
          <table:table-cell office:value-type="float" office:value="3215469" table:style-name="ce1">
            <text:p>3215469</text:p>
          </table:table-cell>
          <table:table-cell office:value-type="float" office:value="3202655" table:style-name="ce1">
            <text:p>3202655</text:p>
          </table:table-cell>
          <table:table-cell office:value-type="float" office:value="3239641" table:style-name="ce1">
            <text:p>3239641</text:p>
          </table:table-cell>
          <table:table-cell office:value-type="float" office:value="3239058" table:style-name="ce1">
            <text:p>3239058</text:p>
          </table:table-cell>
          <table:table-cell office:value-type="float" office:value="3126352" table:style-name="ce1">
            <text:p>3126352</text:p>
          </table:table-cell>
          <table:table-cell office:value-type="float" office:value="3292062" table:style-name="ce1">
            <text:p>3292062</text:p>
          </table:table-cell>
          <table:table-cell office:value-type="float" office:value="2933849" table:style-name="ce1">
            <text:p>2933849</text:p>
          </table:table-cell>
          <table:table-cell office:value-type="float" office:value="3093589.0666666669" table:formula="of:=AVERAGE([.B13:.AE13])" table:style-name="ce1">
            <text:p>3093589.0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3102763" table:style-name="ce1">
            <text:p>3102763</text:p>
          </table:table-cell>
          <table:table-cell office:value-type="float" office:value="2898320" table:style-name="ce1">
            <text:p>2898320</text:p>
          </table:table-cell>
          <table:table-cell office:value-type="float" office:value="3109170" table:style-name="ce1">
            <text:p>3109170</text:p>
          </table:table-cell>
          <table:table-cell office:value-type="float" office:value="2909386" table:style-name="ce1">
            <text:p>2909386</text:p>
          </table:table-cell>
          <table:table-cell office:value-type="float" office:value="2901814" table:style-name="ce1">
            <text:p>2901814</text:p>
          </table:table-cell>
          <table:table-cell office:value-type="float" office:value="3070728" table:style-name="ce1">
            <text:p>3070728</text:p>
          </table:table-cell>
          <table:table-cell office:value-type="float" office:value="2864246" table:style-name="ce1">
            <text:p>2864246</text:p>
          </table:table-cell>
          <table:table-cell office:value-type="float" office:value="2916667" table:style-name="ce1">
            <text:p>2916667</text:p>
          </table:table-cell>
          <table:table-cell office:value-type="float" office:value="3084706" table:style-name="ce1">
            <text:p>3084706</text:p>
          </table:table-cell>
          <table:table-cell office:value-type="float" office:value="3033159" table:style-name="ce1">
            <text:p>3033159</text:p>
          </table:table-cell>
          <table:table-cell office:value-type="float" office:value="2945790" table:style-name="ce1">
            <text:p>2945790</text:p>
          </table:table-cell>
          <table:table-cell office:value-type="float" office:value="2925404" table:style-name="ce1">
            <text:p>2925404</text:p>
          </table:table-cell>
          <table:table-cell office:value-type="float" office:value="3158679" table:style-name="ce1">
            <text:p>3158679</text:p>
          </table:table-cell>
          <table:table-cell office:value-type="float" office:value="3093444" table:style-name="ce1">
            <text:p>3093444</text:p>
          </table:table-cell>
          <table:table-cell office:value-type="float" office:value="3149068" table:style-name="ce1">
            <text:p>3149068</text:p>
          </table:table-cell>
          <table:table-cell office:value-type="float" office:value="2908513" table:style-name="ce1">
            <text:p>2908513</text:p>
          </table:table-cell>
          <table:table-cell office:value-type="float" office:value="2949867" table:style-name="ce1">
            <text:p>2949867</text:p>
          </table:table-cell>
          <table:table-cell office:value-type="float" office:value="3189258" table:style-name="ce1">
            <text:p>3189258</text:p>
          </table:table-cell>
          <table:table-cell office:value-type="float" office:value="2954526" table:style-name="ce1">
            <text:p>2954526</text:p>
          </table:table-cell>
          <table:table-cell office:value-type="float" office:value="3221002" table:style-name="ce1">
            <text:p>3221002</text:p>
          </table:table-cell>
          <table:table-cell office:value-type="float" office:value="3134798" table:style-name="ce1">
            <text:p>3134798</text:p>
          </table:table-cell>
          <table:table-cell office:value-type="float" office:value="3195956" table:style-name="ce1">
            <text:p>3195956</text:p>
          </table:table-cell>
          <table:table-cell office:value-type="float" office:value="2960934" table:style-name="ce1">
            <text:p>2960934</text:p>
          </table:table-cell>
          <table:table-cell office:value-type="float" office:value="2990348" table:style-name="ce1">
            <text:p>2990348</text:p>
          </table:table-cell>
          <table:table-cell office:value-type="float" office:value="3034032" table:style-name="ce1">
            <text:p>3034032</text:p>
          </table:table-cell>
          <table:table-cell office:value-type="float" office:value="2978699" table:style-name="ce1">
            <text:p>2978699</text:p>
          </table:table-cell>
          <table:table-cell office:value-type="float" office:value="3192462" table:style-name="ce1">
            <text:p>3192462</text:p>
          </table:table-cell>
          <table:table-cell office:value-type="float" office:value="3204694" table:style-name="ce1">
            <text:p>3204694</text:p>
          </table:table-cell>
          <table:table-cell office:value-type="float" office:value="3155476" table:style-name="ce1">
            <text:p>3155476</text:p>
          </table:table-cell>
          <table:table-cell office:value-type="float" office:value="2953362" table:style-name="ce1">
            <text:p>2953362</text:p>
          </table:table-cell>
          <table:table-cell office:value-type="float" office:value="3039575.7" table:formula="of:=AVERAGE([.B14:.AE14])" table:style-name="ce1">
            <text:p>3039575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3158970" table:style-name="ce1">
            <text:p>3158970</text:p>
          </table:table-cell>
          <table:table-cell office:value-type="float" office:value="3070727" table:style-name="ce1">
            <text:p>3070727</text:p>
          </table:table-cell>
          <table:table-cell office:value-type="float" office:value="3203819" table:style-name="ce1">
            <text:p>3203819</text:p>
          </table:table-cell>
          <table:table-cell office:value-type="float" office:value="2918705" table:style-name="ce1">
            <text:p>2918705</text:p>
          </table:table-cell>
          <table:table-cell office:value-type="float" office:value="2845024" table:style-name="ce1">
            <text:p>2845024</text:p>
          </table:table-cell>
          <table:table-cell office:value-type="float" office:value="2923074" table:style-name="ce1">
            <text:p>2923074</text:p>
          </table:table-cell>
          <table:table-cell office:value-type="float" office:value="2856092" table:style-name="ce1">
            <text:p>2856092</text:p>
          </table:table-cell>
          <table:table-cell office:value-type="float" office:value="3075969" table:style-name="ce1">
            <text:p>3075969</text:p>
          </table:table-cell>
          <table:table-cell office:value-type="float" office:value="3157222" table:style-name="ce1">
            <text:p>3157222</text:p>
          </table:table-cell>
          <table:table-cell office:value-type="float" office:value="2868323" table:style-name="ce1">
            <text:p>2868323</text:p>
          </table:table-cell>
          <table:table-cell office:value-type="float" office:value="3149360" table:style-name="ce1">
            <text:p>3149360</text:p>
          </table:table-cell>
          <table:table-cell office:value-type="float" office:value="2953944" table:style-name="ce1">
            <text:p>2953944</text:p>
          </table:table-cell>
          <table:table-cell office:value-type="float" office:value="3176444" table:style-name="ce1">
            <text:p>3176444</text:p>
          </table:table-cell>
          <table:table-cell office:value-type="float" office:value="3252746" table:style-name="ce1">
            <text:p>3252746</text:p>
          </table:table-cell>
          <table:table-cell office:value-type="float" office:value="2971419" table:style-name="ce1">
            <text:p>2971419</text:p>
          </table:table-cell>
          <table:table-cell office:value-type="float" office:value="3091405" table:style-name="ce1">
            <text:p>3091405</text:p>
          </table:table-cell>
          <table:table-cell office:value-type="float" office:value="3052088" table:style-name="ce1">
            <text:p>3052088</text:p>
          </table:table-cell>
          <table:table-cell office:value-type="float" office:value="3349144" table:style-name="ce1">
            <text:p>3349144</text:p>
          </table:table-cell>
          <table:table-cell office:value-type="float" office:value="3018889" table:style-name="ce1">
            <text:p>3018889</text:p>
          </table:table-cell>
          <table:table-cell office:value-type="float" office:value="3029955" table:style-name="ce1">
            <text:p>3029955</text:p>
          </table:table-cell>
          <table:table-cell office:value-type="float" office:value="3319729" table:style-name="ce1">
            <text:p>3319729</text:p>
          </table:table-cell>
          <table:table-cell office:value-type="float" office:value="3096938" table:style-name="ce1">
            <text:p>3096938</text:p>
          </table:table-cell>
          <table:table-cell office:value-type="float" office:value="2996755" table:style-name="ce1">
            <text:p>2996755</text:p>
          </table:table-cell>
          <table:table-cell office:value-type="float" office:value="3060825" table:style-name="ce1">
            <text:p>3060825</text:p>
          </table:table-cell>
          <table:table-cell office:value-type="float" office:value="3084706" table:style-name="ce1">
            <text:p>3084706</text:p>
          </table:table-cell>
          <table:table-cell office:value-type="float" office:value="3301381" table:style-name="ce1">
            <text:p>3301381</text:p>
          </table:table-cell>
          <table:table-cell office:value-type="float" office:value="3015976" table:style-name="ce1">
            <text:p>3015976</text:p>
          </table:table-cell>
          <table:table-cell office:value-type="float" office:value="3363414" table:style-name="ce1">
            <text:p>3363414</text:p>
          </table:table-cell>
          <table:table-cell office:value-type="float" office:value="3225370" table:style-name="ce1">
            <text:p>3225370</text:p>
          </table:table-cell>
          <table:table-cell office:value-type="float" office:value="3130430" table:style-name="ce1">
            <text:p>3130430</text:p>
          </table:table-cell>
          <table:table-cell office:value-type="float" office:value="3090628.1" table:formula="of:=AVERAGE([.B15:.AE15])" table:style-name="ce1">
            <text:p>3090628.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2825803" table:style-name="ce1">
            <text:p>2825803</text:p>
          </table:table-cell>
          <table:table-cell office:value-type="float" office:value="2838035" table:style-name="ce1">
            <text:p>2838035</text:p>
          </table:table-cell>
          <table:table-cell office:value-type="float" office:value="2806291" table:style-name="ce1">
            <text:p>2806291</text:p>
          </table:table-cell>
          <table:table-cell office:value-type="float" office:value="3156058" table:style-name="ce1">
            <text:p>3156058</text:p>
          </table:table-cell>
          <table:table-cell office:value-type="float" office:value="3006948" table:style-name="ce1">
            <text:p>3006948</text:p>
          </table:table-cell>
          <table:table-cell office:value-type="float" office:value="4358546" table:style-name="ce1">
            <text:p>4358546</text:p>
          </table:table-cell>
          <table:table-cell office:value-type="float" office:value="3008987" table:style-name="ce1">
            <text:p>3008987</text:p>
          </table:table-cell>
          <table:table-cell office:value-type="float" office:value="3182559" table:style-name="ce1">
            <text:p>3182559</text:p>
          </table:table-cell>
          <table:table-cell office:value-type="float" office:value="2946955" table:style-name="ce1">
            <text:p>2946955</text:p>
          </table:table-cell>
          <table:table-cell office:value-type="float" office:value="3070145" table:style-name="ce1">
            <text:p>3070145</text:p>
          </table:table-cell>
          <table:table-cell office:value-type="float" office:value="3247213" table:style-name="ce1">
            <text:p>3247213</text:p>
          </table:table-cell>
          <table:table-cell office:value-type="float" office:value="3269346" table:style-name="ce1">
            <text:p>3269346</text:p>
          </table:table-cell>
          <table:table-cell office:value-type="float" office:value="2975495" table:style-name="ce1">
            <text:p>2975495</text:p>
          </table:table-cell>
          <table:table-cell office:value-type="float" office:value="3165959" table:style-name="ce1">
            <text:p>3165959</text:p>
          </table:table-cell>
          <table:table-cell office:value-type="float" office:value="3248087" table:style-name="ce1">
            <text:p>3248087</text:p>
          </table:table-cell>
          <table:table-cell office:value-type="float" office:value="3064320" table:style-name="ce1">
            <text:p>3064320</text:p>
          </table:table-cell>
          <table:table-cell office:value-type="float" office:value="3347978" table:style-name="ce1">
            <text:p>3347978</text:p>
          </table:table-cell>
          <table:table-cell office:value-type="float" office:value="3006948" table:style-name="ce1">
            <text:p>3006948</text:p>
          </table:table-cell>
          <table:table-cell office:value-type="float" office:value="3136837" table:style-name="ce1">
            <text:p>3136837</text:p>
          </table:table-cell>
          <table:table-cell office:value-type="float" office:value="3276044" table:style-name="ce1">
            <text:p>3276044</text:p>
          </table:table-cell>
          <table:table-cell office:value-type="float" office:value="3025296" table:style-name="ce1">
            <text:p>3025296</text:p>
          </table:table-cell>
          <table:table-cell office:value-type="float" office:value="3181977" table:style-name="ce1">
            <text:p>3181977</text:p>
          </table:table-cell>
          <table:table-cell office:value-type="float" office:value="3106549" table:style-name="ce1">
            <text:p>3106549</text:p>
          </table:table-cell>
          <table:table-cell office:value-type="float" office:value="3048594" table:style-name="ce1">
            <text:p>3048594</text:p>
          </table:table-cell>
          <table:table-cell office:value-type="float" office:value="3052672" table:style-name="ce1">
            <text:p>3052672</text:p>
          </table:table-cell>
          <table:table-cell office:value-type="float" office:value="3324971" table:style-name="ce1">
            <text:p>3324971</text:p>
          </table:table-cell>
          <table:table-cell office:value-type="float" office:value="3207314" table:style-name="ce1">
            <text:p>3207314</text:p>
          </table:table-cell>
          <table:table-cell office:value-type="float" office:value="3057331" table:style-name="ce1">
            <text:p>3057331</text:p>
          </table:table-cell>
          <table:table-cell office:value-type="float" office:value="3297013" table:style-name="ce1">
            <text:p>3297013</text:p>
          </table:table-cell>
          <table:table-cell office:value-type="float" office:value="3101889" table:style-name="ce1">
            <text:p>3101889</text:p>
          </table:table-cell>
          <table:table-cell office:value-type="float" office:value="3144738.6666666665" table:formula="of:=AVERAGE([.B16:.AE16])" table:style-name="ce1">
            <text:p>3144738.667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5245923" table:style-name="ce1">
            <text:p>5245923</text:p>
          </table:table-cell>
          <table:table-cell office:value-type="float" office:value="5136130" table:style-name="ce1">
            <text:p>5136130</text:p>
          </table:table-cell>
          <table:table-cell office:value-type="float" office:value="4963430" table:style-name="ce1">
            <text:p>4963430</text:p>
          </table:table-cell>
          <table:table-cell office:value-type="float" office:value="5077301" table:style-name="ce1">
            <text:p>5077301</text:p>
          </table:table-cell>
          <table:table-cell office:value-type="float" office:value="5166127" table:style-name="ce1">
            <text:p>5166127</text:p>
          </table:table-cell>
          <table:table-cell office:value-type="float" office:value="5241554" table:style-name="ce1">
            <text:p>5241554</text:p>
          </table:table-cell>
          <table:table-cell office:value-type="float" office:value="5136712" table:style-name="ce1">
            <text:p>5136712</text:p>
          </table:table-cell>
          <table:table-cell office:value-type="float" office:value="4932560" table:style-name="ce1">
            <text:p>4932560</text:p>
          </table:table-cell>
          <table:table-cell office:value-type="float" office:value="4956732" table:style-name="ce1">
            <text:p>4956732</text:p>
          </table:table-cell>
          <table:table-cell office:value-type="float" office:value="5209228" table:style-name="ce1">
            <text:p>5209228</text:p>
          </table:table-cell>
          <table:table-cell office:value-type="float" office:value="5074680" table:style-name="ce1">
            <text:p>5074680</text:p>
          </table:table-cell>
          <table:table-cell office:value-type="float" office:value="5021676" table:style-name="ce1">
            <text:p>5021676</text:p>
          </table:table-cell>
          <table:table-cell office:value-type="float" office:value="5293976" table:style-name="ce1">
            <text:p>5293976</text:p>
          </table:table-cell>
          <table:table-cell office:value-type="float" office:value="5068273" table:style-name="ce1">
            <text:p>5068273</text:p>
          </table:table-cell>
          <table:table-cell office:value-type="float" office:value="4952946" table:style-name="ce1">
            <text:p>4952946</text:p>
          </table:table-cell>
          <table:table-cell office:value-type="float" office:value="5097396" table:style-name="ce1">
            <text:p>5097396</text:p>
          </table:table-cell>
          <table:table-cell office:value-type="float" office:value="5017308" table:style-name="ce1">
            <text:p>5017308</text:p>
          </table:table-cell>
          <table:table-cell office:value-type="float" office:value="4883633" table:style-name="ce1">
            <text:p>4883633</text:p>
          </table:table-cell>
          <table:table-cell office:value-type="float" office:value="5262815" table:style-name="ce1">
            <text:p>5262815</text:p>
          </table:table-cell>
          <table:table-cell office:value-type="float" office:value="4950325" table:style-name="ce1">
            <text:p>4950325</text:p>
          </table:table-cell>
          <table:table-cell office:value-type="float" office:value="5068856" table:style-name="ce1">
            <text:p>5068856</text:p>
          </table:table-cell>
          <table:table-cell office:value-type="float" office:value="5049051" table:style-name="ce1">
            <text:p>5049051</text:p>
          </table:table-cell>
          <table:table-cell office:value-type="float" office:value="5049634" table:style-name="ce1">
            <text:p>5049634</text:p>
          </table:table-cell>
          <table:table-cell office:value-type="float" office:value="5129140" table:style-name="ce1">
            <text:p>5129140</text:p>
          </table:table-cell>
          <table:table-cell office:value-type="float" office:value="5105550" table:style-name="ce1">
            <text:p>5105550</text:p>
          </table:table-cell>
          <table:table-cell office:value-type="float" office:value="4751415" table:style-name="ce1">
            <text:p>4751415</text:p>
          </table:table-cell>
          <table:table-cell office:value-type="float" office:value="4813738" table:style-name="ce1">
            <text:p>4813738</text:p>
          </table:table-cell>
          <table:table-cell office:value-type="float" office:value="5273299" table:style-name="ce1">
            <text:p>5273299</text:p>
          </table:table-cell>
          <table:table-cell office:value-type="float" office:value="4859461" table:style-name="ce1">
            <text:p>4859461</text:p>
          </table:table-cell>
          <table:table-cell office:value-type="float" office:value="4861499" table:style-name="ce1">
            <text:p>4861499</text:p>
          </table:table-cell>
          <table:table-cell office:value-type="float" office:value="5055012.2666666666" table:formula="of:=AVERAGE([.B2:.AE2])" table:style-name="ce1">
            <text:p>5055012.2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3629015" table:style-name="ce1">
            <text:p>3629015</text:p>
          </table:table-cell>
          <table:table-cell office:value-type="float" office:value="3513397" table:style-name="ce1">
            <text:p>3513397</text:p>
          </table:table-cell>
          <table:table-cell office:value-type="float" office:value="3629306" table:style-name="ce1">
            <text:p>3629306</text:p>
          </table:table-cell>
          <table:table-cell office:value-type="float" office:value="3446705" table:style-name="ce1">
            <text:p>3446705</text:p>
          </table:table-cell>
          <table:table-cell office:value-type="float" office:value="3557372" table:style-name="ce1">
            <text:p>3557372</text:p>
          </table:table-cell>
          <table:table-cell office:value-type="float" office:value="3525046" table:style-name="ce1">
            <text:p>3525046</text:p>
          </table:table-cell>
          <table:table-cell office:value-type="float" office:value="4369612" table:style-name="ce1">
            <text:p>4369612</text:p>
          </table:table-cell>
          <table:table-cell office:value-type="float" office:value="3663963" table:style-name="ce1">
            <text:p>3663963</text:p>
          </table:table-cell>
          <table:table-cell office:value-type="float" office:value="3418456" table:style-name="ce1">
            <text:p>3418456</text:p>
          </table:table-cell>
          <table:table-cell office:value-type="float" office:value="3428649" table:style-name="ce1">
            <text:p>3428649</text:p>
          </table:table-cell>
          <table:table-cell office:value-type="float" office:value="3643868" table:style-name="ce1">
            <text:p>3643868</text:p>
          </table:table-cell>
          <table:table-cell office:value-type="float" office:value="3334290" table:style-name="ce1">
            <text:p>3334290</text:p>
          </table:table-cell>
          <table:table-cell office:value-type="float" office:value="3588243" table:style-name="ce1">
            <text:p>3588243</text:p>
          </table:table-cell>
          <table:table-cell office:value-type="float" office:value="3558246" table:style-name="ce1">
            <text:p>3558246</text:p>
          </table:table-cell>
          <table:table-cell office:value-type="float" office:value="3651731" table:style-name="ce1">
            <text:p>3651731</text:p>
          </table:table-cell>
          <table:table-cell office:value-type="float" office:value="3542228" table:style-name="ce1">
            <text:p>3542228</text:p>
          </table:table-cell>
          <table:table-cell office:value-type="float" office:value="3575429" table:style-name="ce1">
            <text:p>3575429</text:p>
          </table:table-cell>
          <table:table-cell office:value-type="float" office:value="3672700" table:style-name="ce1">
            <text:p>3672700</text:p>
          </table:table-cell>
          <table:table-cell office:value-type="float" office:value="3329340" table:style-name="ce1">
            <text:p>3329340</text:p>
          </table:table-cell>
          <table:table-cell office:value-type="float" office:value="3579506" table:style-name="ce1">
            <text:p>3579506</text:p>
          </table:table-cell>
          <table:table-cell office:value-type="float" office:value="3409719" table:style-name="ce1">
            <text:p>3409719</text:p>
          </table:table-cell>
          <table:table-cell office:value-type="float" office:value="3402438" table:style-name="ce1">
            <text:p>3402438</text:p>
          </table:table-cell>
          <table:table-cell office:value-type="float" office:value="3476993" table:style-name="ce1">
            <text:p>3476993</text:p>
          </table:table-cell>
          <table:table-cell office:value-type="float" office:value="3401274" table:style-name="ce1">
            <text:p>3401274</text:p>
          </table:table-cell>
          <table:table-cell office:value-type="float" office:value="3545432" table:style-name="ce1">
            <text:p>3545432</text:p>
          </table:table-cell>
          <table:table-cell office:value-type="float" office:value="3555043" table:style-name="ce1">
            <text:p>3555043</text:p>
          </table:table-cell>
          <table:table-cell office:value-type="float" office:value="3522716" table:style-name="ce1">
            <text:p>3522716</text:p>
          </table:table-cell>
          <table:table-cell office:value-type="float" office:value="3349434" table:style-name="ce1">
            <text:p>3349434</text:p>
          </table:table-cell>
          <table:table-cell office:value-type="float" office:value="3488642" table:style-name="ce1">
            <text:p>3488642</text:p>
          </table:table-cell>
          <table:table-cell office:value-type="float" office:value="3559411" table:style-name="ce1">
            <text:p>3559411</text:p>
          </table:table-cell>
          <table:table-cell office:value-type="float" office:value="3545606.8" table:formula="of:=AVERAGE([.B3:.AE3])" table:style-name="ce1">
            <text:p>3545606.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3076261" table:style-name="ce1">
            <text:p>3076261</text:p>
          </table:table-cell>
          <table:table-cell office:value-type="float" office:value="3548636" table:style-name="ce1">
            <text:p>3548636</text:p>
          </table:table-cell>
          <table:table-cell office:value-type="float" office:value="3829381" table:style-name="ce1">
            <text:p>3829381</text:p>
          </table:table-cell>
          <table:table-cell office:value-type="float" office:value="3720752" table:style-name="ce1">
            <text:p>3720752</text:p>
          </table:table-cell>
          <table:table-cell office:value-type="float" office:value="3790648" table:style-name="ce1">
            <text:p>3790648</text:p>
          </table:table-cell>
          <table:table-cell office:value-type="float" office:value="3598727" table:style-name="ce1">
            <text:p>3598727</text:p>
          </table:table-cell>
          <table:table-cell office:value-type="float" office:value="3634548" table:style-name="ce1">
            <text:p>3634548</text:p>
          </table:table-cell>
          <table:table-cell office:value-type="float" office:value="3643576" table:style-name="ce1">
            <text:p>3643576</text:p>
          </table:table-cell>
          <table:table-cell office:value-type="float" office:value="3637460" table:style-name="ce1">
            <text:p>3637460</text:p>
          </table:table-cell>
          <table:table-cell office:value-type="float" office:value="3609794" table:style-name="ce1">
            <text:p>3609794</text:p>
          </table:table-cell>
          <table:table-cell office:value-type="float" office:value="3492137" table:style-name="ce1">
            <text:p>3492137</text:p>
          </table:table-cell>
          <table:table-cell office:value-type="float" office:value="3714637" table:style-name="ce1">
            <text:p>3714637</text:p>
          </table:table-cell>
          <table:table-cell office:value-type="float" office:value="3749875" table:style-name="ce1">
            <text:p>3749875</text:p>
          </table:table-cell>
          <table:table-cell office:value-type="float" office:value="3662798" table:style-name="ce1">
            <text:p>3662798</text:p>
          </table:table-cell>
          <table:table-cell office:value-type="float" office:value="5226120" table:style-name="ce1">
            <text:p>5226120</text:p>
          </table:table-cell>
          <table:table-cell office:value-type="float" office:value="3709104" table:style-name="ce1">
            <text:p>3709104</text:p>
          </table:table-cell>
          <table:table-cell office:value-type="float" office:value="3755991" table:style-name="ce1">
            <text:p>3755991</text:p>
          </table:table-cell>
          <table:table-cell office:value-type="float" office:value="3776668" table:style-name="ce1">
            <text:p>3776668</text:p>
          </table:table-cell>
          <table:table-cell office:value-type="float" office:value="3760942" table:style-name="ce1">
            <text:p>3760942</text:p>
          </table:table-cell>
          <table:table-cell office:value-type="float" office:value="3787736" table:style-name="ce1">
            <text:p>3787736</text:p>
          </table:table-cell>
          <table:table-cell office:value-type="float" office:value="3880638" table:style-name="ce1">
            <text:p>3880638</text:p>
          </table:table-cell>
          <table:table-cell office:value-type="float" office:value="3740847" table:style-name="ce1">
            <text:p>3740847</text:p>
          </table:table-cell>
          <table:table-cell office:value-type="float" office:value="5613746" table:style-name="ce1">
            <text:p>5613746</text:p>
          </table:table-cell>
          <table:table-cell office:value-type="float" office:value="3635713" table:style-name="ce1">
            <text:p>3635713</text:p>
          </table:table-cell>
          <table:table-cell office:value-type="float" office:value="3963930" table:style-name="ce1">
            <text:p>3963930</text:p>
          </table:table-cell>
          <table:table-cell office:value-type="float" office:value="3566401" table:style-name="ce1">
            <text:p>3566401</text:p>
          </table:table-cell>
          <table:table-cell office:value-type="float" office:value="3953445" table:style-name="ce1">
            <text:p>3953445</text:p>
          </table:table-cell>
          <table:table-cell office:value-type="float" office:value="3743759" table:style-name="ce1">
            <text:p>3743759</text:p>
          </table:table-cell>
          <table:table-cell office:value-type="float" office:value="3847728" table:style-name="ce1">
            <text:p>3847728</text:p>
          </table:table-cell>
          <table:table-cell office:value-type="float" office:value="3720753" table:style-name="ce1">
            <text:p>3720753</text:p>
          </table:table-cell>
          <table:table-cell office:value-type="float" office:value="3813091.7" table:formula="of:=AVERAGE([.B4:.AE4])" table:style-name="ce1">
            <text:p>3813091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3457772" table:style-name="ce1">
            <text:p>3457772</text:p>
          </table:table-cell>
          <table:table-cell office:value-type="float" office:value="3576302" table:style-name="ce1">
            <text:p>3576302</text:p>
          </table:table-cell>
          <table:table-cell office:value-type="float" office:value="3497962" table:style-name="ce1">
            <text:p>3497962</text:p>
          </table:table-cell>
          <table:table-cell office:value-type="float" office:value="3313322" table:style-name="ce1">
            <text:p>3313322</text:p>
          </table:table-cell>
          <table:table-cell office:value-type="float" office:value="3478740" table:style-name="ce1">
            <text:p>3478740</text:p>
          </table:table-cell>
          <table:table-cell office:value-type="float" office:value="3436803" table:style-name="ce1">
            <text:p>3436803</text:p>
          </table:table-cell>
          <table:table-cell office:value-type="float" office:value="3609794" table:style-name="ce1">
            <text:p>3609794</text:p>
          </table:table-cell>
          <table:table-cell office:value-type="float" office:value="3338367" table:style-name="ce1">
            <text:p>3338367</text:p>
          </table:table-cell>
          <table:table-cell office:value-type="float" office:value="3177609" table:style-name="ce1">
            <text:p>3177609</text:p>
          </table:table-cell>
          <table:table-cell office:value-type="float" office:value="3425737" table:style-name="ce1">
            <text:p>3425737</text:p>
          </table:table-cell>
          <table:table-cell office:value-type="float" office:value="3405933" table:style-name="ce1">
            <text:p>3405933</text:p>
          </table:table-cell>
          <table:table-cell office:value-type="float" office:value="3425445" table:style-name="ce1">
            <text:p>3425445</text:p>
          </table:table-cell>
          <table:table-cell office:value-type="float" office:value="3338368" table:style-name="ce1">
            <text:p>3338368</text:p>
          </table:table-cell>
          <table:table-cell office:value-type="float" office:value="3448453" table:style-name="ce1">
            <text:p>3448453</text:p>
          </table:table-cell>
          <table:table-cell office:value-type="float" office:value="3363414" table:style-name="ce1">
            <text:p>3363414</text:p>
          </table:table-cell>
          <table:table-cell office:value-type="float" office:value="3254202" table:style-name="ce1">
            <text:p>3254202</text:p>
          </table:table-cell>
          <table:table-cell office:value-type="float" office:value="3320894" table:style-name="ce1">
            <text:p>3320894</text:p>
          </table:table-cell>
          <table:table-cell office:value-type="float" office:value="3308662" table:style-name="ce1">
            <text:p>3308662</text:p>
          </table:table-cell>
          <table:table-cell office:value-type="float" office:value="3481652" table:style-name="ce1">
            <text:p>3481652</text:p>
          </table:table-cell>
          <table:table-cell office:value-type="float" office:value="3517765" table:style-name="ce1">
            <text:p>3517765</text:p>
          </table:table-cell>
          <table:table-cell office:value-type="float" office:value="3532036" table:style-name="ce1">
            <text:p>3532036</text:p>
          </table:table-cell>
          <table:table-cell office:value-type="float" office:value="3609503" table:style-name="ce1">
            <text:p>3609503</text:p>
          </table:table-cell>
          <table:table-cell office:value-type="float" office:value="3533783" table:style-name="ce1">
            <text:p>3533783</text:p>
          </table:table-cell>
          <table:table-cell office:value-type="float" office:value="3457481" table:style-name="ce1">
            <text:p>3457481</text:p>
          </table:table-cell>
          <table:table-cell office:value-type="float" office:value="3333417" table:style-name="ce1">
            <text:p>3333417</text:p>
          </table:table-cell>
          <table:table-cell office:value-type="float" office:value="3362249" table:style-name="ce1">
            <text:p>3362249</text:p>
          </table:table-cell>
          <table:table-cell office:value-type="float" office:value="3548345" table:style-name="ce1">
            <text:p>3548345</text:p>
          </table:table-cell>
          <table:table-cell office:value-type="float" office:value="3734149" table:style-name="ce1">
            <text:p>3734149</text:p>
          </table:table-cell>
          <table:table-cell office:value-type="float" office:value="3546888" table:style-name="ce1">
            <text:p>3546888</text:p>
          </table:table-cell>
          <table:table-cell office:value-type="float" office:value="3359337" table:style-name="ce1">
            <text:p>3359337</text:p>
          </table:table-cell>
          <table:table-cell office:value-type="float" office:value="3439812.8" table:formula="of:=AVERAGE([.B5:.AE5])" table:style-name="ce1">
            <text:p>3439812.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3373024" table:style-name="ce1">
            <text:p>3373024</text:p>
          </table:table-cell>
          <table:table-cell office:value-type="float" office:value="3308080" table:style-name="ce1">
            <text:p>3308080</text:p>
          </table:table-cell>
          <table:table-cell office:value-type="float" office:value="3101015" table:style-name="ce1">
            <text:p>3101015</text:p>
          </table:table-cell>
          <table:table-cell office:value-type="float" office:value="3292062" table:style-name="ce1">
            <text:p>3292062</text:p>
          </table:table-cell>
          <table:table-cell office:value-type="float" office:value="3338950" table:style-name="ce1">
            <text:p>3338950</text:p>
          </table:table-cell>
          <table:table-cell office:value-type="float" office:value="3462431" table:style-name="ce1">
            <text:p>3462431</text:p>
          </table:table-cell>
          <table:table-cell office:value-type="float" office:value="3052962" table:style-name="ce1">
            <text:p>3052962</text:p>
          </table:table-cell>
          <table:table-cell office:value-type="float" office:value="3437095" table:style-name="ce1">
            <text:p>3437095</text:p>
          </table:table-cell>
          <table:table-cell office:value-type="float" office:value="3305168" table:style-name="ce1">
            <text:p>3305168</text:p>
          </table:table-cell>
          <table:table-cell office:value-type="float" office:value="3097229" table:style-name="ce1">
            <text:p>3097229</text:p>
          </table:table-cell>
          <table:table-cell office:value-type="float" office:value="3396322" table:style-name="ce1">
            <text:p>3396322</text:p>
          </table:table-cell>
          <table:table-cell office:value-type="float" office:value="3342737" table:style-name="ce1">
            <text:p>3342737</text:p>
          </table:table-cell>
          <table:table-cell office:value-type="float" office:value="3119363" table:style-name="ce1">
            <text:p>3119363</text:p>
          </table:table-cell>
          <table:table-cell office:value-type="float" office:value="3230030" table:style-name="ce1">
            <text:p>3230030</text:p>
          </table:table-cell>
          <table:table-cell office:value-type="float" office:value="3385838" table:style-name="ce1">
            <text:p>3385838</text:p>
          </table:table-cell>
          <table:table-cell office:value-type="float" office:value="3203529" table:style-name="ce1">
            <text:p>3203529</text:p>
          </table:table-cell>
          <table:table-cell office:value-type="float" office:value="3465053" table:style-name="ce1">
            <text:p>3465053</text:p>
          </table:table-cell>
          <table:table-cell office:value-type="float" office:value="3523590" table:style-name="ce1">
            <text:p>3523590</text:p>
          </table:table-cell>
          <table:table-cell office:value-type="float" office:value="4805292" table:style-name="ce1">
            <text:p>4805292</text:p>
          </table:table-cell>
          <table:table-cell office:value-type="float" office:value="3198286" table:style-name="ce1">
            <text:p>3198286</text:p>
          </table:table-cell>
          <table:table-cell office:value-type="float" office:value="3534948" table:style-name="ce1">
            <text:p>3534948</text:p>
          </table:table-cell>
          <table:table-cell office:value-type="float" office:value="3170620" table:style-name="ce1">
            <text:p>3170620</text:p>
          </table:table-cell>
          <table:table-cell office:value-type="float" office:value="3334873" table:style-name="ce1">
            <text:p>3334873</text:p>
          </table:table-cell>
          <table:table-cell office:value-type="float" office:value="3554169" table:style-name="ce1">
            <text:p>3554169</text:p>
          </table:table-cell>
          <table:table-cell office:value-type="float" office:value="3522716" table:style-name="ce1">
            <text:p>3522716</text:p>
          </table:table-cell>
          <table:table-cell office:value-type="float" office:value="3352347" table:style-name="ce1">
            <text:p>3352347</text:p>
          </table:table-cell>
          <table:table-cell office:value-type="float" office:value="3533201" table:style-name="ce1">
            <text:p>3533201</text:p>
          </table:table-cell>
          <table:table-cell office:value-type="float" office:value="3463888" table:style-name="ce1">
            <text:p>3463888</text:p>
          </table:table-cell>
          <table:table-cell office:value-type="float" office:value="3500001" table:style-name="ce1">
            <text:p>3500001</text:p>
          </table:table-cell>
          <table:table-cell office:value-type="float" office:value="3586204" table:style-name="ce1">
            <text:p>3586204</text:p>
          </table:table-cell>
          <table:table-cell office:value-type="float" office:value="3399700.7666666666" table:formula="of:=AVERAGE([.B6:.AE6])" table:style-name="ce1">
            <text:p>3399700.7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3099559" table:style-name="ce1">
            <text:p>3099559</text:p>
          </table:table-cell>
          <table:table-cell office:value-type="float" office:value="2996464" table:style-name="ce1">
            <text:p>2996464</text:p>
          </table:table-cell>
          <table:table-cell office:value-type="float" office:value="2915502" table:style-name="ce1">
            <text:p>2915502</text:p>
          </table:table-cell>
          <table:table-cell office:value-type="float" office:value="2933559" table:style-name="ce1">
            <text:p>2933559</text:p>
          </table:table-cell>
          <table:table-cell office:value-type="float" office:value="3063447" table:style-name="ce1">
            <text:p>3063447</text:p>
          </table:table-cell>
          <table:table-cell office:value-type="float" office:value="3118490" table:style-name="ce1">
            <text:p>3118490</text:p>
          </table:table-cell>
          <table:table-cell office:value-type="float" office:value="3225953" table:style-name="ce1">
            <text:p>3225953</text:p>
          </table:table-cell>
          <table:table-cell office:value-type="float" office:value="3109752" table:style-name="ce1">
            <text:p>3109752</text:p>
          </table:table-cell>
          <table:table-cell office:value-type="float" office:value="2978990" table:style-name="ce1">
            <text:p>2978990</text:p>
          </table:table-cell>
          <table:table-cell office:value-type="float" office:value="2814154" table:style-name="ce1">
            <text:p>2814154</text:p>
          </table:table-cell>
          <table:table-cell office:value-type="float" office:value="2880846" table:style-name="ce1">
            <text:p>2880846</text:p>
          </table:table-cell>
          <table:table-cell office:value-type="float" office:value="3149650" table:style-name="ce1">
            <text:p>3149650</text:p>
          </table:table-cell>
          <table:table-cell office:value-type="float" office:value="3174696" table:style-name="ce1">
            <text:p>3174696</text:p>
          </table:table-cell>
          <table:table-cell office:value-type="float" office:value="3143535" table:style-name="ce1">
            <text:p>3143535</text:p>
          </table:table-cell>
          <table:table-cell office:value-type="float" office:value="3001997" table:style-name="ce1">
            <text:p>3001997</text:p>
          </table:table-cell>
          <table:table-cell office:value-type="float" office:value="3292062" table:style-name="ce1">
            <text:p>3292062</text:p>
          </table:table-cell>
          <table:table-cell office:value-type="float" office:value="2952488" table:style-name="ce1">
            <text:p>2952488</text:p>
          </table:table-cell>
          <table:table-cell office:value-type="float" office:value="3022966" table:style-name="ce1">
            <text:p>3022966</text:p>
          </table:table-cell>
          <table:table-cell office:value-type="float" office:value="3041022" table:style-name="ce1">
            <text:p>3041022</text:p>
          </table:table-cell>
          <table:table-cell office:value-type="float" office:value="2937053" table:style-name="ce1">
            <text:p>2937053</text:p>
          </table:table-cell>
          <table:table-cell office:value-type="float" office:value="2993260" table:style-name="ce1">
            <text:p>2993260</text:p>
          </table:table-cell>
          <table:table-cell office:value-type="float" office:value="3217508" table:style-name="ce1">
            <text:p>3217508</text:p>
          </table:table-cell>
          <table:table-cell office:value-type="float" office:value="3225662" table:style-name="ce1">
            <text:p>3225662</text:p>
          </table:table-cell>
          <table:table-cell office:value-type="float" office:value="2907057" table:style-name="ce1">
            <text:p>2907057</text:p>
          </table:table-cell>
          <table:table-cell office:value-type="float" office:value="3083833" table:style-name="ce1">
            <text:p>3083833</text:p>
          </table:table-cell>
          <table:table-cell office:value-type="float" office:value="3193626" table:style-name="ce1">
            <text:p>3193626</text:p>
          </table:table-cell>
          <table:table-cell office:value-type="float" office:value="3206149" table:style-name="ce1">
            <text:p>3206149</text:p>
          </table:table-cell>
          <table:table-cell office:value-type="float" office:value="2956274" table:style-name="ce1">
            <text:p>2956274</text:p>
          </table:table-cell>
          <table:table-cell office:value-type="float" office:value="3063738" table:style-name="ce1">
            <text:p>3063738</text:p>
          </table:table-cell>
          <table:table-cell office:value-type="float" office:value="3232069" table:style-name="ce1">
            <text:p>3232069</text:p>
          </table:table-cell>
          <table:table-cell office:value-type="float" office:value="3064378.7" table:formula="of:=AVERAGE([.B7:.AE7])" table:style-name="ce1">
            <text:p>3064378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2834249" table:style-name="ce1">
            <text:p>2834249</text:p>
          </table:table-cell>
          <table:table-cell office:value-type="float" office:value="2792894" table:style-name="ce1">
            <text:p>2792894</text:p>
          </table:table-cell>
          <table:table-cell office:value-type="float" office:value="2840656" table:style-name="ce1">
            <text:p>2840656</text:p>
          </table:table-cell>
          <table:table-cell office:value-type="float" office:value="2999667" table:style-name="ce1">
            <text:p>2999667</text:p>
          </table:table-cell>
          <table:table-cell office:value-type="float" office:value="2805999" table:style-name="ce1">
            <text:p>2805999</text:p>
          </table:table-cell>
          <table:table-cell office:value-type="float" office:value="3131303" table:style-name="ce1">
            <text:p>3131303</text:p>
          </table:table-cell>
          <table:table-cell office:value-type="float" office:value="3093735" table:style-name="ce1">
            <text:p>3093735</text:p>
          </table:table-cell>
          <table:table-cell office:value-type="float" office:value="2842112" table:style-name="ce1">
            <text:p>2842112</text:p>
          </table:table-cell>
          <table:table-cell office:value-type="float" office:value="2900066" table:style-name="ce1">
            <text:p>2900066</text:p>
          </table:table-cell>
          <table:table-cell office:value-type="float" office:value="2922783" table:style-name="ce1">
            <text:p>2922783</text:p>
          </table:table-cell>
          <table:table-cell office:value-type="float" office:value="2951324" table:style-name="ce1">
            <text:p>2951324</text:p>
          </table:table-cell>
          <table:table-cell office:value-type="float" office:value="2877060" table:style-name="ce1">
            <text:p>2877060</text:p>
          </table:table-cell>
          <table:table-cell office:value-type="float" office:value="2968797" table:style-name="ce1">
            <text:p>2968797</text:p>
          </table:table-cell>
          <table:table-cell office:value-type="float" office:value="2970253" table:style-name="ce1">
            <text:p>2970253</text:p>
          </table:table-cell>
          <table:table-cell office:value-type="float" office:value="2841529" table:style-name="ce1">
            <text:p>2841529</text:p>
          </table:table-cell>
          <table:table-cell office:value-type="float" office:value="2935305" table:style-name="ce1">
            <text:p>2935305</text:p>
          </table:table-cell>
          <table:table-cell office:value-type="float" office:value="3082668" table:style-name="ce1">
            <text:p>3082668</text:p>
          </table:table-cell>
          <table:table-cell office:value-type="float" office:value="3182269" table:style-name="ce1">
            <text:p>3182269</text:p>
          </table:table-cell>
          <table:table-cell office:value-type="float" office:value="3178191" table:style-name="ce1">
            <text:p>3178191</text:p>
          </table:table-cell>
          <table:table-cell office:value-type="float" office:value="2913464" table:style-name="ce1">
            <text:p>2913464</text:p>
          </table:table-cell>
          <table:table-cell office:value-type="float" office:value="2976369" table:style-name="ce1">
            <text:p>2976369</text:p>
          </table:table-cell>
          <table:table-cell office:value-type="float" office:value="2943168" table:style-name="ce1">
            <text:p>2943168</text:p>
          </table:table-cell>
          <table:table-cell office:value-type="float" office:value="2900067" table:style-name="ce1">
            <text:p>2900067</text:p>
          </table:table-cell>
          <table:table-cell office:value-type="float" office:value="2958895" table:style-name="ce1">
            <text:p>2958895</text:p>
          </table:table-cell>
          <table:table-cell office:value-type="float" office:value="2930937" table:style-name="ce1">
            <text:p>2930937</text:p>
          </table:table-cell>
          <table:table-cell office:value-type="float" office:value="2879681" table:style-name="ce1">
            <text:p>2879681</text:p>
          </table:table-cell>
          <table:table-cell office:value-type="float" office:value="3172658" table:style-name="ce1">
            <text:p>3172658</text:p>
          </table:table-cell>
          <table:table-cell office:value-type="float" office:value="2972000" table:style-name="ce1">
            <text:p>2972000</text:p>
          </table:table-cell>
          <table:table-cell office:value-type="float" office:value="3068980" table:style-name="ce1">
            <text:p>3068980</text:p>
          </table:table-cell>
          <table:table-cell office:value-type="float" office:value="3036945" table:style-name="ce1">
            <text:p>3036945</text:p>
          </table:table-cell>
          <table:table-cell office:value-type="float" office:value="2963467.4666666668" table:formula="of:=AVERAGE([.B8:.AE8])" table:style-name="ce1">
            <text:p>2963467.4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2936762" table:style-name="ce1">
            <text:p>2936762</text:p>
          </table:table-cell>
          <table:table-cell office:value-type="float" office:value="2987727" table:style-name="ce1">
            <text:p>2987727</text:p>
          </table:table-cell>
          <table:table-cell office:value-type="float" office:value="3001124" table:style-name="ce1">
            <text:p>3001124</text:p>
          </table:table-cell>
          <table:table-cell office:value-type="float" office:value="2752996" table:style-name="ce1">
            <text:p>2752996</text:p>
          </table:table-cell>
          <table:table-cell office:value-type="float" office:value="2861334" table:style-name="ce1">
            <text:p>2861334</text:p>
          </table:table-cell>
          <table:table-cell office:value-type="float" office:value="2859294" table:style-name="ce1">
            <text:p>2859294</text:p>
          </table:table-cell>
          <table:table-cell office:value-type="float" office:value="2932976" table:style-name="ce1">
            <text:p>2932976</text:p>
          </table:table-cell>
          <table:table-cell office:value-type="float" office:value="3038692" table:style-name="ce1">
            <text:p>3038692</text:p>
          </table:table-cell>
          <table:table-cell office:value-type="float" office:value="3041896" table:style-name="ce1">
            <text:p>3041896</text:p>
          </table:table-cell>
          <table:table-cell office:value-type="float" office:value="2958312" table:style-name="ce1">
            <text:p>2958312</text:p>
          </table:table-cell>
          <table:table-cell office:value-type="float" office:value="2777459" table:style-name="ce1">
            <text:p>2777459</text:p>
          </table:table-cell>
          <table:table-cell office:value-type="float" office:value="3098104" table:style-name="ce1">
            <text:p>3098104</text:p>
          </table:table-cell>
          <table:table-cell office:value-type="float" office:value="2895408" table:style-name="ce1">
            <text:p>2895408</text:p>
          </table:table-cell>
          <table:table-cell office:value-type="float" office:value="2969379" table:style-name="ce1">
            <text:p>2969379</text:p>
          </table:table-cell>
          <table:table-cell office:value-type="float" office:value="2784740" table:style-name="ce1">
            <text:p>2784740</text:p>
          </table:table-cell>
          <table:table-cell office:value-type="float" office:value="3095482" table:style-name="ce1">
            <text:p>3095482</text:p>
          </table:table-cell>
          <table:table-cell office:value-type="float" office:value="2836869" table:style-name="ce1">
            <text:p>2836869</text:p>
          </table:table-cell>
          <table:table-cell office:value-type="float" office:value="3136254" table:style-name="ce1">
            <text:p>3136254</text:p>
          </table:table-cell>
          <table:table-cell office:value-type="float" office:value="2949576" table:style-name="ce1">
            <text:p>2949576</text:p>
          </table:table-cell>
          <table:table-cell office:value-type="float" office:value="3027625" table:style-name="ce1">
            <text:p>3027625</text:p>
          </table:table-cell>
          <table:table-cell office:value-type="float" office:value="2826677" table:style-name="ce1">
            <text:p>2826677</text:p>
          </table:table-cell>
          <table:table-cell office:value-type="float" office:value="3012773" table:style-name="ce1">
            <text:p>3012773</text:p>
          </table:table-cell>
          <table:table-cell office:value-type="float" office:value="2866284" table:style-name="ce1">
            <text:p>2866284</text:p>
          </table:table-cell>
          <table:table-cell office:value-type="float" office:value="3030246" table:style-name="ce1">
            <text:p>3030246</text:p>
          </table:table-cell>
          <table:table-cell office:value-type="float" office:value="2964138" table:style-name="ce1">
            <text:p>2964138</text:p>
          </table:table-cell>
          <table:table-cell office:value-type="float" office:value="3145282" table:style-name="ce1">
            <text:p>3145282</text:p>
          </table:table-cell>
          <table:table-cell office:value-type="float" office:value="2745715" table:style-name="ce1">
            <text:p>2745715</text:p>
          </table:table-cell>
          <table:table-cell office:value-type="float" office:value="3148777" table:style-name="ce1">
            <text:p>3148777</text:p>
          </table:table-cell>
          <table:table-cell office:value-type="float" office:value="2882884" table:style-name="ce1">
            <text:p>2882884</text:p>
          </table:table-cell>
          <table:table-cell office:value-type="float" office:value="3038692" table:style-name="ce1">
            <text:p>3038692</text:p>
          </table:table-cell>
          <table:table-cell office:value-type="float" office:value="2953449.2333333334" table:formula="of:=AVERAGE([.B9:.AE9])" table:style-name="ce1">
            <text:p>2953449.23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3126935" table:style-name="ce1">
            <text:p>3126935</text:p>
          </table:table-cell>
          <table:table-cell office:value-type="float" office:value="2940839" table:style-name="ce1">
            <text:p>2940839</text:p>
          </table:table-cell>
          <table:table-cell office:value-type="float" office:value="3241679" table:style-name="ce1">
            <text:p>3241679</text:p>
          </table:table-cell>
          <table:table-cell office:value-type="float" office:value="3084998" table:style-name="ce1">
            <text:p>3084998</text:p>
          </table:table-cell>
          <table:table-cell office:value-type="float" office:value="3212265" table:style-name="ce1">
            <text:p>3212265</text:p>
          </table:table-cell>
          <table:table-cell office:value-type="float" office:value="3061699" table:style-name="ce1">
            <text:p>3061699</text:p>
          </table:table-cell>
          <table:table-cell office:value-type="float" office:value="2999377" table:style-name="ce1">
            <text:p>2999377</text:p>
          </table:table-cell>
          <table:table-cell office:value-type="float" office:value="2958313" table:style-name="ce1">
            <text:p>2958313</text:p>
          </table:table-cell>
          <table:table-cell office:value-type="float" office:value="2937053" table:style-name="ce1">
            <text:p>2937053</text:p>
          </table:table-cell>
          <table:table-cell office:value-type="float" office:value="3269346" table:style-name="ce1">
            <text:p>3269346</text:p>
          </table:table-cell>
          <table:table-cell office:value-type="float" office:value="3154602" table:style-name="ce1">
            <text:p>3154602</text:p>
          </table:table-cell>
          <table:table-cell office:value-type="float" office:value="2966176" table:style-name="ce1">
            <text:p>2966176</text:p>
          </table:table-cell>
          <table:table-cell office:value-type="float" office:value="3044517" table:style-name="ce1">
            <text:p>3044517</text:p>
          </table:table-cell>
          <table:table-cell office:value-type="float" office:value="3295266" table:style-name="ce1">
            <text:p>3295266</text:p>
          </table:table-cell>
          <table:table-cell office:value-type="float" office:value="3001997" table:style-name="ce1">
            <text:p>3001997</text:p>
          </table:table-cell>
          <table:table-cell office:value-type="float" office:value="3033159" table:style-name="ce1">
            <text:p>3033159</text:p>
          </table:table-cell>
          <table:table-cell office:value-type="float" office:value="3110917" table:style-name="ce1">
            <text:p>3110917</text:p>
          </table:table-cell>
          <table:table-cell office:value-type="float" office:value="3335455" table:style-name="ce1">
            <text:p>3335455</text:p>
          </table:table-cell>
          <table:table-cell office:value-type="float" office:value="2950158" table:style-name="ce1">
            <text:p>2950158</text:p>
          </table:table-cell>
          <table:table-cell office:value-type="float" office:value="3011899" table:style-name="ce1">
            <text:p>3011899</text:p>
          </table:table-cell>
          <table:table-cell office:value-type="float" office:value="3209644" table:style-name="ce1">
            <text:p>3209644</text:p>
          </table:table-cell>
          <table:table-cell office:value-type="float" office:value="3074805" table:style-name="ce1">
            <text:p>3074805</text:p>
          </table:table-cell>
          <table:table-cell office:value-type="float" office:value="2923366" table:style-name="ce1">
            <text:p>2923366</text:p>
          </table:table-cell>
          <table:table-cell office:value-type="float" office:value="3290606" table:style-name="ce1">
            <text:p>3290606</text:p>
          </table:table-cell>
          <table:table-cell office:value-type="float" office:value="3025878" table:style-name="ce1">
            <text:p>3025878</text:p>
          </table:table-cell>
          <table:table-cell office:value-type="float" office:value="3074223" table:style-name="ce1">
            <text:p>3074223</text:p>
          </table:table-cell>
          <table:table-cell office:value-type="float" office:value="3198578" table:style-name="ce1">
            <text:p>3198578</text:p>
          </table:table-cell>
          <table:table-cell office:value-type="float" office:value="3128391" table:style-name="ce1">
            <text:p>3128391</text:p>
          </table:table-cell>
          <table:table-cell office:value-type="float" office:value="3246339" table:style-name="ce1">
            <text:p>3246339</text:p>
          </table:table-cell>
          <table:table-cell office:value-type="float" office:value="2988892" table:style-name="ce1">
            <text:p>2988892</text:p>
          </table:table-cell>
          <table:table-cell office:value-type="float" office:value="3096579.0666666669" table:formula="of:=AVERAGE([.B10:.AE10])" table:style-name="ce1">
            <text:p>3096579.0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3145282" table:style-name="ce1">
            <text:p>3145282</text:p>
          </table:table-cell>
          <table:table-cell office:value-type="float" office:value="3092278" table:style-name="ce1">
            <text:p>3092278</text:p>
          </table:table-cell>
          <table:table-cell office:value-type="float" office:value="3149942" table:style-name="ce1">
            <text:p>3149942</text:p>
          </table:table-cell>
          <table:table-cell office:value-type="float" office:value="3215178" table:style-name="ce1">
            <text:p>3215178</text:p>
          </table:table-cell>
          <table:table-cell office:value-type="float" office:value="3026752" table:style-name="ce1">
            <text:p>3026752</text:p>
          </table:table-cell>
          <table:table-cell office:value-type="float" office:value="3138293" table:style-name="ce1">
            <text:p>3138293</text:p>
          </table:table-cell>
          <table:table-cell office:value-type="float" office:value="2977243" table:style-name="ce1">
            <text:p>2977243</text:p>
          </table:table-cell>
          <table:table-cell office:value-type="float" office:value="3174988" table:style-name="ce1">
            <text:p>3174988</text:p>
          </table:table-cell>
          <table:table-cell office:value-type="float" office:value="3037527" table:style-name="ce1">
            <text:p>3037527</text:p>
          </table:table-cell>
          <table:table-cell office:value-type="float" office:value="3020344" table:style-name="ce1">
            <text:p>3020344</text:p>
          </table:table-cell>
          <table:table-cell office:value-type="float" office:value="3193917" table:style-name="ce1">
            <text:p>3193917</text:p>
          </table:table-cell>
          <table:table-cell office:value-type="float" office:value="3170619" table:style-name="ce1">
            <text:p>3170619</text:p>
          </table:table-cell>
          <table:table-cell office:value-type="float" office:value="3004036" table:style-name="ce1">
            <text:p>3004036</text:p>
          </table:table-cell>
          <table:table-cell office:value-type="float" office:value="2923365" table:style-name="ce1">
            <text:p>2923365</text:p>
          </table:table-cell>
          <table:table-cell office:value-type="float" office:value="3101889" table:style-name="ce1">
            <text:p>3101889</text:p>
          </table:table-cell>
          <table:table-cell office:value-type="float" office:value="3283034" table:style-name="ce1">
            <text:p>3283034</text:p>
          </table:table-cell>
          <table:table-cell office:value-type="float" office:value="3230321" table:style-name="ce1">
            <text:p>3230321</text:p>
          </table:table-cell>
          <table:table-cell office:value-type="float" office:value="3200616" table:style-name="ce1">
            <text:p>3200616</text:p>
          </table:table-cell>
          <table:table-cell office:value-type="float" office:value="3366326" table:style-name="ce1">
            <text:p>3366326</text:p>
          </table:table-cell>
          <table:table-cell office:value-type="float" office:value="2953653" table:style-name="ce1">
            <text:p>2953653</text:p>
          </table:table-cell>
          <table:table-cell office:value-type="float" office:value="3002871" table:style-name="ce1">
            <text:p>3002871</text:p>
          </table:table-cell>
          <table:table-cell office:value-type="float" office:value="3238767" table:style-name="ce1">
            <text:p>3238767</text:p>
          </table:table-cell>
          <table:table-cell office:value-type="float" office:value="3379140" table:style-name="ce1">
            <text:p>3379140</text:p>
          </table:table-cell>
          <table:table-cell office:value-type="float" office:value="2945207" table:style-name="ce1">
            <text:p>2945207</text:p>
          </table:table-cell>
          <table:table-cell office:value-type="float" office:value="3295848" table:style-name="ce1">
            <text:p>3295848</text:p>
          </table:table-cell>
          <table:table-cell office:value-type="float" office:value="2944043" table:style-name="ce1">
            <text:p>2944043</text:p>
          </table:table-cell>
          <table:table-cell office:value-type="float" office:value="3308371" table:style-name="ce1">
            <text:p>3308371</text:p>
          </table:table-cell>
          <table:table-cell office:value-type="float" office:value="3177317" table:style-name="ce1">
            <text:p>3177317</text:p>
          </table:table-cell>
          <table:table-cell office:value-type="float" office:value="3185180" table:style-name="ce1">
            <text:p>3185180</text:p>
          </table:table-cell>
          <table:table-cell office:value-type="float" office:value="3007531" table:style-name="ce1">
            <text:p>3007531</text:p>
          </table:table-cell>
          <table:table-cell office:value-type="float" office:value="3129662.6" table:formula="of:=AVERAGE([.B11:.AE11])" table:style-name="ce1">
            <text:p>3129662.6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2815319" table:style-name="ce1">
            <text:p>2815319</text:p>
          </table:table-cell>
          <table:table-cell office:value-type="float" office:value="2987436" table:style-name="ce1">
            <text:p>2987436</text:p>
          </table:table-cell>
          <table:table-cell office:value-type="float" office:value="3021219" table:style-name="ce1">
            <text:p>3021219</text:p>
          </table:table-cell>
          <table:table-cell office:value-type="float" office:value="3056166" table:style-name="ce1">
            <text:p>3056166</text:p>
          </table:table-cell>
          <table:table-cell office:value-type="float" office:value="2932102" table:style-name="ce1">
            <text:p>2932102</text:p>
          </table:table-cell>
          <table:table-cell office:value-type="float" office:value="3259445" table:style-name="ce1">
            <text:p>3259445</text:p>
          </table:table-cell>
          <table:table-cell office:value-type="float" office:value="3067524" table:style-name="ce1">
            <text:p>3067524</text:p>
          </table:table-cell>
          <table:table-cell office:value-type="float" office:value="3124314" table:style-name="ce1">
            <text:p>3124314</text:p>
          </table:table-cell>
          <table:table-cell office:value-type="float" office:value="3180521" table:style-name="ce1">
            <text:p>3180521</text:p>
          </table:table-cell>
          <table:table-cell office:value-type="float" office:value="3302256" table:style-name="ce1">
            <text:p>3302256</text:p>
          </table:table-cell>
          <table:table-cell office:value-type="float" office:value="3301090" table:style-name="ce1">
            <text:p>3301090</text:p>
          </table:table-cell>
          <table:table-cell office:value-type="float" office:value="2926569" table:style-name="ce1">
            <text:p>2926569</text:p>
          </table:table-cell>
          <table:table-cell office:value-type="float" office:value="3217799" table:style-name="ce1">
            <text:p>3217799</text:p>
          </table:table-cell>
          <table:table-cell office:value-type="float" office:value="3000832" table:style-name="ce1">
            <text:p>3000832</text:p>
          </table:table-cell>
          <table:table-cell office:value-type="float" office:value="3201198" table:style-name="ce1">
            <text:p>3201198</text:p>
          </table:table-cell>
          <table:table-cell office:value-type="float" office:value="3218090" table:style-name="ce1">
            <text:p>3218090</text:p>
          </table:table-cell>
          <table:table-cell office:value-type="float" office:value="3099559" table:style-name="ce1">
            <text:p>3099559</text:p>
          </table:table-cell>
          <table:table-cell office:value-type="float" office:value="3117616" table:style-name="ce1">
            <text:p>3117616</text:p>
          </table:table-cell>
          <table:table-cell office:value-type="float" office:value="2926568" table:style-name="ce1">
            <text:p>2926568</text:p>
          </table:table-cell>
          <table:table-cell office:value-type="float" office:value="3212265" table:style-name="ce1">
            <text:p>3212265</text:p>
          </table:table-cell>
          <table:table-cell office:value-type="float" office:value="3017432" table:style-name="ce1">
            <text:p>3017432</text:p>
          </table:table-cell>
          <table:table-cell office:value-type="float" office:value="3194791" table:style-name="ce1">
            <text:p>3194791</text:p>
          </table:table-cell>
          <table:table-cell office:value-type="float" office:value="3404768" table:style-name="ce1">
            <text:p>3404768</text:p>
          </table:table-cell>
          <table:table-cell office:value-type="float" office:value="3278666" table:style-name="ce1">
            <text:p>3278666</text:p>
          </table:table-cell>
          <table:table-cell office:value-type="float" office:value="3012481" table:style-name="ce1">
            <text:p>3012481</text:p>
          </table:table-cell>
          <table:table-cell office:value-type="float" office:value="3457190" table:style-name="ce1">
            <text:p>3457190</text:p>
          </table:table-cell>
          <table:table-cell office:value-type="float" office:value="3195374" table:style-name="ce1">
            <text:p>3195374</text:p>
          </table:table-cell>
          <table:table-cell office:value-type="float" office:value="3119071" table:style-name="ce1">
            <text:p>3119071</text:p>
          </table:table-cell>
          <table:table-cell office:value-type="float" office:value="3230904" table:style-name="ce1">
            <text:p>3230904</text:p>
          </table:table-cell>
          <table:table-cell office:value-type="float" office:value="3146448" table:style-name="ce1">
            <text:p>3146448</text:p>
          </table:table-cell>
          <table:table-cell office:value-type="float" office:value="3134167.1" table:formula="of:=AVERAGE([.B12:.AE12])" table:style-name="ce1">
            <text:p>3134167.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3026751" table:style-name="ce1">
            <text:p>3026751</text:p>
          </table:table-cell>
          <table:table-cell office:value-type="float" office:value="3214595" table:style-name="ce1">
            <text:p>3214595</text:p>
          </table:table-cell>
          <table:table-cell office:value-type="float" office:value="2784449" table:style-name="ce1">
            <text:p>2784449</text:p>
          </table:table-cell>
          <table:table-cell office:value-type="float" office:value="3058496" table:style-name="ce1">
            <text:p>3058496</text:p>
          </table:table-cell>
          <table:table-cell office:value-type="float" office:value="3436803" table:style-name="ce1">
            <text:p>3436803</text:p>
          </table:table-cell>
          <table:table-cell office:value-type="float" office:value="2951032" table:style-name="ce1">
            <text:p>2951032</text:p>
          </table:table-cell>
          <table:table-cell office:value-type="float" office:value="3008113" table:style-name="ce1">
            <text:p>3008113</text:p>
          </table:table-cell>
          <table:table-cell office:value-type="float" office:value="3060534" table:style-name="ce1">
            <text:p>3060534</text:p>
          </table:table-cell>
          <table:table-cell office:value-type="float" office:value="3281578" table:style-name="ce1">
            <text:p>3281578</text:p>
          </table:table-cell>
          <table:table-cell office:value-type="float" office:value="3253620" table:style-name="ce1">
            <text:p>3253620</text:p>
          </table:table-cell>
          <table:table-cell office:value-type="float" office:value="3082668" table:style-name="ce1">
            <text:p>3082668</text:p>
          </table:table-cell>
          <table:table-cell office:value-type="float" office:value="3315943" table:style-name="ce1">
            <text:p>3315943</text:p>
          </table:table-cell>
          <table:table-cell office:value-type="float" office:value="3052962" table:style-name="ce1">
            <text:p>3052962</text:p>
          </table:table-cell>
          <table:table-cell office:value-type="float" office:value="3133051" table:style-name="ce1">
            <text:p>3133051</text:p>
          </table:table-cell>
          <table:table-cell office:value-type="float" office:value="3230904" table:style-name="ce1">
            <text:p>3230904</text:p>
          </table:table-cell>
          <table:table-cell office:value-type="float" office:value="3114995" table:style-name="ce1">
            <text:p>3114995</text:p>
          </table:table-cell>
          <table:table-cell office:value-type="float" office:value="3090532" table:style-name="ce1">
            <text:p>3090532</text:p>
          </table:table-cell>
          <table:table-cell office:value-type="float" office:value="3009569" table:style-name="ce1">
            <text:p>3009569</text:p>
          </table:table-cell>
          <table:table-cell office:value-type="float" office:value="3102181" table:style-name="ce1">
            <text:p>3102181</text:p>
          </table:table-cell>
          <table:table-cell office:value-type="float" office:value="3015976" table:style-name="ce1">
            <text:p>3015976</text:p>
          </table:table-cell>
          <table:table-cell office:value-type="float" office:value="3090822" table:style-name="ce1">
            <text:p>3090822</text:p>
          </table:table-cell>
          <table:table-cell office:value-type="float" office:value="2960060" table:style-name="ce1">
            <text:p>2960060</text:p>
          </table:table-cell>
          <table:table-cell office:value-type="float" office:value="3325262" table:style-name="ce1">
            <text:p>3325262</text:p>
          </table:table-cell>
          <table:table-cell office:value-type="float" office:value="3171493" table:style-name="ce1">
            <text:p>3171493</text:p>
          </table:table-cell>
          <table:table-cell office:value-type="float" office:value="3018015" table:style-name="ce1">
            <text:p>3018015</text:p>
          </table:table-cell>
          <table:table-cell office:value-type="float" office:value="3395157" table:style-name="ce1">
            <text:p>3395157</text:p>
          </table:table-cell>
          <table:table-cell office:value-type="float" office:value="3263522" table:style-name="ce1">
            <text:p>3263522</text:p>
          </table:table-cell>
          <table:table-cell office:value-type="float" office:value="3325554" table:style-name="ce1">
            <text:p>3325554</text:p>
          </table:table-cell>
          <table:table-cell office:value-type="float" office:value="3350308" table:style-name="ce1">
            <text:p>3350308</text:p>
          </table:table-cell>
          <table:table-cell office:value-type="float" office:value="3496797" table:style-name="ce1">
            <text:p>3496797</text:p>
          </table:table-cell>
          <table:table-cell office:value-type="float" office:value="3154058.0666666669" table:formula="of:=AVERAGE([.B13:.AE13])" table:style-name="ce1">
            <text:p>3154058.06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2902688" table:style-name="ce1">
            <text:p>2902688</text:p>
          </table:table-cell>
          <table:table-cell office:value-type="float" office:value="2888127" table:style-name="ce1">
            <text:p>2888127</text:p>
          </table:table-cell>
          <table:table-cell office:value-type="float" office:value="2902979" table:style-name="ce1">
            <text:p>2902979</text:p>
          </table:table-cell>
          <table:table-cell office:value-type="float" office:value="3101016" table:style-name="ce1">
            <text:p>3101016</text:p>
          </table:table-cell>
          <table:table-cell office:value-type="float" office:value="2883175" table:style-name="ce1">
            <text:p>2883175</text:p>
          </table:table-cell>
          <table:table-cell office:value-type="float" office:value="2832210" table:style-name="ce1">
            <text:p>2832210</text:p>
          </table:table-cell>
          <table:table-cell office:value-type="float" office:value="2957731" table:style-name="ce1">
            <text:p>2957731</text:p>
          </table:table-cell>
          <table:table-cell office:value-type="float" office:value="4005284" table:style-name="ce1">
            <text:p>4005284</text:p>
          </table:table-cell>
          <table:table-cell office:value-type="float" office:value="3126935" table:style-name="ce1">
            <text:p>3126935</text:p>
          </table:table-cell>
          <table:table-cell office:value-type="float" office:value="3011899" table:style-name="ce1">
            <text:p>3011899</text:p>
          </table:table-cell>
          <table:table-cell office:value-type="float" office:value="3188093" table:style-name="ce1">
            <text:p>3188093</text:p>
          </table:table-cell>
          <table:table-cell office:value-type="float" office:value="2983650" table:style-name="ce1">
            <text:p>2983650</text:p>
          </table:table-cell>
          <table:table-cell office:value-type="float" office:value="2999085" table:style-name="ce1">
            <text:p>2999085</text:p>
          </table:table-cell>
          <table:table-cell office:value-type="float" office:value="3182268" table:style-name="ce1">
            <text:p>3182268</text:p>
          </table:table-cell>
          <table:table-cell office:value-type="float" office:value="3000250" table:style-name="ce1">
            <text:p>3000250</text:p>
          </table:table-cell>
          <table:table-cell office:value-type="float" office:value="2936761" table:style-name="ce1">
            <text:p>2936761</text:p>
          </table:table-cell>
          <table:table-cell office:value-type="float" office:value="3008113" table:style-name="ce1">
            <text:p>3008113</text:p>
          </table:table-cell>
          <table:table-cell office:value-type="float" office:value="2996464" table:style-name="ce1">
            <text:p>2996464</text:p>
          </table:table-cell>
          <table:table-cell office:value-type="float" office:value="3011316" table:style-name="ce1">
            <text:p>3011316</text:p>
          </table:table-cell>
          <table:table-cell office:value-type="float" office:value="3171493" table:style-name="ce1">
            <text:p>3171493</text:p>
          </table:table-cell>
          <table:table-cell office:value-type="float" office:value="2928316" table:style-name="ce1">
            <text:p>2928316</text:p>
          </table:table-cell>
          <table:table-cell office:value-type="float" office:value="3186345" table:style-name="ce1">
            <text:p>3186345</text:p>
          </table:table-cell>
          <table:table-cell office:value-type="float" office:value="3282160" table:style-name="ce1">
            <text:p>3282160</text:p>
          </table:table-cell>
          <table:table-cell office:value-type="float" office:value="3178192" table:style-name="ce1">
            <text:p>3178192</text:p>
          </table:table-cell>
          <table:table-cell office:value-type="float" office:value="3133051" table:style-name="ce1">
            <text:p>3133051</text:p>
          </table:table-cell>
          <table:table-cell office:value-type="float" office:value="3101598" table:style-name="ce1">
            <text:p>3101598</text:p>
          </table:table-cell>
          <table:table-cell office:value-type="float" office:value="3038983" table:style-name="ce1">
            <text:p>3038983</text:p>
          </table:table-cell>
          <table:table-cell office:value-type="float" office:value="3062573" table:style-name="ce1">
            <text:p>3062573</text:p>
          </table:table-cell>
          <table:table-cell office:value-type="float" office:value="3002580" table:style-name="ce1">
            <text:p>3002580</text:p>
          </table:table-cell>
          <table:table-cell office:value-type="float" office:value="3202946" table:style-name="ce1">
            <text:p>3202946</text:p>
          </table:table-cell>
          <table:table-cell office:value-type="float" office:value="3073542.7" table:formula="of:=AVERAGE([.B14:.AE14])" table:style-name="ce1">
            <text:p>3073542.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2834540" table:style-name="ce1">
            <text:p>2834540</text:p>
          </table:table-cell>
          <table:table-cell office:value-type="float" office:value="2861042" table:style-name="ce1">
            <text:p>2861042</text:p>
          </table:table-cell>
          <table:table-cell office:value-type="float" office:value="2836288" table:style-name="ce1">
            <text:p>2836288</text:p>
          </table:table-cell>
          <table:table-cell office:value-type="float" office:value="2843859" table:style-name="ce1">
            <text:p>2843859</text:p>
          </table:table-cell>
          <table:table-cell office:value-type="float" office:value="3078299" table:style-name="ce1">
            <text:p>3078299</text:p>
          </table:table-cell>
          <table:table-cell office:value-type="float" office:value="2830754" table:style-name="ce1">
            <text:p>2830754</text:p>
          </table:table-cell>
          <table:table-cell office:value-type="float" office:value="2858130" table:style-name="ce1">
            <text:p>2858130</text:p>
          </table:table-cell>
          <table:table-cell office:value-type="float" office:value="2912881" table:style-name="ce1">
            <text:p>2912881</text:p>
          </table:table-cell>
          <table:table-cell office:value-type="float" office:value="2826094" table:style-name="ce1">
            <text:p>2826094</text:p>
          </table:table-cell>
          <table:table-cell office:value-type="float" office:value="3054128" table:style-name="ce1">
            <text:p>3054128</text:p>
          </table:table-cell>
          <table:table-cell office:value-type="float" office:value="2826095" table:style-name="ce1">
            <text:p>2826095</text:p>
          </table:table-cell>
          <table:table-cell office:value-type="float" office:value="2859294" table:style-name="ce1">
            <text:p>2859294</text:p>
          </table:table-cell>
          <table:table-cell office:value-type="float" office:value="2939383" table:style-name="ce1">
            <text:p>2939383</text:p>
          </table:table-cell>
          <table:table-cell office:value-type="float" office:value="3047720" table:style-name="ce1">
            <text:p>3047720</text:p>
          </table:table-cell>
          <table:table-cell office:value-type="float" office:value="2989183" table:style-name="ce1">
            <text:p>2989183</text:p>
          </table:table-cell>
          <table:table-cell office:value-type="float" office:value="3264104" table:style-name="ce1">
            <text:p>3264104</text:p>
          </table:table-cell>
          <table:table-cell office:value-type="float" office:value="3036072" table:style-name="ce1">
            <text:p>3036072</text:p>
          </table:table-cell>
          <table:table-cell office:value-type="float" office:value="2979281" table:style-name="ce1">
            <text:p>2979281</text:p>
          </table:table-cell>
          <table:table-cell office:value-type="float" office:value="2997046" table:style-name="ce1">
            <text:p>2997046</text:p>
          </table:table-cell>
          <table:table-cell office:value-type="float" office:value="3041022" table:style-name="ce1">
            <text:p>3041022</text:p>
          </table:table-cell>
          <table:table-cell office:value-type="float" office:value="3191588" table:style-name="ce1">
            <text:p>3191588</text:p>
          </table:table-cell>
          <table:table-cell office:value-type="float" office:value="3137419" table:style-name="ce1">
            <text:p>3137419</text:p>
          </table:table-cell>
          <table:table-cell office:value-type="float" office:value="3062282" table:style-name="ce1">
            <text:p>3062282</text:p>
          </table:table-cell>
          <table:table-cell office:value-type="float" office:value="3008986" table:style-name="ce1">
            <text:p>3008986</text:p>
          </table:table-cell>
          <table:table-cell office:value-type="float" office:value="2991222" table:style-name="ce1">
            <text:p>2991222</text:p>
          </table:table-cell>
          <table:table-cell office:value-type="float" office:value="3375645" table:style-name="ce1">
            <text:p>3375645</text:p>
          </table:table-cell>
          <table:table-cell office:value-type="float" office:value="3253328" table:style-name="ce1">
            <text:p>3253328</text:p>
          </table:table-cell>
          <table:table-cell office:value-type="float" office:value="3248669" table:style-name="ce1">
            <text:p>3248669</text:p>
          </table:table-cell>
          <table:table-cell office:value-type="float" office:value="3281869" table:style-name="ce1">
            <text:p>3281869</text:p>
          </table:table-cell>
          <table:table-cell office:value-type="float" office:value="3015394" table:style-name="ce1">
            <text:p>3015394</text:p>
          </table:table-cell>
          <table:table-cell office:value-type="float" office:value="3016053.9" table:formula="of:=AVERAGE([.B15:.AE15])" table:style-name="ce1">
            <text:p>3016053.9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2874438" table:style-name="ce1">
            <text:p>2874438</text:p>
          </table:table-cell>
          <table:table-cell office:value-type="float" office:value="2919871" table:style-name="ce1">
            <text:p>2919871</text:p>
          </table:table-cell>
          <table:table-cell office:value-type="float" office:value="2898320" table:style-name="ce1">
            <text:p>2898320</text:p>
          </table:table-cell>
          <table:table-cell office:value-type="float" office:value="2806000" table:style-name="ce1">
            <text:p>2806000</text:p>
          </table:table-cell>
          <table:table-cell office:value-type="float" office:value="2820561" table:style-name="ce1">
            <text:p>2820561</text:p>
          </table:table-cell>
          <table:table-cell office:value-type="float" office:value="2896572" table:style-name="ce1">
            <text:p>2896572</text:p>
          </table:table-cell>
          <table:table-cell office:value-type="float" office:value="2923074" table:style-name="ce1">
            <text:p>2923074</text:p>
          </table:table-cell>
          <table:table-cell office:value-type="float" office:value="2824347" table:style-name="ce1">
            <text:p>2824347</text:p>
          </table:table-cell>
          <table:table-cell office:value-type="float" office:value="3085871" table:style-name="ce1">
            <text:p>3085871</text:p>
          </table:table-cell>
          <table:table-cell office:value-type="float" office:value="3208479" table:style-name="ce1">
            <text:p>3208479</text:p>
          </table:table-cell>
          <table:table-cell office:value-type="float" office:value="3242262" table:style-name="ce1">
            <text:p>3242262</text:p>
          </table:table-cell>
          <table:table-cell office:value-type="float" office:value="2929773" table:style-name="ce1">
            <text:p>2929773</text:p>
          </table:table-cell>
          <table:table-cell office:value-type="float" office:value="3073058" table:style-name="ce1">
            <text:p>3073058</text:p>
          </table:table-cell>
          <table:table-cell office:value-type="float" office:value="2972291" table:style-name="ce1">
            <text:p>2972291</text:p>
          </table:table-cell>
          <table:table-cell office:value-type="float" office:value="3161882" table:style-name="ce1">
            <text:p>3161882</text:p>
          </table:table-cell>
          <table:table-cell office:value-type="float" office:value="2940257" table:style-name="ce1">
            <text:p>2940257</text:p>
          </table:table-cell>
          <table:table-cell office:value-type="float" office:value="3182559" table:style-name="ce1">
            <text:p>3182559</text:p>
          </table:table-cell>
          <table:table-cell office:value-type="float" office:value="3042187" table:style-name="ce1">
            <text:p>3042187</text:p>
          </table:table-cell>
          <table:table-cell office:value-type="float" office:value="2984814" table:style-name="ce1">
            <text:p>2984814</text:p>
          </table:table-cell>
          <table:table-cell office:value-type="float" office:value="3021510" table:style-name="ce1">
            <text:p>3021510</text:p>
          </table:table-cell>
          <table:table-cell office:value-type="float" office:value="3004327" table:style-name="ce1">
            <text:p>3004327</text:p>
          </table:table-cell>
          <table:table-cell office:value-type="float" office:value="2998502" table:style-name="ce1">
            <text:p>2998502</text:p>
          </table:table-cell>
          <table:table-cell office:value-type="float" office:value="2923365" table:style-name="ce1">
            <text:p>2923365</text:p>
          </table:table-cell>
          <table:table-cell office:value-type="float" office:value="2967632" table:style-name="ce1">
            <text:p>2967632</text:p>
          </table:table-cell>
          <table:table-cell office:value-type="float" office:value="3295266" table:style-name="ce1">
            <text:p>3295266</text:p>
          </table:table-cell>
          <table:table-cell office:value-type="float" office:value="3211391" table:style-name="ce1">
            <text:p>3211391</text:p>
          </table:table-cell>
          <table:table-cell office:value-type="float" office:value="3002579" table:style-name="ce1">
            <text:p>3002579</text:p>
          </table:table-cell>
          <table:table-cell office:value-type="float" office:value="3104219" table:style-name="ce1">
            <text:p>3104219</text:p>
          </table:table-cell>
          <table:table-cell office:value-type="float" office:value="3017432" table:style-name="ce1">
            <text:p>3017432</text:p>
          </table:table-cell>
          <table:table-cell office:value-type="float" office:value="3120237" table:style-name="ce1">
            <text:p>3120237</text:p>
          </table:table-cell>
          <table:table-cell office:value-type="float" office:value="3015102.5333333332" table:formula="of:=AVERAGE([.B16:.AE16])" table:style-name="ce1">
            <text:p>3015102.533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4" table:number-columns-repeated="16384" table:default-cell-style-name="ce1"/>
        <table:table-row table:style-name="ro1">
          <table:table-cell office:value-type="float" office:value="5055012.2666666666" table:style-name="ce1">
            <text:p>5055012.267</text:p>
          </table:table-cell>
          <table:table-cell office:value-type="float" office:value="5068088.4666666668" table:style-name="ce1">
            <text:p>5068088.467</text:p>
          </table:table-cell>
          <table:table-cell office:value-type="float" office:value="4867567.2" table:style-name="ce1">
            <text:p>4867567.2</text:p>
          </table:table-cell>
          <table:table-cell office:value-type="float" office:value="4996889.3111111112" table:formula="of:=AVERAGE([.A1:.C1])" table:style-name="ce1">
            <text:p>4996889.311</text:p>
          </table:table-cell>
          <table:table-cell table:style-name="ce1"/>
          <table:table-cell office:value-type="float" office:value="4.9968893111111115" table:formula="of:=[.D1]/1000000" table:style-name="ce1">
            <text:p>4.996889311</text:p>
          </table:table-cell>
          <table:table-cell/>
          <table:table-cell table:style-name="ce1">
            <draw:frame draw:z-index="1" draw:id="id0" draw:style-name="a0" draw:name="Diagram 1" svg:x="0.22917in" svg:y="0.161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3545606.8" table:style-name="ce1">
            <text:p>3545606.8</text:p>
          </table:table-cell>
          <table:table-cell office:value-type="float" office:value="3582301.8333333335" table:style-name="ce1">
            <text:p>3582301.833</text:p>
          </table:table-cell>
          <table:table-cell office:value-type="float" office:value="3604328.4666666668" table:style-name="ce1">
            <text:p>3604328.467</text:p>
          </table:table-cell>
          <table:table-cell office:value-type="float" office:value="3577412.3666666667" table:formula="of:=AVERAGE([.A2:.C2])" table:style-name="ce1">
            <text:p>3577412.367</text:p>
          </table:table-cell>
          <table:table-cell table:style-name="ce1"/>
          <table:table-cell office:value-type="float" office:value="3.5774123666666666" table:formula="of:=[.D2]/1000000" table:style-name="ce1">
            <text:p>3.577412367</text:p>
          </table:table-cell>
          <table:table-cell table:number-columns-repeated="16378"/>
        </table:table-row>
        <table:table-row table:style-name="ro1">
          <table:table-cell office:value-type="float" office:value="3813091.7" table:style-name="ce1">
            <text:p>3813091.7</text:p>
          </table:table-cell>
          <table:table-cell office:value-type="float" office:value="3862833.9666666668" table:style-name="ce1">
            <text:p>3862833.967</text:p>
          </table:table-cell>
          <table:table-cell office:value-type="float" office:value="3774484.4" table:style-name="ce1">
            <text:p>3774484.4</text:p>
          </table:table-cell>
          <table:table-cell office:value-type="float" office:value="3816803.3555555553" table:formula="of:=AVERAGE([.A3:.C3])" table:style-name="ce1">
            <text:p>3816803.356</text:p>
          </table:table-cell>
          <table:table-cell table:style-name="ce1"/>
          <table:table-cell office:value-type="float" office:value="3.8168033555555554" table:formula="of:=[.D3]/1000000" table:style-name="ce1">
            <text:p>3.816803356</text:p>
          </table:table-cell>
          <table:table-cell table:number-columns-repeated="16378"/>
        </table:table-row>
        <table:table-row table:style-name="ro1">
          <table:table-cell office:value-type="float" office:value="3439812.8" table:style-name="ce1">
            <text:p>3439812.8</text:p>
          </table:table-cell>
          <table:table-cell office:value-type="float" office:value="3423552.5" table:style-name="ce1">
            <text:p>3423552.5</text:p>
          </table:table-cell>
          <table:table-cell office:value-type="float" office:value="3454432.5" table:style-name="ce1">
            <text:p>3454432.5</text:p>
          </table:table-cell>
          <table:table-cell office:value-type="float" office:value="3439265.9333333336" table:formula="of:=AVERAGE([.A4:.C4])" table:style-name="ce1">
            <text:p>3439265.933</text:p>
          </table:table-cell>
          <table:table-cell table:style-name="ce1"/>
          <table:table-cell office:value-type="float" office:value="3.4392659333333335" table:formula="of:=[.D4]/1000000" table:style-name="ce1">
            <text:p>3.439265933</text:p>
          </table:table-cell>
          <table:table-cell table:number-columns-repeated="16378"/>
        </table:table-row>
        <table:table-row table:style-name="ro1">
          <table:table-cell office:value-type="float" office:value="3399700.7666666666" table:style-name="ce1">
            <text:p>3399700.767</text:p>
          </table:table-cell>
          <table:table-cell office:value-type="float" office:value="3311894.9333333331" table:style-name="ce1">
            <text:p>3311894.933</text:p>
          </table:table-cell>
          <table:table-cell office:value-type="float" office:value="3259027.0666666669" table:style-name="ce1">
            <text:p>3259027.067</text:p>
          </table:table-cell>
          <table:table-cell office:value-type="float" office:value="3323540.9222222217" table:formula="of:=AVERAGE([.A5:.C5])" table:style-name="ce1">
            <text:p>3323540.922</text:p>
          </table:table-cell>
          <table:table-cell table:style-name="ce1"/>
          <table:table-cell office:value-type="float" office:value="3.3235409222222216" table:formula="of:=[.D5]/1000000" table:style-name="ce1">
            <text:p>3.323540922</text:p>
          </table:table-cell>
          <table:table-cell table:number-columns-repeated="16378"/>
        </table:table-row>
        <table:table-row table:style-name="ro1">
          <table:table-cell office:value-type="float" office:value="3064378.7" table:style-name="ce1">
            <text:p>3064378.7</text:p>
          </table:table-cell>
          <table:table-cell office:value-type="float" office:value="3046555.5666666669" table:style-name="ce1">
            <text:p>3046555.567</text:p>
          </table:table-cell>
          <table:table-cell office:value-type="float" office:value="3082658.3666666667" table:style-name="ce1">
            <text:p>3082658.367</text:p>
          </table:table-cell>
          <table:table-cell office:value-type="float" office:value="3064530.8777777781" table:formula="of:=AVERAGE([.A6:.C6])" table:style-name="ce1">
            <text:p>3064530.878</text:p>
          </table:table-cell>
          <table:table-cell table:style-name="ce1"/>
          <table:table-cell office:value-type="float" office:value="3.064530877777778" table:formula="of:=[.D6]/1000000" table:style-name="ce1">
            <text:p>3.064530878</text:p>
          </table:table-cell>
          <table:table-cell table:number-columns-repeated="16378"/>
        </table:table-row>
        <table:table-row table:style-name="ro1">
          <table:table-cell office:value-type="float" office:value="2963467.4666666668" table:style-name="ce1">
            <text:p>2963467.467</text:p>
          </table:table-cell>
          <table:table-cell office:value-type="float" office:value="3006928.7" table:style-name="ce1">
            <text:p>3006928.7</text:p>
          </table:table-cell>
          <table:table-cell office:value-type="float" office:value="3037284.6333333333" table:style-name="ce1">
            <text:p>3037284.633</text:p>
          </table:table-cell>
          <table:table-cell office:value-type="float" office:value="3002560.2666666671" table:formula="of:=AVERAGE([.A7:.C7])" table:style-name="ce1">
            <text:p>3002560.267</text:p>
          </table:table-cell>
          <table:table-cell table:style-name="ce1"/>
          <table:table-cell office:value-type="float" office:value="3.0025602666666669" table:formula="of:=[.D7]/1000000" table:style-name="ce1">
            <text:p>3.002560267</text:p>
          </table:table-cell>
          <table:table-cell table:number-columns-repeated="16378"/>
        </table:table-row>
        <table:table-row table:style-name="ro1">
          <table:table-cell office:value-type="float" office:value="2953449.2333333334" table:style-name="ce1">
            <text:p>2953449.233</text:p>
          </table:table-cell>
          <table:table-cell office:value-type="float" office:value="3022732.8" table:style-name="ce1">
            <text:p>3022732.8</text:p>
          </table:table-cell>
          <table:table-cell office:value-type="float" office:value="2956788.4666666668" table:style-name="ce1">
            <text:p>2956788.467</text:p>
          </table:table-cell>
          <table:table-cell office:value-type="float" office:value="2977656.8333333335" table:formula="of:=AVERAGE([.A8:.C8])" table:style-name="ce1">
            <text:p>2977656.833</text:p>
          </table:table-cell>
          <table:table-cell table:style-name="ce1"/>
          <table:table-cell office:value-type="float" office:value="2.9776568333333335" table:formula="of:=[.D8]/1000000" table:style-name="ce1">
            <text:p>2.977656833</text:p>
          </table:table-cell>
          <table:table-cell table:number-columns-repeated="16378"/>
        </table:table-row>
        <table:table-row table:style-name="ro1">
          <table:table-cell office:value-type="float" office:value="3096579.0666666669" table:style-name="ce1">
            <text:p>3096579.067</text:p>
          </table:table-cell>
          <table:table-cell office:value-type="float" office:value="3088638.1666666665" table:style-name="ce1">
            <text:p>3088638.167</text:p>
          </table:table-cell>
          <table:table-cell office:value-type="float" office:value="3145903.7" table:style-name="ce1">
            <text:p>3145903.7</text:p>
          </table:table-cell>
          <table:table-cell office:value-type="float" office:value="3110373.6444444447" table:formula="of:=AVERAGE([.A9:.C9])" table:style-name="ce1">
            <text:p>3110373.644</text:p>
          </table:table-cell>
          <table:table-cell table:style-name="ce1"/>
          <table:table-cell office:value-type="float" office:value="3.1103736444444445" table:formula="of:=[.D9]/1000000" table:style-name="ce1">
            <text:p>3.110373644</text:p>
          </table:table-cell>
          <table:table-cell table:number-columns-repeated="16378"/>
        </table:table-row>
        <table:table-row table:style-name="ro1">
          <table:table-cell office:value-type="float" office:value="3129662.6" table:style-name="ce1">
            <text:p>3129662.6</text:p>
          </table:table-cell>
          <table:table-cell office:value-type="float" office:value="3138389.8666666667" table:style-name="ce1">
            <text:p>3138389.867</text:p>
          </table:table-cell>
          <table:table-cell office:value-type="float" office:value="3170706.7333333334" table:style-name="ce1">
            <text:p>3170706.733</text:p>
          </table:table-cell>
          <table:table-cell office:value-type="float" office:value="3146253.0666666664" table:formula="of:=AVERAGE([.A10:.C10])" table:style-name="ce1">
            <text:p>3146253.067</text:p>
          </table:table-cell>
          <table:table-cell table:style-name="ce1"/>
          <table:table-cell office:value-type="float" office:value="3.1462530666666666" table:formula="of:=[.D10]/1000000" table:style-name="ce1">
            <text:p>3.146253067</text:p>
          </table:table-cell>
          <table:table-cell table:number-columns-repeated="16378"/>
        </table:table-row>
        <table:table-row table:style-name="ro1">
          <table:table-cell office:value-type="float" office:value="3134167.1" table:style-name="ce1">
            <text:p>3134167.1</text:p>
          </table:table-cell>
          <table:table-cell office:value-type="float" office:value="3102694.7333333334" table:style-name="ce1">
            <text:p>3102694.733</text:p>
          </table:table-cell>
          <table:table-cell office:value-type="float" office:value="3144224.1" table:style-name="ce1">
            <text:p>3144224.1</text:p>
          </table:table-cell>
          <table:table-cell office:value-type="float" office:value="3127028.6444444447" table:formula="of:=AVERAGE([.A11:.C11])" table:style-name="ce1">
            <text:p>3127028.644</text:p>
          </table:table-cell>
          <table:table-cell table:style-name="ce1"/>
          <table:table-cell office:value-type="float" office:value="3.1270286444444446" table:formula="of:=[.D11]/1000000" table:style-name="ce1">
            <text:p>3.127028644</text:p>
          </table:table-cell>
          <table:table-cell table:number-columns-repeated="16378"/>
        </table:table-row>
        <table:table-row table:style-name="ro1">
          <table:table-cell office:value-type="float" office:value="3154058.0666666669" table:style-name="ce1">
            <text:p>3154058.067</text:p>
          </table:table-cell>
          <table:table-cell office:value-type="float" office:value="3093589.0666666669" table:style-name="ce1">
            <text:p>3093589.067</text:p>
          </table:table-cell>
          <table:table-cell office:value-type="float" office:value="3063631.2333333334" table:style-name="ce1">
            <text:p>3063631.233</text:p>
          </table:table-cell>
          <table:table-cell office:value-type="float" office:value="3103759.4555555559" table:formula="of:=AVERAGE([.A12:.C12])" table:style-name="ce1">
            <text:p>3103759.456</text:p>
          </table:table-cell>
          <table:table-cell table:style-name="ce1"/>
          <table:table-cell office:value-type="float" office:value="3.1037594555555557" table:formula="of:=[.D12]/1000000" table:style-name="ce1">
            <text:p>3.103759456</text:p>
          </table:table-cell>
          <table:table-cell table:number-columns-repeated="16378"/>
        </table:table-row>
        <table:table-row table:style-name="ro1">
          <table:table-cell office:value-type="float" office:value="3073542.7" table:style-name="ce1">
            <text:p>3073542.7</text:p>
          </table:table-cell>
          <table:table-cell office:value-type="float" office:value="3039575.7" table:style-name="ce1">
            <text:p>3039575.7</text:p>
          </table:table-cell>
          <table:table-cell office:value-type="float" office:value="3061873.9333333331" table:style-name="ce1">
            <text:p>3061873.933</text:p>
          </table:table-cell>
          <table:table-cell office:value-type="float" office:value="3058330.777777778" table:formula="of:=AVERAGE([.A13:.C13])" table:style-name="ce1">
            <text:p>3058330.778</text:p>
          </table:table-cell>
          <table:table-cell table:style-name="ce1"/>
          <table:table-cell office:value-type="float" office:value="3.058330777777778" table:formula="of:=[.D13]/1000000" table:style-name="ce1">
            <text:p>3.058330778</text:p>
          </table:table-cell>
          <table:table-cell table:number-columns-repeated="16378"/>
        </table:table-row>
        <table:table-row table:style-name="ro1">
          <table:table-cell office:value-type="float" office:value="3016053.9" table:style-name="ce1">
            <text:p>3016053.9</text:p>
          </table:table-cell>
          <table:table-cell office:value-type="float" office:value="3090628.1" table:style-name="ce1">
            <text:p>3090628.1</text:p>
          </table:table-cell>
          <table:table-cell office:value-type="float" office:value="3080289.6" table:style-name="ce1">
            <text:p>3080289.6</text:p>
          </table:table-cell>
          <table:table-cell office:value-type="float" office:value="3062323.8666666667" table:formula="of:=AVERAGE([.A14:.C14])" table:style-name="ce1">
            <text:p>3062323.867</text:p>
          </table:table-cell>
          <table:table-cell table:style-name="ce1"/>
          <table:table-cell office:value-type="float" office:value="3.0623238666666666" table:formula="of:=[.D14]/1000000" table:style-name="ce1">
            <text:p>3.062323867</text:p>
          </table:table-cell>
          <table:table-cell table:number-columns-repeated="16378"/>
        </table:table-row>
        <table:table-row table:style-name="ro1">
          <table:table-cell office:value-type="float" office:value="3015102.5333333332" table:style-name="ce1">
            <text:p>3015102.533</text:p>
          </table:table-cell>
          <table:table-cell office:value-type="float" office:value="3144738.6666666665" table:style-name="ce1">
            <text:p>3144738.667</text:p>
          </table:table-cell>
          <table:table-cell office:value-type="float" office:value="3079367.2333333334" table:style-name="ce1">
            <text:p>3079367.233</text:p>
          </table:table-cell>
          <table:table-cell office:value-type="float" office:value="3079736.1444444447" table:formula="of:=AVERAGE([.A15:.C15])" table:style-name="ce1">
            <text:p>3079736.144</text:p>
          </table:table-cell>
          <table:table-cell table:style-name="ce1"/>
          <table:table-cell office:value-type="float" office:value="3.0797361444444449" table:formula="of:=[.D15]/1000000" table:style-name="ce1">
            <text:p>3.079736144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Ark4.A1:Ark4.AF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3.A1:Ark3.AF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2.A1:Ark2.AF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Alexander Brandborg</meta:initial-creator>
    <dc:creator>Alexander Brandborg</dc:creator>
    <meta:creation-date>2018-03-14T19:07:40Z</meta:creation-date>
    <dc:date>2018-03-15T09:13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iagramtitel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4.996889311111111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3.5774123666666666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.816803355555555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439265933333333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3.3235409222222216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06453087777777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.0025602666666669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2.977656833333333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1103736444444445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3.1462530666666666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3.1270286444444446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3.1037594555555557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3.058330777777778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3.0623238666666666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3.079736144444444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